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2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style:style style:name="P1" style:parent-style-name="Normal" style:master-page-name="MPF0" style:family="paragraph">
      <style:paragraph-properties fo:break-before="page" fo:text-align="end"/>
      <style:text-properties fo:color="#800000"/>
    </style:style>
    <style:style style:name="P2" style:parent-style-name="Normal" style:family="paragraph">
      <style:paragraph-properties fo:text-align="end"/>
      <style:text-properties fo:color="#800000"/>
    </style:style>
    <style:style style:name="P3" style:parent-style-name="Normal" style:family="paragraph">
      <style:paragraph-properties fo:text-align="end"/>
      <style:text-properties fo:color="#800000"/>
    </style:style>
    <style:style style:name="P4" style:parent-style-name="Normal" style:family="paragraph">
      <style:paragraph-properties fo:text-align="end"/>
      <style:text-properties fo:color="#800000"/>
    </style:style>
    <style:style style:name="P5" style:parent-style-name="Normal" style:family="paragraph">
      <style:paragraph-properties fo:text-align="end"/>
      <style:text-properties fo:color="#800000"/>
    </style:style>
    <style:style style:name="P6" style:parent-style-name="Normal" style:family="paragraph">
      <style:paragraph-properties fo:text-align="end"/>
      <style:text-properties fo:color="#800000"/>
    </style:style>
    <style:style style:name="P7" style:parent-style-name="Normal" style:family="paragraph">
      <style:paragraph-properties fo:text-align="end"/>
      <style:text-properties fo:color="#800000"/>
    </style:style>
    <style:style style:name="P8" style:parent-style-name="Normal" style:family="paragraph">
      <style:paragraph-properties fo:text-align="end"/>
      <style:text-properties fo:color="#800000"/>
    </style:style>
    <style:style style:name="P9" style:parent-style-name="Title" style:family="paragraph">
      <style:paragraph-properties fo:text-align="end"/>
    </style:style>
    <style:style style:name="P10" style:parent-style-name="Title" style:family="paragraph">
      <style:paragraph-properties fo:text-align="end"/>
    </style:style>
    <style:style style:name="P11" style:parent-style-name="Title" style:family="paragraph">
      <style:paragraph-properties fo:text-align="end"/>
    </style:style>
    <style:style style:name="P12" style:parent-style-name="Title" style:family="paragraph">
      <style:paragraph-properties fo:text-align="end"/>
    </style:style>
    <style:style style:name="P13" style:parent-style-name="Title" style:family="paragraph">
      <style:paragraph-properties fo:text-align="end"/>
    </style:style>
    <style:style style:name="P14" style:parent-style-name="Normal" style:family="paragraph">
      <style:paragraph-properties fo:text-align="end"/>
    </style:style>
    <style:style style:name="P15" style:parent-style-name="ListParagraph" style:family="paragraph">
      <style:paragraph-properties fo:break-before="page" fo:margin-bottom="0.1388in" fo:line-height="115%" fo:margin-left="0in">
        <style:tab-stops/>
      </style:paragraph-properties>
    </style:style>
    <style:style style:name="P16" style:parent-style-name="ListParagraph" style:family="paragraph">
      <style:paragraph-properties fo:margin-bottom="0.1388in" fo:line-height="115%" fo:margin-left="0in">
        <style:tab-stops/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5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26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4" style:parent-style-name="Hyperlink" style:family="text">
      <style:text-properties fo:language="et" fo:country="EE"/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6" style:parent-style-name="Hyperlink" style:family="text">
      <style:text-properties fo:language="et" fo:country="EE"/>
    </style:style>
    <style:style style:name="P37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38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39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8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3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64" style:parent-style-name="Normal" style:family="paragraph">
      <style:paragraph-properties fo:break-before="page" fo:margin-bottom="0.1388in" fo:line-height="115%"/>
    </style:style>
    <style:style style:name="P65" style:parent-style-name="Normal" style:family="paragraph">
      <style:paragraph-properties fo:margin-bottom="0.1388in" fo:line-height="115%"/>
    </style:style>
    <style:style style:name="TableColumn67" style:family="table-column">
      <style:table-column-properties style:column-width="1.5993in" style:use-optimal-column-width="false"/>
    </style:style>
    <style:style style:name="TableColumn68" style:family="table-column">
      <style:table-column-properties style:column-width="0.7402in" style:use-optimal-column-width="false"/>
    </style:style>
    <style:style style:name="TableColumn69" style:family="table-column">
      <style:table-column-properties style:column-width="2.4583in" style:use-optimal-column-width="false"/>
    </style:style>
    <style:style style:name="TableColumn70" style:family="table-column">
      <style:table-column-properties style:column-width="1.5993in" style:use-optimal-column-width="false"/>
    </style:style>
    <style:style style:name="Table66" style:family="table">
      <style:table-properties style:width="6.3972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T73" style:parent-style-name="DefaultParagraphFont" style:family="text">
      <style:text-properties fo:font-weight="bold" style:font-weight-asian="bold" style:letter-kerning="true" fo:font-size="11pt" style:font-size-asian="11pt" style:font-size-complex="11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letter-kerning="true" fo:font-size="11pt" style:font-size-asian="11pt" style:font-size-complex="11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letter-kerning="true" fo:font-size="11pt" style:font-size-asian="11pt" style:font-size-complex="11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fo:font-weight="bold" style:font-weight-asian="bold" style:letter-kerning="true"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T82" style:parent-style-name="DefaultParagraphFont" style:family="text">
      <style:text-properties style:letter-kerning="true" fo:font-size="11pt" style:font-size-asian="11pt" style:font-size-complex="11pt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T84" style:parent-style-name="DefaultParagraphFont" style:family="text">
      <style:text-properties style:letter-kerning="true" fo:font-size="11pt" style:font-size-asian="11pt" style:font-size-complex="11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T86" style:parent-style-name="DefaultParagraphFont" style:family="text">
      <style:text-properties style:letter-kerning="true" fo:font-size="11pt" style:font-size-asian="11pt" style:font-size-complex="11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T88" style:parent-style-name="DefaultParagraphFont" style:family="text">
      <style:text-properties style:letter-kerning="true"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T91" style:parent-style-name="DefaultParagraphFont" style:family="text">
      <style:text-properties style:letter-kerning="true" fo:font-size="11pt" style:font-size-asian="11pt" style:font-size-complex="11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T93" style:parent-style-name="DefaultParagraphFont" style:family="text">
      <style:text-properties style:letter-kerning="true" fo:font-size="11pt" style:font-size-asian="11pt" style:font-size-complex="11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T95" style:parent-style-name="DefaultParagraphFont" style:family="text">
      <style:text-properties style:letter-kerning="true" fo:font-size="11pt" style:font-size-asian="11pt" style:font-size-complex="11pt"/>
    </style:style>
    <style:style style:name="T96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97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98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99" style:parent-style-name="DefaultParagraphFont" style:family="text">
      <style:text-properties style:letter-kerning="true" fo:font-size="11pt" style:font-size-asian="11pt" style:font-size-complex="11pt"/>
    </style:style>
    <style:style style:name="T100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01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02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03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04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05" style:parent-style-name="DefaultParagraphFont" style:family="text">
      <style:text-properties style:letter-kerning="true" fo:font-size="11pt" style:font-size-asian="11pt" style:font-size-complex="11pt"/>
    </style:style>
    <style:style style:name="T106" style:parent-style-name="DefaultParagraphFont" style:family="text">
      <style:text-properties style:letter-kerning="true" fo:font-size="11pt" style:font-size-asian="11pt" style:font-size-complex="11pt"/>
    </style:style>
    <style:style style:name="T107" style:parent-style-name="DefaultParagraphFont" style:family="text">
      <style:text-properties style:letter-kerning="true" fo:font-size="11pt" style:font-size-asian="11pt" style:font-size-complex="11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T109" style:parent-style-name="DefaultParagraphFont" style:family="text">
      <style:text-properties style:letter-kerning="true" fo:font-size="11pt" style:font-size-asian="11pt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T112" style:parent-style-name="DefaultParagraphFont" style:family="text">
      <style:text-properties style:letter-kerning="true" fo:font-size="11pt" style:font-size-asian="11pt" style:font-size-complex="11pt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T114" style:parent-style-name="DefaultParagraphFont" style:family="text">
      <style:text-properties style:letter-kerning="true" fo:font-size="11pt" style:font-size-asian="11pt" style:font-size-complex="11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T116" style:parent-style-name="DefaultParagraphFont" style:family="text">
      <style:text-properties style:letter-kerning="true" fo:font-size="11pt" style:font-size-asian="11pt" style:font-size-complex="11pt"/>
    </style:style>
    <style:style style:name="T117" style:parent-style-name="DefaultParagraphFont" style:family="text">
      <style:text-properties style:letter-kerning="true" fo:font-size="11pt" style:font-size-asian="11pt" style:font-size-complex="11pt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T119" style:parent-style-name="DefaultParagraphFont" style:family="text">
      <style:text-properties style:letter-kerning="true" fo:font-size="11pt" style:font-size-asian="11pt" style:font-size-complex="11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T122" style:parent-style-name="DefaultParagraphFont" style:family="text">
      <style:text-properties style:letter-kerning="true" fo:font-size="11pt" style:font-size-asian="11pt" style:font-size-complex="11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T124" style:parent-style-name="DefaultParagraphFont" style:family="text">
      <style:text-properties style:letter-kerning="true" fo:font-size="11pt" style:font-size-asian="11pt" style:font-size-complex="11pt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T126" style:parent-style-name="DefaultParagraphFont" style:family="text">
      <style:text-properties style:letter-kerning="true" fo:font-size="11pt" style:font-size-asian="11pt" style:font-size-complex="11pt"/>
    </style:style>
    <style:style style:name="P127" style:parent-style-name="ListParagraph" style:list-style-name="LFO1" style:family="paragraph"/>
    <style:style style:name="T128" style:parent-style-name="DefaultParagraphFont" style:family="text">
      <style:text-properties style:letter-kerning="true" fo:font-size="11pt" style:font-size-asian="11pt" style:font-size-complex="11pt"/>
    </style:style>
    <style:style style:name="P129" style:parent-style-name="ListParagraph" style:list-style-name="LFO1" style:family="paragraph"/>
    <style:style style:name="T130" style:parent-style-name="DefaultParagraphFont" style:family="text">
      <style:text-properties style:letter-kerning="true" fo:font-size="11pt" style:font-size-asian="11pt" style:font-size-complex="11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T132" style:parent-style-name="DefaultParagraphFont" style:family="text">
      <style:text-properties style:letter-kerning="true" fo:font-size="11pt" style:font-size-asian="11pt" style:font-size-complex="11pt"/>
    </style:style>
    <style:style style:name="TableRow133" style:family="table-row">
      <style:table-row-properties style:min-row-height="0.5993in" style:use-optimal-row-height="false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T135" style:parent-style-name="DefaultParagraphFont" style:family="text">
      <style:text-properties style:letter-kerning="true" fo:font-size="11pt" style:font-size-asian="11pt" style:font-size-complex="11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T137" style:parent-style-name="DefaultParagraphFont" style:family="text">
      <style:text-properties style:letter-kerning="true" fo:font-size="11pt" style:font-size-asian="11pt" style:font-size-complex="11pt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T139" style:parent-style-name="DefaultParagraphFont" style:family="text">
      <style:text-properties style:letter-kerning="true" fo:font-size="11pt" style:font-size-asian="11pt" style:font-size-complex="11pt"/>
    </style:style>
    <style:style style:name="T140" style:parent-style-name="DefaultParagraphFont" style:family="text">
      <style:text-properties style:letter-kerning="true" fo:font-size="11pt" style:font-size-asian="11pt" style:font-size-complex="11pt"/>
    </style:style>
    <style:style style:name="T141" style:parent-style-name="DefaultParagraphFont" style:family="text">
      <style:text-properties style:letter-kerning="true" fo:font-size="11pt" style:font-size-asian="11pt" style:font-size-complex="11pt"/>
    </style:style>
    <style:style style:name="T142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43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44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45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46" style:parent-style-name="DefaultParagraphFont" style:family="text">
      <style:text-properties fo:font-style="italic" style:font-style-asian="italic" style:letter-kerning="true" fo:font-size="11pt" style:font-size-asian="11pt" style:font-size-complex="11pt"/>
    </style:style>
    <style:style style:name="T147" style:parent-style-name="DefaultParagraphFont" style:family="text">
      <style:text-properties style:letter-kerning="true" fo:font-size="11pt" style:font-size-asian="11pt" style:font-size-complex="11pt"/>
    </style:style>
    <style:style style:name="T148" style:parent-style-name="DefaultParagraphFont" style:family="text">
      <style:text-properties style:letter-kerning="true" fo:font-size="11pt" style:font-size-asian="11pt" style:font-size-complex="11pt"/>
    </style:style>
    <style:style style:name="T149" style:parent-style-name="DefaultParagraphFont" style:family="text">
      <style:text-properties style:letter-kerning="true" fo:font-size="11pt" style:font-size-asian="11pt" style:font-size-complex="11pt"/>
    </style:style>
    <style:style style:name="T150" style:parent-style-name="DefaultParagraphFont" style:family="text">
      <style:text-properties style:letter-kerning="true" fo:font-size="11pt" style:font-size-asian="11pt" style:font-size-complex="11pt"/>
    </style:style>
    <style:style style:name="T151" style:parent-style-name="DefaultParagraphFont" style:family="text">
      <style:text-properties style:letter-kerning="true" fo:font-size="11pt" style:font-size-asian="11pt" style:font-size-complex="11pt"/>
    </style:style>
    <style:style style:name="T152" style:parent-style-name="DefaultParagraphFont" style:family="text">
      <style:text-properties style:letter-kerning="true" fo:font-size="11pt" style:font-size-asian="11pt" style:font-size-complex="11pt"/>
    </style:style>
    <style:style style:name="T153" style:parent-style-name="DefaultParagraphFont" style:family="text">
      <style:text-properties style:letter-kerning="true" fo:font-size="11pt" style:font-size-asian="11pt" style:font-size-complex="11pt"/>
    </style:style>
    <style:style style:name="T154" style:parent-style-name="DefaultParagraphFont" style:family="text">
      <style:text-properties style:letter-kerning="true" fo:font-size="11pt" style:font-size-asian="11pt" style:font-size-complex="11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text-properties style:letter-kerning="true" fo:font-size="11pt" style:font-size-asian="11pt" style:font-size-complex="11pt"/>
    </style:style>
    <style:style style:name="TableRow157" style:family="table-row">
      <style:table-row-properties style:min-row-height="0.5993in" style:use-optimal-row-height="false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T159" style:parent-style-name="DefaultParagraphFont" style:family="text">
      <style:text-properties style:letter-kerning="true" fo:font-size="11pt" style:font-size-asian="11pt" style:font-size-complex="11pt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T161" style:parent-style-name="DefaultParagraphFont" style:family="text">
      <style:text-properties style:letter-kerning="true" fo:font-size="11pt" style:font-size-asian="11pt" style:font-size-complex="11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T163" style:parent-style-name="DefaultParagraphFont" style:family="text">
      <style:text-properties style:letter-kerning="true" fo:font-size="11pt" style:font-size-asian="11pt" style:font-size-complex="11pt"/>
    </style:style>
    <style:style style:name="T164" style:parent-style-name="DefaultParagraphFont" style:family="text">
      <style:text-properties style:letter-kerning="true" fo:font-size="11pt" style:font-size-asian="11pt" style:font-size-complex="11pt"/>
    </style:style>
    <style:style style:name="T165" style:parent-style-name="DefaultParagraphFont" style:family="text">
      <style:text-properties style:letter-kerning="true" fo:font-size="11pt" style:font-size-asian="11pt" style:font-size-complex="11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text-properties style:letter-kerning="true" fo:font-size="11pt" style:font-size-asian="11pt" style:font-size-complex="11pt"/>
    </style:style>
    <style:style style:name="TableRow168" style:family="table-row">
      <style:table-row-properties style:min-row-height="0.5993in" style:use-optimal-row-height="false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T170" style:parent-style-name="DefaultParagraphFont" style:family="text">
      <style:text-properties style:letter-kerning="true" fo:font-size="11pt" style:font-size-asian="11pt" style:font-size-complex="11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T172" style:parent-style-name="DefaultParagraphFont" style:family="text">
      <style:text-properties style:letter-kerning="true" fo:font-size="11pt" style:font-size-asian="11pt" style:font-size-complex="11pt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T174" style:parent-style-name="DefaultParagraphFont" style:family="text">
      <style:text-properties style:letter-kerning="true" fo:font-size="11pt" style:font-size-asian="11pt" style:font-size-complex="11pt"/>
    </style:style>
    <style:style style:name="T175" style:parent-style-name="DefaultParagraphFont" style:family="text">
      <style:text-properties style:letter-kerning="true" fo:font-size="11pt" style:font-size-asian="11pt" style:font-size-complex="11pt"/>
    </style:style>
    <style:style style:name="T176" style:parent-style-name="DefaultParagraphFont" style:family="text">
      <style:text-properties style:letter-kerning="true" fo:font-size="11pt" style:font-size-asian="11pt" style:font-size-complex="11pt"/>
    </style:style>
    <style:style style:name="T177" style:parent-style-name="DefaultParagraphFont" style:family="text">
      <style:text-properties style:letter-kerning="true" fo:font-size="11pt" style:font-size-asian="11pt" style:font-size-complex="11pt"/>
    </style:style>
    <style:style style:name="T178" style:parent-style-name="DefaultParagraphFont" style:family="text">
      <style:text-properties style:letter-kerning="true" fo:font-size="11pt" style:font-size-asian="11pt" style:font-size-complex="11pt"/>
    </style:style>
    <style:style style:name="T179" style:parent-style-name="DefaultParagraphFont" style:family="text">
      <style:text-properties style:letter-kerning="true" fo:font-size="11pt" style:font-size-asian="11pt" style:font-size-complex="11pt"/>
    </style:style>
    <style:style style:name="T180" style:parent-style-name="DefaultParagraphFont" style:family="text">
      <style:text-properties style:letter-kerning="true" fo:font-size="11pt" style:font-size-asian="11pt" style:font-size-complex="11pt"/>
    </style:style>
    <style:style style:name="T181" style:parent-style-name="DefaultParagraphFont" style:family="text">
      <style:text-properties style:letter-kerning="true" fo:font-size="11pt" style:font-size-asian="11pt" style:font-size-complex="11pt"/>
    </style:style>
    <style:style style:name="T182" style:parent-style-name="DefaultParagraphFont" style:family="text">
      <style:text-properties style:letter-kerning="true" fo:font-size="11pt" style:font-size-asian="11pt" style:font-size-complex="11pt"/>
    </style:style>
    <style:style style:name="T183" style:parent-style-name="DefaultParagraphFont" style:family="text">
      <style:text-properties style:letter-kerning="true" fo:font-size="11pt" style:font-size-asian="11pt" style:font-size-complex="11pt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text-properties style:letter-kerning="true" fo:font-size="11pt" style:font-size-asian="11pt" style:font-size-complex="11pt"/>
    </style:style>
    <style:style style:name="TableRow186" style:family="table-row">
      <style:table-row-properties style:min-row-height="0.5993in" style:use-optimal-row-height="false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T188" style:parent-style-name="DefaultParagraphFont" style:family="text">
      <style:text-properties style:letter-kerning="true" fo:font-size="11pt" style:font-size-asian="11pt" style:font-size-complex="11pt"/>
    </style:style>
    <style:style style:name="T189" style:parent-style-name="DefaultParagraphFont" style:family="text">
      <style:text-properties style:letter-kerning="true" fo:font-size="11pt" style:font-size-asian="11pt" style:font-size-complex="11pt"/>
    </style:style>
    <style:style style:name="T190" style:parent-style-name="DefaultParagraphFont" style:family="text">
      <style:text-properties style:letter-kerning="true" fo:font-size="11pt" style:font-size-asian="11pt" style:font-size-complex="11pt"/>
    </style:style>
    <style:style style:name="T191" style:parent-style-name="DefaultParagraphFont" style:family="text">
      <style:text-properties style:letter-kerning="true" fo:font-size="11pt" style:font-size-asian="11pt" style:font-size-complex="11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T193" style:parent-style-name="DefaultParagraphFont" style:family="text">
      <style:text-properties style:letter-kerning="true" fo:font-size="11pt" style:font-size-asian="11pt" style:font-size-complex="11pt"/>
    </style:style>
    <style:style style:name="T194" style:parent-style-name="DefaultParagraphFont" style:family="text">
      <style:text-properties style:letter-kerning="true" fo:font-size="11pt" style:font-size-asian="11pt" style:font-size-complex="11pt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T196" style:parent-style-name="DefaultParagraphFont" style:family="text">
      <style:text-properties style:letter-kerning="true" fo:font-size="11pt" style:font-size-asian="11pt" style:font-size-complex="11pt"/>
    </style:style>
    <style:style style:name="T197" style:parent-style-name="DefaultParagraphFont" style:family="text">
      <style:text-properties style:letter-kerning="true" fo:font-size="11pt" style:font-size-asian="11pt" style:font-size-complex="11pt"/>
    </style:style>
    <style:style style:name="T198" style:parent-style-name="DefaultParagraphFont" style:family="text">
      <style:text-properties style:letter-kerning="true" fo:font-size="11pt" style:font-size-asian="11pt" style:font-size-complex="11pt"/>
    </style:style>
    <style:style style:name="T199" style:parent-style-name="DefaultParagraphFont" style:family="text">
      <style:text-properties style:letter-kerning="true" fo:font-size="11pt" style:font-size-asian="11pt" style:font-size-complex="11pt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T201" style:parent-style-name="DefaultParagraphFont" style:family="text">
      <style:text-properties style:letter-kerning="true" fo:font-size="11pt" style:font-size-asian="11pt" style:font-size-complex="11pt"/>
    </style:style>
    <style:style style:name="P202" style:parent-style-name="Normal" style:family="paragraph">
      <style:paragraph-properties fo:margin-bottom="0.1388in" fo:line-height="115%"/>
    </style:style>
    <style:style style:name="P203" style:parent-style-name="Heading1" style:family="paragraph">
      <style:paragraph-properties fo:break-before="page"/>
    </style:style>
    <style:style style:name="P204" style:parent-style-name="Normal" style:list-style-name="LFO2" style:family="paragraph"/>
    <style:style style:name="P205" style:parent-style-name="Normal" style:list-style-name="LFO2" style:family="paragraph"/>
    <style:style style:name="P206" style:parent-style-name="Normal" style:list-style-name="LFO2" style:family="paragraph"/>
    <style:style style:name="P207" style:parent-style-name="Normal" style:list-style-name="LFO2" style:family="paragraph"/>
    <style:style style:name="P208" style:parent-style-name="Normal" style:list-style-name="LFO2" style:family="paragraph"/>
    <style:style style:name="P209" style:parent-style-name="Normal" style:list-style-name="LFO3" style:family="paragraph"/>
    <style:style style:name="P210" style:parent-style-name="Normal" style:list-style-name="LFO3" style:family="paragraph"/>
    <style:style style:name="P211" style:parent-style-name="Normal" style:list-style-name="LFO3" style:family="paragraph"/>
    <style:style style:name="P212" style:parent-style-name="Normal" style:list-style-name="LFO3" style:family="paragraph"/>
    <style:style style:name="P213" style:parent-style-name="Normal" style:list-style-name="LFO3" style:family="paragraph"/>
    <style:style style:name="P214" style:parent-style-name="Normal" style:family="paragraph">
      <style:paragraph-properties fo:margin-bottom="0.1388in" fo:line-height="115%"/>
    </style:style>
    <style:style style:name="P215" style:parent-style-name="Standard" style:list-style-name="LFO4" style:family="paragraph"/>
    <style:style style:name="P216" style:parent-style-name="Standard" style:list-style-name="LFO4" style:family="paragraph"/>
    <style:style style:name="P217" style:parent-style-name="Standard" style:list-style-name="LFO4" style:family="paragraph"/>
    <style:style style:name="P218" style:parent-style-name="Standard" style:list-style-name="LFO4" style:family="paragraph"/>
    <style:style style:name="P219" style:parent-style-name="Standard" style:list-style-name="LFO4" style:family="paragraph"/>
    <style:style style:name="P220" style:parent-style-name="Heading1" style:family="paragraph">
      <style:paragraph-properties fo:break-before="page"/>
    </style:style>
    <style:style style:name="P221" style:parent-style-name="Normal" style:family="paragraph">
      <style:paragraph-properties fo:margin-bottom="0.1388in" fo:line-height="115%"/>
    </style:style>
    <style:style style:name="T222" style:parent-style-name="DefaultParagraphFont" style:family="text">
      <style:text-properties fo:font-style="italic" style:font-style-asian="italic"/>
    </style:style>
    <style:style style:name="T223" style:parent-style-name="DefaultParagraphFont" style:family="text">
      <style:text-properties fo:font-style="italic" style:font-style-asian="italic"/>
    </style:style>
    <style:style style:name="T224" style:parent-style-name="DefaultParagraphFont" style:family="text">
      <style:text-properties fo:font-style="italic" style:font-style-asian="italic"/>
    </style:style>
    <style:style style:name="P225" style:parent-style-name="ListParagraph" style:list-style-name="LFO5" style:family="paragraph">
      <style:paragraph-properties fo:margin-bottom="0.1388in" fo:line-height="115%"/>
    </style:style>
    <style:style style:name="P226" style:parent-style-name="Normal" style:family="paragraph">
      <style:paragraph-properties fo:margin-bottom="0.1388in" fo:line-height="115%" fo:margin-left="0.4916in" fo:background-color="#D6E3BC">
        <style:tab-stops/>
      </style:paragraph-properties>
    </style:style>
    <style:style style:name="T227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28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style:language-complex="ar" style:country-complex="SA"/>
    </style:style>
    <style:style style:name="T229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0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1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2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3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4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5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6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7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8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39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40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41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P242" style:parent-style-name="Normal" style:family="paragraph">
      <style:paragraph-properties fo:margin-bottom="0.1388in" fo:line-height="115%" fo:margin-left="0.4916in" fo:background-color="#D6E3BC">
        <style:tab-stops/>
      </style:paragraph-properties>
    </style:style>
    <style:style style:name="T243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44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style:language-complex="ar" style:country-complex="SA"/>
    </style:style>
    <style:style style:name="T245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46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47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48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49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50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51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52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53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54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55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T256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style:language-complex="ar" style:country-complex="SA"/>
    </style:style>
    <style:style style:name="P257" style:parent-style-name="ListParagraph" style:list-style-name="LFO5" style:family="paragraph">
      <style:paragraph-properties fo:margin-bottom="0.1388in" fo:line-height="115%"/>
    </style:style>
    <style:style style:name="P258" style:parent-style-name="ListParagraph" style:list-style-name="LFO5" style:family="paragraph">
      <style:paragraph-properties fo:margin-bottom="0.1388in" fo:line-height="115%"/>
    </style:style>
    <style:style style:name="P259" style:parent-style-name="ListParagraph" style:list-style-name="LFO5" style:family="paragraph">
      <style:paragraph-properties fo:margin-bottom="0.1388in" fo:line-height="115%"/>
    </style:style>
    <style:style style:name="P260" style:parent-style-name="ListParagraph" style:list-style-name="LFO5" style:family="paragraph">
      <style:paragraph-properties fo:margin-bottom="0.1388in" fo:line-height="115%"/>
    </style:style>
    <style:style style:name="P261" style:parent-style-name="ListParagraph" style:list-style-name="LFO5" style:family="paragraph">
      <style:paragraph-properties fo:margin-bottom="0.1388in" fo:line-height="115%"/>
    </style:style>
    <style:style style:name="P262" style:parent-style-name="ListParagraph" style:list-style-name="LFO5" style:family="paragraph">
      <style:paragraph-properties fo:margin-bottom="0.1388in" fo:line-height="115%"/>
    </style:style>
    <style:style style:name="P263" style:parent-style-name="Normal" style:family="paragraph">
      <style:paragraph-properties fo:margin-bottom="0.1388in" fo:line-height="115%"/>
    </style:style>
    <style:style style:name="P264" style:parent-style-name="ListParagraph" style:list-style-name="LFO6" style:family="paragraph">
      <style:paragraph-properties fo:margin-bottom="0.1388in" fo:line-height="115%"/>
    </style:style>
    <style:style style:name="P265" style:parent-style-name="ListParagraph" style:list-style-name="LFO6" style:family="paragraph">
      <style:paragraph-properties fo:margin-bottom="0.1388in" fo:line-height="115%"/>
    </style:style>
    <style:style style:name="P266" style:parent-style-name="ListParagraph" style:list-style-name="LFO6" style:family="paragraph">
      <style:paragraph-properties fo:margin-bottom="0.1388in" fo:line-height="115%"/>
    </style:style>
    <style:style style:name="P267" style:parent-style-name="ListParagraph" style:list-style-name="LFO6" style:family="paragraph">
      <style:paragraph-properties fo:margin-bottom="0.1388in" fo:line-height="115%"/>
    </style:style>
    <style:style style:name="P268" style:parent-style-name="Heading1" style:family="paragraph">
      <style:paragraph-properties fo:break-before="page"/>
    </style:style>
    <style:style style:name="P269" style:parent-style-name="Normal" style:family="paragraph">
      <style:paragraph-properties fo:background-color="#D6E3BC"/>
    </style:style>
    <style:style style:name="T270" style:parent-style-name="DefaultParagraphFont" style:family="text">
      <style:text-properties fo:font-style="italic" style:font-style-asian="italic"/>
    </style:style>
    <style:style style:name="T271" style:parent-style-name="DefaultParagraphFont" style:family="text">
      <style:text-properties fo:font-style="italic" style:font-style-asian="italic"/>
    </style:style>
    <style:style style:name="T272" style:parent-style-name="DefaultParagraphFont" style:family="text">
      <style:text-properties fo:font-style="italic" style:font-style-asian="italic"/>
    </style:style>
    <style:style style:name="T273" style:parent-style-name="DefaultParagraphFont" style:family="text">
      <style:text-properties fo:font-style="italic" style:font-style-asian="italic"/>
    </style:style>
    <style:style style:name="T274" style:parent-style-name="DefaultParagraphFont" style:family="text">
      <style:text-properties fo:font-style="italic" style:font-style-asian="italic"/>
    </style:style>
    <style:style style:name="T275" style:parent-style-name="DefaultParagraphFont" style:family="text">
      <style:text-properties fo:font-style="italic" style:font-style-asian="italic"/>
    </style:style>
    <style:style style:name="T276" style:parent-style-name="DefaultParagraphFont" style:family="text">
      <style:text-properties fo:font-style="italic" style:font-style-asian="italic"/>
    </style:style>
    <style:style style:name="T277" style:parent-style-name="DefaultParagraphFont" style:family="text">
      <style:text-properties fo:font-style="italic" style:font-style-asian="italic" fo:language="et" fo:country="EE"/>
    </style:style>
    <style:style style:name="T278" style:parent-style-name="DefaultParagraphFont" style:family="text">
      <style:text-properties fo:language="et" fo:country="EE"/>
    </style:style>
    <style:style style:name="T279" style:parent-style-name="DefaultParagraphFont" style:family="text">
      <style:text-properties fo:language="et" fo:country="EE"/>
    </style:style>
    <style:style style:name="T280" style:parent-style-name="DefaultParagraphFont" style:family="text">
      <style:text-properties fo:font-style="italic" style:font-style-asian="italic" fo:language="et" fo:country="EE"/>
    </style:style>
    <style:style style:name="T281" style:parent-style-name="DefaultParagraphFont" style:family="text">
      <style:text-properties fo:language="et" fo:country="EE"/>
    </style:style>
    <style:style style:name="T282" style:parent-style-name="DefaultParagraphFont" style:family="text">
      <style:text-properties fo:language="et" fo:country="EE"/>
    </style:style>
    <style:style style:name="T283" style:parent-style-name="DefaultParagraphFont" style:family="text">
      <style:text-properties fo:font-style="italic" style:font-style-asian="italic" fo:language="et" fo:country="EE"/>
    </style:style>
    <style:style style:name="T284" style:parent-style-name="DefaultParagraphFont" style:family="text">
      <style:text-properties fo:language="et" fo:country="EE"/>
    </style:style>
    <style:style style:name="T285" style:parent-style-name="DefaultParagraphFont" style:family="text">
      <style:text-properties fo:language="et" fo:country="EE"/>
    </style:style>
    <style:style style:name="T286" style:parent-style-name="DefaultParagraphFont" style:family="text">
      <style:text-properties fo:language="et" fo:country="EE"/>
    </style:style>
    <style:style style:name="T287" style:parent-style-name="DefaultParagraphFont" style:family="text">
      <style:text-properties fo:font-weight="bold" style:font-weight-asian="bold" fo:language="et" fo:country="EE"/>
    </style:style>
    <style:style style:name="T288" style:parent-style-name="DefaultParagraphFont" style:family="text">
      <style:text-properties fo:language="et" fo:country="EE"/>
    </style:style>
    <style:style style:name="T289" style:parent-style-name="DefaultParagraphFont" style:family="text">
      <style:text-properties fo:language="et" fo:country="EE"/>
    </style:style>
    <style:style style:name="T290" style:parent-style-name="DefaultParagraphFont" style:family="text">
      <style:text-properties fo:language="et" fo:country="EE"/>
    </style:style>
    <style:style style:name="T291" style:parent-style-name="DefaultParagraphFont" style:family="text">
      <style:text-properties fo:font-weight="bold" style:font-weight-asian="bold" fo:language="et" fo:country="EE"/>
    </style:style>
    <style:style style:name="T292" style:parent-style-name="DefaultParagraphFont" style:family="text">
      <style:text-properties fo:language="et" fo:country="EE"/>
    </style:style>
    <style:style style:name="T293" style:parent-style-name="DefaultParagraphFont" style:family="text">
      <style:text-properties fo:language="et" fo:country="EE"/>
    </style:style>
    <style:style style:name="T294" style:parent-style-name="DefaultParagraphFont" style:family="text">
      <style:text-properties fo:language="et" fo:country="EE"/>
    </style:style>
    <style:style style:name="T295" style:parent-style-name="DefaultParagraphFont" style:family="text">
      <style:text-properties fo:language="et" fo:country="EE"/>
    </style:style>
    <style:style style:name="T296" style:parent-style-name="DefaultParagraphFont" style:family="text">
      <style:text-properties fo:language="et" fo:country="EE"/>
    </style:style>
    <style:style style:name="TableColumn298" style:family="table-column">
      <style:table-column-properties style:column-width="1.3854in" style:use-optimal-column-width="false"/>
    </style:style>
    <style:style style:name="TableColumn299" style:family="table-column">
      <style:table-column-properties style:column-width="2.8145in" style:use-optimal-column-width="false"/>
    </style:style>
    <style:style style:name="TableColumn300" style:family="table-column">
      <style:table-column-properties style:column-width="2.1in" style:use-optimal-column-width="false"/>
    </style:style>
    <style:style style:name="Table297" style:family="table">
      <style:table-properties style:width="6.3in" fo:margin-left="0.0312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3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TableContents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306" style:family="table-cell">
      <style:table-cell-properties fo:border="0.0034in solid #000000" fo:padding-top="0.0381in" fo:padding-left="0.0381in" fo:padding-bottom="0.0381in" fo:padding-right="0.0381in"/>
    </style:style>
    <style:style style:name="P307" style:parent-style-name="TableContents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2" style:parent-style-name="TableContents" style:family="paragraph">
      <style:text-properties fo:font-size="12pt" style:font-size-asian="12pt" style:font-size-complex="12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text-properties fo:font-size="12pt" style:font-size-asian="12pt" style:font-size-complex="12pt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8" style:parent-style-name="TableContents" style:family="paragraph">
      <style:text-properties fo:font-size="12pt" style:font-size-asian="12pt" style:font-size-complex="12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text-properties fo:font-size="12pt" style:font-size-asian="12pt" style:font-size-complex="12pt"/>
    </style:style>
    <style:style style:name="TableCell3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24" style:parent-style-name="DefaultParagraphFont" style:family="text">
      <style:text-properties fo:font-size="12pt" style:font-size-asian="12pt" style:font-size-complex="12pt"/>
    </style:style>
    <style:style style:name="T325" style:parent-style-name="DefaultParagraphFont" style:family="text">
      <style:text-properties fo:font-size="12pt" style:font-size-asian="12pt" style:font-size-complex="12pt"/>
    </style:style>
    <style:style style:name="T326" style:parent-style-name="DefaultParagraphFont" style:family="text">
      <style:text-properties fo:font-size="12pt" style:font-size-asian="12pt" style:font-size-complex="12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text-properties fo:font-size="12pt" style:font-size-asian="12pt" style:font-size-complex="12pt"/>
    </style:style>
    <style:style style:name="TableCell3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32" style:parent-style-name="DefaultParagraphFont" style:family="text">
      <style:text-properties fo:font-size="12pt" style:font-size-asian="12pt" style:font-size-complex="12pt"/>
    </style:style>
    <style:style style:name="T333" style:parent-style-name="DefaultParagraphFont" style:family="text">
      <style:text-properties fo:font-size="12pt" style:font-size-asian="12pt" style:font-size-complex="12pt"/>
    </style:style>
    <style:style style:name="T334" style:parent-style-name="DefaultParagraphFont" style:family="text">
      <style:text-properties fo:font-size="12pt" style:font-size-asian="12pt" style:font-size-complex="12pt"/>
    </style:style>
    <style:style style:name="P335" style:parent-style-name="Standard" style:family="paragraph">
      <style:text-properties fo:font-weight="bold" style:font-weight-asian="bold" fo:language="et" fo:country="EE"/>
    </style:style>
    <style:style style:name="P336" style:parent-style-name="Standard" style:list-style-name="LFO7" style:family="paragraph">
      <style:text-properties fo:language="et" fo:country="EE"/>
    </style:style>
    <style:style style:name="P337" style:parent-style-name="Standard" style:list-style-name="LFO7" style:family="paragraph">
      <style:text-properties fo:language="et" fo:country="EE"/>
    </style:style>
    <style:style style:name="P338" style:parent-style-name="Standard" style:list-style-name="LFO7" style:family="paragraph"/>
    <style:style style:name="T339" style:parent-style-name="DefaultParagraphFont" style:family="text">
      <style:text-properties fo:language="et" fo:country="EE"/>
    </style:style>
    <style:style style:name="T340" style:parent-style-name="DefaultParagraphFont" style:family="text">
      <style:text-properties fo:font-style="italic" style:font-style-asian="italic" fo:language="et" fo:country="EE"/>
    </style:style>
    <style:style style:name="T341" style:parent-style-name="DefaultParagraphFont" style:family="text">
      <style:text-properties fo:language="et" fo:country="EE"/>
    </style:style>
    <style:style style:name="T342" style:parent-style-name="DefaultParagraphFont" style:family="text">
      <style:text-properties fo:font-style="italic" style:font-style-asian="italic" fo:language="et" fo:country="EE"/>
    </style:style>
    <style:style style:name="T343" style:parent-style-name="DefaultParagraphFont" style:family="text">
      <style:text-properties fo:language="et" fo:country="EE"/>
    </style:style>
    <style:style style:name="T344" style:parent-style-name="DefaultParagraphFont" style:family="text">
      <style:text-properties fo:language="et" fo:country="EE"/>
    </style:style>
    <style:style style:name="P345" style:parent-style-name="Normal" style:family="paragraph">
      <style:text-properties fo:color="#000000"/>
    </style:style>
    <style:style style:name="TableColumn347" style:family="table-column">
      <style:table-column-properties style:column-width="2.0416in" style:use-optimal-column-width="false"/>
    </style:style>
    <style:style style:name="TableColumn348" style:family="table-column">
      <style:table-column-properties style:column-width="4.2583in" style:use-optimal-column-width="false"/>
    </style:style>
    <style:style style:name="Table346" style:family="table">
      <style:table-properties style:width="6.3in" fo:margin-left="0.0312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1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352" style:family="table-cell">
      <style:table-cell-properties fo:border="0.0034in solid #000000" fo:padding-top="0.0381in" fo:padding-left="0.0381in" fo:padding-bottom="0.0381in" fo:padding-right="0.0381in"/>
    </style:style>
    <style:style style:name="P353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ListParagraph" style:family="paragraph">
      <style:paragraph-properties fo:margin-left="0in">
        <style:tab-stops/>
      </style:paragraph-properties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8" style:parent-style-name="ListParagraph" style:family="paragraph">
      <style:paragraph-properties fo:margin-left="0in">
        <style:tab-stops/>
      </style:paragraph-properties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ListParagraph" style:family="paragraph">
      <style:paragraph-properties fo:margin-left="0in">
        <style:tab-stops/>
      </style:paragraph-properties>
    </style:style>
    <style:style style:name="TableCell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3" style:parent-style-name="ListParagraph" style:family="paragraph">
      <style:paragraph-properties fo:margin-left="0in">
        <style:tab-stops/>
      </style:paragraph-properties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ListParagraph" style:family="paragraph">
      <style:paragraph-properties fo:margin-left="0in">
        <style:tab-stops/>
      </style:paragraph-properties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8" style:parent-style-name="ListParagraph" style:family="paragraph">
      <style:paragraph-properties fo:margin-left="0in">
        <style:tab-stops/>
      </style:paragraph-properties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ListParagraph" style:family="paragraph">
      <style:paragraph-properties fo:margin-left="0in">
        <style:tab-stops/>
      </style:paragraph-properties>
    </style:style>
    <style:style style:name="TableCell3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3" style:parent-style-name="ListParagraph" style:family="paragraph">
      <style:paragraph-properties fo:margin-left="0in">
        <style:tab-stops/>
      </style:paragraph-properties>
    </style:style>
    <style:style style:name="T374" style:parent-style-name="DefaultParagraphFont" style:family="text">
      <style:text-properties fo:font-style="italic" style:font-style-asian="italic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ListParagraph" style:family="paragraph">
      <style:paragraph-properties fo:margin-left="0in">
        <style:tab-stops/>
      </style:paragraph-properties>
    </style:style>
    <style:style style:name="TableCell3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9" style:parent-style-name="ListParagraph" style:family="paragraph">
      <style:paragraph-properties fo:margin-left="0in">
        <style:tab-stops/>
      </style:paragraph-properties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ListParagraph" style:family="paragraph">
      <style:paragraph-properties fo:margin-left="0in">
        <style:tab-stops/>
      </style:paragraph-properties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4" style:parent-style-name="ListParagraph" style:family="paragraph">
      <style:paragraph-properties fo:margin-left="0in">
        <style:tab-stops/>
      </style:paragraph-properties>
    </style:style>
    <style:style style:name="P385" style:parent-style-name="ListParagraph" style:family="paragraph">
      <style:paragraph-properties fo:margin-left="0in">
        <style:tab-stops/>
      </style:paragraph-properties>
    </style:style>
    <style:style style:name="P386" style:parent-style-name="Normal" style:family="paragraph">
      <style:paragraph-properties style:text-autospace="none" fo:background-color="#D6E3BC"/>
    </style:style>
    <style:style style:name="T387" style:parent-style-name="DefaultParagraphFont" style:family="text">
      <style:text-properties style:font-name="Courier New" style:font-name-complex="Courier New" fo:color="#3F5FBF" fo:font-size="8pt" style:font-size-asian="8pt" style:font-size-complex="8pt" style:language-complex="ar" style:country-complex="SA"/>
    </style:style>
    <style:style style:name="P388" style:parent-style-name="Normal" style:family="paragraph">
      <style:paragraph-properties style:text-autospace="none" fo:background-color="#D6E3BC"/>
    </style:style>
    <style:style style:name="T389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390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391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392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393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3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395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396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397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3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399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400" style:parent-style-name="Normal" style:family="paragraph">
      <style:paragraph-properties style:text-autospace="none" fo:background-color="#D6E3BC"/>
    </style:style>
    <style:style style:name="T401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402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403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04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05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07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08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09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11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12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413" style:parent-style-name="Normal" style:family="paragraph">
      <style:paragraph-properties style:text-autospace="none" fo:background-color="#D6E3BC"/>
    </style:style>
    <style:style style:name="T414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415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416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17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18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2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21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22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24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25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426" style:parent-style-name="Normal" style:family="paragraph">
      <style:paragraph-properties style:text-autospace="none" fo:background-color="#D6E3BC"/>
    </style:style>
    <style:style style:name="T427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428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429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30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31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33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34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35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37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38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439" style:parent-style-name="Normal" style:family="paragraph">
      <style:paragraph-properties style:text-autospace="none" fo:background-color="#D6E3BC"/>
    </style:style>
    <style:style style:name="T440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441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442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43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44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46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47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48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5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51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452" style:parent-style-name="Normal" style:family="paragraph">
      <style:paragraph-properties style:text-autospace="none" fo:background-color="#D6E3BC"/>
    </style:style>
    <style:style style:name="T453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454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455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56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57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59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60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61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62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63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65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66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467" style:parent-style-name="Normal" style:family="paragraph">
      <style:paragraph-properties style:text-autospace="none" fo:background-color="#D6E3BC"/>
    </style:style>
    <style:style style:name="T468" style:parent-style-name="DefaultParagraphFont" style:family="text">
      <style:text-properties style:font-name="Courier New" style:font-name-complex="Courier New" fo:color="#3F5FBF" fo:font-size="8pt" style:font-size-asian="8pt" style:font-size-complex="8pt" style:language-complex="ar" style:country-complex="SA"/>
    </style:style>
    <style:style style:name="T469" style:parent-style-name="DefaultParagraphFont" style:family="text">
      <style:text-properties style:font-name="Courier New" style:font-name-complex="Courier New" fo:color="#3F5FBF" fo:font-size="8pt" style:font-size-asian="8pt" style:font-size-complex="8pt" style:text-underline-type="single" style:text-underline-style="solid" style:text-underline-width="auto" style:text-underline-mode="continuous" style:language-complex="ar" style:country-complex="SA"/>
    </style:style>
    <style:style style:name="T470" style:parent-style-name="DefaultParagraphFont" style:family="text">
      <style:text-properties style:font-name="Courier New" style:font-name-complex="Courier New" fo:color="#3F5FBF" fo:font-size="8pt" style:font-size-asian="8pt" style:font-size-complex="8pt" style:language-complex="ar" style:country-complex="SA"/>
    </style:style>
    <style:style style:name="T471" style:parent-style-name="DefaultParagraphFont" style:family="text">
      <style:text-properties style:font-name="Courier New" style:font-name-complex="Courier New" fo:color="#3F5FBF" fo:font-size="8pt" style:font-size-asian="8pt" style:font-size-complex="8pt" style:text-underline-type="single" style:text-underline-style="solid" style:text-underline-width="auto" style:text-underline-mode="continuous" style:language-complex="ar" style:country-complex="SA"/>
    </style:style>
    <style:style style:name="T472" style:parent-style-name="DefaultParagraphFont" style:family="text">
      <style:text-properties style:font-name="Courier New" style:font-name-complex="Courier New" fo:color="#3F5FBF" fo:font-size="8pt" style:font-size-asian="8pt" style:font-size-complex="8pt" style:language-complex="ar" style:country-complex="SA"/>
    </style:style>
    <style:style style:name="T473" style:parent-style-name="DefaultParagraphFont" style:family="text">
      <style:text-properties style:font-name="Courier New" style:font-name-complex="Courier New" fo:color="#3F5FBF" fo:font-size="8pt" style:font-size-asian="8pt" style:font-size-complex="8pt" style:text-underline-type="single" style:text-underline-style="solid" style:text-underline-width="auto" style:text-underline-mode="continuous" style:language-complex="ar" style:country-complex="SA"/>
    </style:style>
    <style:style style:name="T474" style:parent-style-name="DefaultParagraphFont" style:family="text">
      <style:text-properties style:font-name="Courier New" style:font-name-complex="Courier New" fo:color="#3F5FBF" fo:font-size="8pt" style:font-size-asian="8pt" style:font-size-complex="8pt" style:language-complex="ar" style:country-complex="SA"/>
    </style:style>
    <style:style style:name="T475" style:parent-style-name="DefaultParagraphFont" style:family="text">
      <style:text-properties style:font-name="Courier New" style:font-name-complex="Courier New" fo:color="#3F5FBF" fo:font-size="8pt" style:font-size-asian="8pt" style:font-size-complex="8pt" style:text-underline-type="single" style:text-underline-style="solid" style:text-underline-width="auto" style:text-underline-mode="continuous" style:language-complex="ar" style:country-complex="SA"/>
    </style:style>
    <style:style style:name="T476" style:parent-style-name="DefaultParagraphFont" style:family="text">
      <style:text-properties style:font-name="Courier New" style:font-name-complex="Courier New" fo:color="#3F5FBF" fo:font-size="8pt" style:font-size-asian="8pt" style:font-size-complex="8pt" style:language-complex="ar" style:country-complex="SA"/>
    </style:style>
    <style:style style:name="T477" style:parent-style-name="DefaultParagraphFont" style:family="text">
      <style:text-properties style:font-name="Courier New" style:font-name-complex="Courier New" fo:color="#3F5FBF" fo:font-size="8pt" style:font-size-asian="8pt" style:font-size-complex="8pt" style:text-underline-type="single" style:text-underline-style="solid" style:text-underline-width="auto" style:text-underline-mode="continuous" style:language-complex="ar" style:country-complex="SA"/>
    </style:style>
    <style:style style:name="T478" style:parent-style-name="DefaultParagraphFont" style:family="text">
      <style:text-properties style:font-name="Courier New" style:font-name-complex="Courier New" fo:color="#3F5FBF" fo:font-size="8pt" style:font-size-asian="8pt" style:font-size-complex="8pt" style:language-complex="ar" style:country-complex="SA"/>
    </style:style>
    <style:style style:name="T479" style:parent-style-name="DefaultParagraphFont" style:family="text">
      <style:text-properties style:font-name="Courier New" style:font-name-complex="Courier New" fo:color="#3F5FBF" fo:font-size="8pt" style:font-size-asian="8pt" style:font-size-complex="8pt" style:text-underline-type="single" style:text-underline-style="solid" style:text-underline-width="auto" style:text-underline-mode="continuous" style:language-complex="ar" style:country-complex="SA"/>
    </style:style>
    <style:style style:name="T480" style:parent-style-name="DefaultParagraphFont" style:family="text">
      <style:text-properties style:font-name="Courier New" style:font-name-complex="Courier New" fo:color="#3F5FBF" fo:font-size="8pt" style:font-size-asian="8pt" style:font-size-complex="8pt" style:language-complex="ar" style:country-complex="SA"/>
    </style:style>
    <style:style style:name="T481" style:parent-style-name="DefaultParagraphFont" style:family="text">
      <style:text-properties style:font-name="Courier New" style:font-name-complex="Courier New" fo:color="#3F5FBF" fo:font-size="8pt" style:font-size-asian="8pt" style:font-size-complex="8pt" style:text-underline-type="single" style:text-underline-style="solid" style:text-underline-width="auto" style:text-underline-mode="continuous" style:language-complex="ar" style:country-complex="SA"/>
    </style:style>
    <style:style style:name="T482" style:parent-style-name="DefaultParagraphFont" style:family="text">
      <style:text-properties style:font-name="Courier New" style:font-name-complex="Courier New" fo:color="#3F5FBF" fo:font-size="8pt" style:font-size-asian="8pt" style:font-size-complex="8pt" style:language-complex="ar" style:country-complex="SA"/>
    </style:style>
    <style:style style:name="P483" style:parent-style-name="Normal" style:family="paragraph">
      <style:paragraph-properties style:text-autospace="none" fo:background-color="#D6E3BC"/>
    </style:style>
    <style:style style:name="T484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485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486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87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88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9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91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492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494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495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496" style:parent-style-name="Normal" style:family="paragraph">
      <style:paragraph-properties style:text-autospace="none" fo:background-color="#D6E3BC"/>
    </style:style>
    <style:style style:name="T497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498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499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0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01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02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504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05" style:parent-style-name="Normal" style:family="paragraph">
      <style:paragraph-properties style:text-autospace="none" fo:background-color="#D6E3BC"/>
    </style:style>
    <style:style style:name="T506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07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08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09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10" style:parent-style-name="Normal" style:family="paragraph">
      <style:paragraph-properties style:text-autospace="none" fo:background-color="#D6E3BC"/>
    </style:style>
    <style:style style:name="T511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12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13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14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15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16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17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18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19" style:parent-style-name="Normal" style:family="paragraph">
      <style:paragraph-properties style:text-autospace="none" fo:background-color="#D6E3BC"/>
    </style:style>
    <style:style style:name="T520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21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22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23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24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25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26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27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28" style:parent-style-name="Normal" style:family="paragraph">
      <style:paragraph-properties style:text-autospace="none" fo:background-color="#D6E3BC"/>
    </style:style>
    <style:style style:name="T529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30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31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32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33" style:parent-style-name="Normal" style:family="paragraph">
      <style:paragraph-properties style:text-autospace="none" fo:background-color="#D6E3BC"/>
    </style:style>
    <style:style style:name="T534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35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36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37" style:parent-style-name="Normal" style:family="paragraph">
      <style:paragraph-properties style:text-autospace="none" fo:background-color="#D6E3BC"/>
    </style:style>
    <style:style style:name="T538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39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4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41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42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544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45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46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548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49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50" style:parent-style-name="Normal" style:family="paragraph">
      <style:paragraph-properties style:text-autospace="none" fo:background-color="#D6E3BC"/>
    </style:style>
    <style:style style:name="T551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52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53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54" style:parent-style-name="Normal" style:family="paragraph">
      <style:paragraph-properties style:text-autospace="none" fo:background-color="#D6E3BC"/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P555" style:parent-style-name="Normal" style:family="paragraph">
      <style:paragraph-properties style:text-autospace="none" fo:background-color="#D6E3BC"/>
    </style:style>
    <style:style style:name="T556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57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58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59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60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562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63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64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566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67" style:parent-style-name="Normal" style:family="paragraph">
      <style:paragraph-properties style:text-autospace="none" fo:background-color="#D6E3BC"/>
    </style:style>
    <style:style style:name="T568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69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7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71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72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7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574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75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76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7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578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79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80" style:parent-style-name="Normal" style:family="paragraph">
      <style:paragraph-properties style:text-autospace="none" fo:background-color="#D6E3BC"/>
    </style:style>
    <style:style style:name="T581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82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83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84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85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8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587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88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89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591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92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593" style:parent-style-name="Normal" style:family="paragraph">
      <style:paragraph-properties style:text-autospace="none" fo:background-color="#D6E3BC"/>
    </style:style>
    <style:style style:name="T594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595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596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597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598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5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0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01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02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04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05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606" style:parent-style-name="Normal" style:family="paragraph">
      <style:paragraph-properties style:text-autospace="none" fo:background-color="#D6E3BC"/>
    </style:style>
    <style:style style:name="T607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608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609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10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11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13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14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15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17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18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619" style:parent-style-name="Normal" style:family="paragraph">
      <style:paragraph-properties style:text-autospace="none" fo:background-color="#D6E3BC"/>
    </style:style>
    <style:style style:name="T620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621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622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23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24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2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26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27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28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2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3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31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632" style:parent-style-name="Normal" style:family="paragraph">
      <style:paragraph-properties style:text-autospace="none" fo:background-color="#D6E3BC"/>
    </style:style>
    <style:style style:name="T633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634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635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36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37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3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39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40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41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43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44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645" style:parent-style-name="Normal" style:family="paragraph">
      <style:paragraph-properties style:text-autospace="none" fo:background-color="#D6E3BC"/>
    </style:style>
    <style:style style:name="T646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647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648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49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50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5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52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53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54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5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56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57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658" style:parent-style-name="Normal" style:family="paragraph">
      <style:paragraph-properties style:text-autospace="none" fo:background-color="#D6E3BC"/>
    </style:style>
    <style:style style:name="T659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660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661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62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63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65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66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67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6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69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70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671" style:parent-style-name="Normal" style:family="paragraph">
      <style:paragraph-properties style:text-autospace="none" fo:background-color="#D6E3BC"/>
    </style:style>
    <style:style style:name="T672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673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674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75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76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7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78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79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80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8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82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83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684" style:parent-style-name="Normal" style:family="paragraph">
      <style:paragraph-properties style:text-autospace="none" fo:background-color="#D6E3BC"/>
    </style:style>
    <style:style style:name="T685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686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687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88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89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91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92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693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6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695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696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697" style:parent-style-name="Normal" style:family="paragraph">
      <style:paragraph-properties style:text-autospace="none" fo:background-color="#D6E3BC"/>
    </style:style>
    <style:style style:name="T698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699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70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01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02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04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05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06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0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08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09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710" style:parent-style-name="Normal" style:family="paragraph">
      <style:paragraph-properties style:text-autospace="none" fo:background-color="#D6E3BC"/>
    </style:style>
    <style:style style:name="T711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712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713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14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15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17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18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19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21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22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723" style:parent-style-name="Normal" style:family="paragraph">
      <style:paragraph-properties style:text-autospace="none" fo:background-color="#D6E3BC"/>
    </style:style>
    <style:style style:name="T724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725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726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27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28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2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30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31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32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3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34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35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736" style:parent-style-name="Normal" style:family="paragraph">
      <style:paragraph-properties style:text-autospace="none" fo:background-color="#D6E3BC"/>
    </style:style>
    <style:style style:name="T737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738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739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40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41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43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44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45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47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48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749" style:parent-style-name="Normal" style:family="paragraph">
      <style:paragraph-properties style:text-autospace="none" fo:background-color="#D6E3BC"/>
    </style:style>
    <style:style style:name="T750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51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752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753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54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55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5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57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58" style:parent-style-name="DefaultParagraphFont" style:family="text">
      <style:text-properties style:font-name="Courier New" style:font-name-complex="Courier New" fo:color="#7F007F" fo:font-size="8pt" style:font-size-asian="8pt" style:font-size-complex="8pt" style:language-complex="ar" style:country-complex="SA"/>
    </style:style>
    <style:style style:name="T759" style:parent-style-name="DefaultParagraphFont" style:family="text">
      <style:text-properties style:font-name="Courier New" style:font-name-complex="Courier New" fo:color="#000000" fo:font-size="8pt" style:font-size-asian="8pt" style:font-size-complex="8pt" style:language-complex="ar" style:country-complex="SA"/>
    </style:style>
    <style:style style:name="T76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style:language-complex="ar" style:country-complex="SA"/>
    </style:style>
    <style:style style:name="T761" style:parent-style-name="DefaultParagraphFont" style:family="text">
      <style:text-properties style:font-name="Courier New" style:font-name-complex="Courier New" fo:font-size="8pt" style:font-size-asian="8pt" style:font-size-complex="8pt" style:language-complex="ar" style:country-complex="SA"/>
    </style:style>
    <style:style style:name="T762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P763" style:parent-style-name="Normal" style:family="paragraph">
      <style:paragraph-properties fo:background-color="#D6E3BC"/>
    </style:style>
    <style:style style:name="T764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765" style:parent-style-name="DefaultParagraphFont" style:family="text">
      <style:text-properties style:font-name="Courier New" style:font-name-complex="Courier New" fo:color="#3F7F7F" fo:font-size="8pt" style:font-size-asian="8pt" style:font-size-complex="8pt" style:language-complex="ar" style:country-complex="SA"/>
    </style:style>
    <style:style style:name="T766" style:parent-style-name="DefaultParagraphFont" style:family="text">
      <style:text-properties style:font-name="Courier New" style:font-name-complex="Courier New" fo:color="#008080" fo:font-size="8pt" style:font-size-asian="8pt" style:font-size-complex="8pt" style:language-complex="ar" style:country-complex="SA"/>
    </style:style>
    <style:style style:name="T767" style:parent-style-name="DefaultParagraphFont" style:family="text">
      <style:text-properties fo:font-weight="bold" style:font-weight-asian="bold" fo:font-style="italic" style:font-style-asian="italic"/>
    </style:style>
    <style:style style:name="T768" style:parent-style-name="DefaultParagraphFont" style:family="text">
      <style:text-properties fo:font-weight="bold" style:font-weight-asian="bold"/>
    </style:style>
    <style:style style:name="T769" style:parent-style-name="DefaultParagraphFont" style:family="text">
      <style:text-properties fo:font-weight="bold" style:font-weight-asian="bold" fo:font-style="italic" style:font-style-asian="italic"/>
    </style:style>
    <style:style style:name="T770" style:parent-style-name="DefaultParagraphFont" style:family="text">
      <style:text-properties fo:font-weight="bold" style:font-weight-asian="bold" fo:font-style="italic" style:font-style-asian="italic"/>
    </style:style>
    <style:style style:name="T771" style:parent-style-name="DefaultParagraphFont" style:family="text">
      <style:text-properties fo:font-style="italic" style:font-style-asian="italic"/>
    </style:style>
    <style:style style:name="T772" style:parent-style-name="DefaultParagraphFont" style:family="text">
      <style:text-properties fo:font-style="italic" style:font-style-asian="italic"/>
    </style:style>
    <style:style style:name="T773" style:parent-style-name="DefaultParagraphFont" style:family="text">
      <style:text-properties fo:font-style="italic" style:font-style-asian="italic"/>
    </style:style>
    <style:style style:name="T774" style:parent-style-name="DefaultParagraphFont" style:family="text">
      <style:text-properties fo:font-style="italic" style:font-style-asian="italic"/>
    </style:style>
    <style:style style:name="P775" style:parent-style-name="Normal" style:family="paragraph">
      <style:text-properties fo:font-style="italic" style:font-style-asian="italic"/>
    </style:style>
    <style:style style:name="T776" style:parent-style-name="DefaultParagraphFont" style:family="text">
      <style:text-properties fo:font-weight="bold" style:font-weight-asian="bold" fo:font-style="italic" style:font-style-asian="italic"/>
    </style:style>
    <style:style style:name="T777" style:parent-style-name="DefaultParagraphFont" style:family="text">
      <style:text-properties fo:font-weight="bold" style:font-weight-asian="bold" fo:font-style="italic" style:font-style-asian="italic"/>
    </style:style>
    <style:style style:name="T778" style:parent-style-name="DefaultParagraphFont" style:family="text">
      <style:text-properties fo:font-weight="bold" style:font-weight-asian="bold" fo:font-style="italic" style:font-style-asian="italic"/>
    </style:style>
    <style:style style:name="P779" style:parent-style-name="Normal" style:family="paragraph">
      <style:text-properties fo:font-style="italic" style:font-style-asian="italic"/>
    </style:style>
    <style:style style:name="T780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781" style:parent-style-name="DefaultParagraphFont" style:family="text">
      <style:text-properties style:language-complex="ar" style:country-complex="SA"/>
    </style:style>
    <style:style style:name="T782" style:parent-style-name="DefaultParagraphFont" style:family="text">
      <style:text-properties style:language-complex="ar" style:country-complex="SA"/>
    </style:style>
    <style:style style:name="T783" style:parent-style-name="DefaultParagraphFont" style:family="text">
      <style:text-properties style:language-complex="ar" style:country-complex="SA"/>
    </style:style>
    <style:style style:name="P784" style:parent-style-name="Normal" style:family="paragraph">
      <style:text-properties fo:font-style="italic" style:font-style-asian="italic"/>
    </style:style>
    <style:style style:name="T785" style:parent-style-name="DefaultParagraphFont" style:family="text">
      <style:text-properties fo:font-weight="bold" style:font-weight-asian="bold" fo:font-style="italic" style:font-style-asian="italic"/>
    </style:style>
    <style:style style:name="T786" style:parent-style-name="DefaultParagraphFont" style:family="text">
      <style:text-properties fo:font-style="italic" style:font-style-asian="italic"/>
    </style:style>
    <style:style style:name="P787" style:parent-style-name="Normal" style:family="paragraph">
      <style:text-properties fo:font-style="italic" style:font-style-asian="italic"/>
    </style:style>
    <style:style style:name="T788" style:parent-style-name="DefaultParagraphFont" style:family="text">
      <style:text-properties fo:font-weight="bold" style:font-weight-asian="bold" fo:font-style="italic" style:font-style-asian="italic"/>
    </style:style>
    <style:style style:name="T789" style:parent-style-name="DefaultParagraphFont" style:family="text">
      <style:text-properties fo:font-style="italic" style:font-style-asian="italic"/>
    </style:style>
    <style:style style:name="T790" style:parent-style-name="DefaultParagraphFont" style:family="text">
      <style:text-properties fo:font-weight="bold" style:font-weight-asian="bold" fo:font-style="italic" style:font-style-asian="italic"/>
    </style:style>
    <style:style style:name="T791" style:parent-style-name="DefaultParagraphFont" style:family="text">
      <style:text-properties fo:font-weight="bold" style:font-weight-asian="bold"/>
    </style:style>
    <style:style style:name="T792" style:parent-style-name="DefaultParagraphFont" style:family="text">
      <style:text-properties fo:font-weight="bold" style:font-weight-asian="bold" fo:font-style="italic" style:font-style-asian="italic"/>
    </style:style>
    <style:style style:name="P793" style:parent-style-name="Normal" style:family="paragraph">
      <style:text-properties fo:font-style="italic" style:font-style-asian="italic"/>
    </style:style>
    <style:style style:name="T794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795" style:parent-style-name="DefaultParagraphFont" style:family="text">
      <style:text-properties style:language-complex="ar" style:country-complex="SA"/>
    </style:style>
    <style:style style:name="P796" style:parent-style-name="Normal" style:family="paragraph">
      <style:text-properties style:language-complex="ar" style:country-complex="SA"/>
    </style:style>
    <style:style style:name="T797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798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799" style:parent-style-name="DefaultParagraphFont" style:family="text">
      <style:text-properties style:language-complex="ar" style:country-complex="SA"/>
    </style:style>
    <style:style style:name="P800" style:parent-style-name="Normal" style:family="paragraph">
      <style:text-properties style:language-complex="ar" style:country-complex="SA"/>
    </style:style>
    <style:style style:name="T801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802" style:parent-style-name="DefaultParagraphFont" style:family="text">
      <style:text-properties style:language-complex="ar" style:country-complex="SA"/>
    </style:style>
    <style:style style:name="P803" style:parent-style-name="Normal" style:family="paragraph">
      <style:text-properties style:language-complex="ar" style:country-complex="SA"/>
    </style:style>
    <style:style style:name="T804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805" style:parent-style-name="DefaultParagraphFont" style:family="text">
      <style:text-properties style:language-complex="ar" style:country-complex="SA"/>
    </style:style>
    <style:style style:name="P806" style:parent-style-name="Normal" style:family="paragraph">
      <style:text-properties style:language-complex="ar" style:country-complex="SA"/>
    </style:style>
    <style:style style:name="T807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808" style:parent-style-name="DefaultParagraphFont" style:family="text">
      <style:text-properties style:language-complex="ar" style:country-complex="SA"/>
    </style:style>
    <style:style style:name="P809" style:parent-style-name="Normal" style:family="paragraph">
      <style:text-properties style:language-complex="ar" style:country-complex="SA"/>
    </style:style>
    <style:style style:name="T810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811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812" style:parent-style-name="DefaultParagraphFont" style:family="text">
      <style:text-properties style:language-complex="ar" style:country-complex="SA"/>
    </style:style>
    <style:style style:name="P813" style:parent-style-name="Normal" style:family="paragraph">
      <style:text-properties style:language-complex="ar" style:country-complex="SA"/>
    </style:style>
    <style:style style:name="T814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815" style:parent-style-name="DefaultParagraphFont" style:family="text">
      <style:text-properties style:language-complex="ar" style:country-complex="SA"/>
    </style:style>
    <style:style style:name="P816" style:parent-style-name="Normal" style:family="paragraph">
      <style:text-properties style:language-complex="ar" style:country-complex="SA"/>
    </style:style>
    <style:style style:name="T817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818" style:parent-style-name="DefaultParagraphFont" style:family="text">
      <style:text-properties style:language-complex="ar" style:country-complex="SA"/>
    </style:style>
    <style:style style:name="P819" style:parent-style-name="Normal" style:family="paragraph">
      <style:text-properties style:language-complex="ar" style:country-complex="SA"/>
    </style:style>
    <style:style style:name="T820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821" style:parent-style-name="DefaultParagraphFont" style:family="text">
      <style:text-properties style:language-complex="ar" style:country-complex="SA"/>
    </style:style>
    <style:style style:name="T822" style:parent-style-name="DefaultParagraphFont" style:family="text">
      <style:text-properties style:language-complex="ar" style:country-complex="SA"/>
    </style:style>
    <style:style style:name="P823" style:parent-style-name="Normal" style:family="paragraph">
      <style:text-properties style:language-complex="ar" style:country-complex="SA"/>
    </style:style>
    <style:style style:name="T824" style:parent-style-name="DefaultParagraphFont" style:family="text">
      <style:text-properties fo:font-weight="bold" style:font-weight-asian="bold" fo:font-style="italic" style:font-style-asian="italic" style:language-complex="ar" style:country-complex="SA"/>
    </style:style>
    <style:style style:name="T825" style:parent-style-name="DefaultParagraphFont" style:family="text">
      <style:text-properties style:language-complex="ar" style:country-complex="SA"/>
    </style:style>
    <style:style style:name="P826" style:parent-style-name="Normal" style:family="paragraph">
      <style:text-properties style:language-complex="ar" style:country-complex="SA"/>
    </style:style>
    <style:style style:name="P827" style:parent-style-name="Normal" style:family="paragraph">
      <style:text-properties fo:font-style="italic" style:font-style-asian="italic"/>
    </style:style>
    <style:style style:name="T828" style:parent-style-name="DefaultParagraphFont" style:family="text">
      <style:text-properties fo:font-weight="bold" style:font-weight-asian="bold"/>
    </style:style>
    <style:style style:name="T829" style:parent-style-name="DefaultParagraphFont" style:family="text">
      <style:text-properties fo:font-style="italic" style:font-style-asian="italic"/>
    </style:style>
    <style:style style:name="P830" style:parent-style-name="Normal" style:family="paragraph">
      <style:paragraph-properties style:text-autospace="none" fo:background-color="#D6E3BC"/>
    </style:style>
    <style:style style:name="T83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832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83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3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3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3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3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3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4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842" style:parent-style-name="Normal" style:family="paragraph">
      <style:paragraph-properties style:text-autospace="none" fo:background-color="#D6E3BC"/>
    </style:style>
    <style:style style:name="T84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844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84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4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4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4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5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5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5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5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854" style:parent-style-name="Normal" style:family="paragraph">
      <style:paragraph-properties style:text-autospace="none" fo:background-color="#D6E3BC"/>
    </style:style>
    <style:style style:name="T855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856" style:parent-style-name="Normal" style:family="paragraph">
      <style:paragraph-properties style:text-autospace="none" fo:background-color="#D6E3BC"/>
    </style:style>
    <style:style style:name="T85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858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85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6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6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6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6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6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6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868" style:parent-style-name="Normal" style:family="paragraph">
      <style:paragraph-properties style:text-autospace="none" fo:background-color="#D6E3BC"/>
    </style:style>
    <style:style style:name="T869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870" style:parent-style-name="Normal" style:family="paragraph">
      <style:paragraph-properties style:text-autospace="none" fo:background-color="#D6E3BC"/>
    </style:style>
    <style:style style:name="T87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872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87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7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7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7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7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7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7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8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8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882" style:parent-style-name="Normal" style:family="paragraph">
      <style:paragraph-properties style:text-autospace="none" fo:background-color="#D6E3BC"/>
    </style:style>
    <style:style style:name="T88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884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88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886" style:parent-style-name="Normal" style:family="paragraph">
      <style:paragraph-properties style:text-autospace="none" fo:background-color="#D6E3BC"/>
    </style:style>
    <style:style style:name="T88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P888" style:parent-style-name="Normal" style:family="paragraph">
      <style:paragraph-properties style:text-autospace="none" fo:background-color="#D6E3BC"/>
    </style:style>
    <style:style style:name="T88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890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89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9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9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9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89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89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8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89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900" style:parent-style-name="Normal" style:family="paragraph">
      <style:paragraph-properties style:text-autospace="none" fo:background-color="#D6E3BC"/>
    </style:style>
    <style:style style:name="T90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902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90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0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0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0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0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0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1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912" style:parent-style-name="Normal" style:family="paragraph">
      <style:paragraph-properties style:text-autospace="none" fo:background-color="#D6E3BC"/>
    </style:style>
    <style:style style:name="T913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914" style:parent-style-name="Normal" style:family="paragraph">
      <style:paragraph-properties style:text-autospace="none" fo:background-color="#D6E3BC"/>
    </style:style>
    <style:style style:name="T91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916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91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1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1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2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2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2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2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2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926" style:parent-style-name="Normal" style:family="paragraph">
      <style:paragraph-properties style:text-autospace="none" fo:background-color="#D6E3BC"/>
    </style:style>
    <style:style style:name="T927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T928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929" style:parent-style-name="Normal" style:family="paragraph">
      <style:paragraph-properties style:text-autospace="none" fo:background-color="#D6E3BC"/>
    </style:style>
    <style:style style:name="T93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931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93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3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3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36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3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3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4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941" style:parent-style-name="Normal" style:family="paragraph">
      <style:paragraph-properties style:text-autospace="none" fo:background-color="#D6E3BC"/>
    </style:style>
    <style:style style:name="T94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943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94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945" style:parent-style-name="Normal" style:family="paragraph">
      <style:paragraph-properties style:text-autospace="none" fo:background-color="#D6E3BC"/>
    </style:style>
    <style:style style:name="T94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P947" style:parent-style-name="Normal" style:family="paragraph">
      <style:paragraph-properties style:text-autospace="none" fo:background-color="#D6E3BC"/>
    </style:style>
    <style:style style:name="T94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949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950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5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5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54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5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5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5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959" style:parent-style-name="Normal" style:family="paragraph">
      <style:paragraph-properties style:text-autospace="none" fo:background-color="#D6E3BC"/>
    </style:style>
    <style:style style:name="T96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961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96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6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6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66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6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6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7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971" style:parent-style-name="Normal" style:family="paragraph">
      <style:paragraph-properties style:text-autospace="none" fo:background-color="#D6E3BC"/>
    </style:style>
    <style:style style:name="T972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T973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974" style:parent-style-name="Normal" style:family="paragraph">
      <style:paragraph-properties style:text-autospace="none" fo:background-color="#D6E3BC"/>
    </style:style>
    <style:style style:name="T97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976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97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7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7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8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8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8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8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8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986" style:parent-style-name="Normal" style:family="paragraph">
      <style:paragraph-properties style:text-autospace="none" fo:background-color="#D6E3BC"/>
    </style:style>
    <style:style style:name="T987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988" style:parent-style-name="Normal" style:family="paragraph">
      <style:paragraph-properties style:text-autospace="none" fo:background-color="#D6E3BC"/>
    </style:style>
    <style:style style:name="T98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990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99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9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9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9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99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99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9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99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000" style:parent-style-name="Normal" style:family="paragraph">
      <style:paragraph-properties style:text-autospace="none" fo:background-color="#D6E3BC"/>
    </style:style>
    <style:style style:name="T100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002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00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004" style:parent-style-name="Normal" style:family="paragraph">
      <style:paragraph-properties style:text-autospace="none" fo:background-color="#D6E3BC"/>
    </style:style>
    <style:style style:name="T100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P1006" style:parent-style-name="Normal" style:family="paragraph">
      <style:paragraph-properties style:text-autospace="none" fo:background-color="#D6E3BC"/>
    </style:style>
    <style:style style:name="T100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008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00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1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1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1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1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1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1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018" style:parent-style-name="Normal" style:family="paragraph">
      <style:paragraph-properties style:text-autospace="none" fo:background-color="#D6E3BC"/>
    </style:style>
    <style:style style:name="T101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020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02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2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2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2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2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2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2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2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030" style:parent-style-name="Normal" style:family="paragraph">
      <style:paragraph-properties style:text-autospace="none" fo:background-color="#D6E3BC"/>
    </style:style>
    <style:style style:name="T1031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032" style:parent-style-name="Normal" style:family="paragraph">
      <style:paragraph-properties style:text-autospace="none" fo:background-color="#D6E3BC"/>
    </style:style>
    <style:style style:name="T103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034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03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3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3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3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3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4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4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4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044" style:parent-style-name="Normal" style:family="paragraph">
      <style:paragraph-properties style:text-autospace="none" fo:background-color="#D6E3BC"/>
    </style:style>
    <style:style style:name="T1045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046" style:parent-style-name="Normal" style:family="paragraph">
      <style:paragraph-properties style:text-autospace="none" fo:background-color="#D6E3BC"/>
    </style:style>
    <style:style style:name="T104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048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04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5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5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5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5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5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5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5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5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058" style:parent-style-name="Normal" style:family="paragraph">
      <style:paragraph-properties style:text-autospace="none" fo:background-color="#D6E3BC"/>
    </style:style>
    <style:style style:name="T105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060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06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062" style:parent-style-name="Normal" style:family="paragraph">
      <style:paragraph-properties style:text-autospace="none" fo:background-color="#D6E3BC"/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P1063" style:parent-style-name="Normal" style:family="paragraph">
      <style:paragraph-properties style:text-autospace="none" fo:background-color="#D6E3BC"/>
    </style:style>
    <style:style style:name="T106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065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1066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6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6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70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7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7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7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7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075" style:parent-style-name="Normal" style:family="paragraph">
      <style:paragraph-properties style:text-autospace="none" fo:background-color="#D6E3BC"/>
    </style:style>
    <style:style style:name="T107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7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078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07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8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8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8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8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8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8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8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088" style:parent-style-name="Normal" style:family="paragraph">
      <style:paragraph-properties style:text-autospace="none" fo:background-color="#D6E3BC"/>
    </style:style>
    <style:style style:name="T108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90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091" style:parent-style-name="Normal" style:family="paragraph">
      <style:paragraph-properties style:text-autospace="none" fo:background-color="#D6E3BC"/>
    </style:style>
    <style:style style:name="T109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9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094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09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09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09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0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09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0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0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0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104" style:parent-style-name="Normal" style:family="paragraph">
      <style:paragraph-properties style:text-autospace="none" fo:background-color="#D6E3BC"/>
    </style:style>
    <style:style style:name="T110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06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T1107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108" style:parent-style-name="Normal" style:family="paragraph">
      <style:paragraph-properties style:text-autospace="none" fo:background-color="#D6E3BC"/>
    </style:style>
    <style:style style:name="T110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1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111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11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1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1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1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16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1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1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2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121" style:parent-style-name="Normal" style:family="paragraph">
      <style:paragraph-properties style:text-autospace="none" fo:background-color="#D6E3BC"/>
    </style:style>
    <style:style style:name="T112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123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112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125" style:parent-style-name="Normal" style:family="paragraph">
      <style:paragraph-properties style:text-autospace="none" fo:background-color="#D6E3BC"/>
    </style:style>
    <style:style style:name="T112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P1127" style:parent-style-name="Normal" style:family="paragraph">
      <style:paragraph-properties style:text-autospace="none" fo:background-color="#D6E3BC"/>
    </style:style>
    <style:style style:name="T112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129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130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3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3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3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34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3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3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3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3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139" style:parent-style-name="Normal" style:family="paragraph">
      <style:paragraph-properties style:text-autospace="none" fo:background-color="#D6E3BC"/>
    </style:style>
    <style:style style:name="T1140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4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142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14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4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4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4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4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4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5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5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152" style:parent-style-name="Normal" style:family="paragraph">
      <style:paragraph-properties style:text-autospace="none" fo:background-color="#D6E3BC"/>
    </style:style>
    <style:style style:name="T115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54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155" style:parent-style-name="Normal" style:family="paragraph">
      <style:paragraph-properties style:text-autospace="none" fo:background-color="#D6E3BC"/>
    </style:style>
    <style:style style:name="T115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5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158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15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6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6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6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6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6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6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168" style:parent-style-name="Normal" style:family="paragraph">
      <style:paragraph-properties style:text-autospace="none" fo:background-color="#D6E3BC"/>
    </style:style>
    <style:style style:name="T116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70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171" style:parent-style-name="Normal" style:family="paragraph">
      <style:paragraph-properties style:text-autospace="none" fo:background-color="#D6E3BC"/>
    </style:style>
    <style:style style:name="T117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7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174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17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7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7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7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8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8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8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184" style:parent-style-name="Normal" style:family="paragraph">
      <style:paragraph-properties style:text-autospace="none" fo:background-color="#D6E3BC"/>
    </style:style>
    <style:style style:name="T118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186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18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188" style:parent-style-name="Normal" style:family="paragraph">
      <style:paragraph-properties style:text-autospace="none" fo:background-color="#D6E3BC"/>
    </style:style>
    <style:style style:name="P1189" style:parent-style-name="Normal" style:family="paragraph">
      <style:paragraph-properties style:text-autospace="none" fo:background-color="#D6E3BC"/>
    </style:style>
    <style:style style:name="T119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191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19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9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9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196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19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19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1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0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201" style:parent-style-name="Normal" style:family="paragraph">
      <style:paragraph-properties style:text-autospace="none" fo:background-color="#D6E3BC"/>
    </style:style>
    <style:style style:name="T120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203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204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0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0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0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08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09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10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1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1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213" style:parent-style-name="Normal" style:family="paragraph">
      <style:paragraph-properties style:text-autospace="none" fo:background-color="#D6E3BC"/>
    </style:style>
    <style:style style:name="T121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215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216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1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1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20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2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2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2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225" style:parent-style-name="Normal" style:family="paragraph">
      <style:paragraph-properties style:text-autospace="none" fo:background-color="#D6E3BC"/>
    </style:style>
    <style:style style:name="T122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227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228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29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30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3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3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3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3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237" style:parent-style-name="Normal" style:family="paragraph">
      <style:paragraph-properties fo:background-color="#D6E3BC"/>
    </style:style>
    <style:style style:name="T123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239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24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241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242" style:parent-style-name="Normal" style:family="paragraph">
      <style:paragraph-properties style:text-autospace="none" fo:background-color="#D6E3BC"/>
    </style:style>
    <style:style style:name="T124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244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124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4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4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4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5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5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5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5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254" style:parent-style-name="Normal" style:family="paragraph">
      <style:paragraph-properties style:text-autospace="none" fo:background-color="#D6E3BC"/>
    </style:style>
    <style:style style:name="T125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5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257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258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59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60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6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6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6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6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267" style:parent-style-name="Normal" style:family="paragraph">
      <style:paragraph-properties style:text-autospace="none" fo:background-color="#D6E3BC"/>
    </style:style>
    <style:style style:name="T126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69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270" style:parent-style-name="Normal" style:family="paragraph">
      <style:paragraph-properties style:text-autospace="none" fo:background-color="#D6E3BC"/>
    </style:style>
    <style:style style:name="T127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7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273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274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7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7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7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78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79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80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8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8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283" style:parent-style-name="Normal" style:family="paragraph">
      <style:paragraph-properties style:text-autospace="none" fo:background-color="#D6E3BC"/>
    </style:style>
    <style:style style:name="T128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85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T1286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287" style:parent-style-name="Normal" style:family="paragraph">
      <style:paragraph-properties style:text-autospace="none" fo:background-color="#D6E3BC"/>
    </style:style>
    <style:style style:name="T128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8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290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29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9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9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9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29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29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2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29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00" style:parent-style-name="Normal" style:family="paragraph">
      <style:paragraph-properties fo:background-color="#D6E3BC"/>
    </style:style>
    <style:style style:name="T130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302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130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04" style:parent-style-name="Normal" style:family="paragraph">
      <style:text-properties fo:font-style="italic" style:font-style-asian="italic"/>
    </style:style>
    <style:style style:name="T1305" style:parent-style-name="DefaultParagraphFont" style:family="text">
      <style:text-properties fo:font-weight="bold" style:font-weight-asian="bold" fo:font-style="italic" style:font-style-asian="italic"/>
    </style:style>
    <style:style style:name="T1306" style:parent-style-name="DefaultParagraphFont" style:family="text">
      <style:text-properties fo:font-weight="bold" style:font-weight-asian="bold" fo:font-style="italic" style:font-style-asian="italic"/>
    </style:style>
    <style:style style:name="T1307" style:parent-style-name="DefaultParagraphFont" style:family="text">
      <style:text-properties fo:font-weight="bold" style:font-weight-asian="bold" fo:font-style="italic" style:font-style-asian="italic"/>
    </style:style>
    <style:style style:name="T1308" style:parent-style-name="DefaultParagraphFont" style:family="text">
      <style:text-properties fo:font-weight="bold" style:font-weight-asian="bold" fo:font-style="italic" style:font-style-asian="italic"/>
    </style:style>
    <style:style style:name="T1309" style:parent-style-name="DefaultParagraphFont" style:family="text">
      <style:text-properties fo:font-weight="bold" style:font-weight-asian="bold" fo:font-style="italic" style:font-style-asian="italic"/>
    </style:style>
    <style:style style:name="T1310" style:parent-style-name="DefaultParagraphFont" style:family="text">
      <style:text-properties fo:font-weight="bold" style:font-weight-asian="bold" fo:font-style="italic" style:font-style-asian="italic"/>
    </style:style>
    <style:style style:name="T1311" style:parent-style-name="DefaultParagraphFont" style:family="text">
      <style:text-properties fo:font-weight="bold" style:font-weight-asian="bold" fo:font-style="italic" style:font-style-asian="italic"/>
    </style:style>
    <style:style style:name="T1312" style:parent-style-name="DefaultParagraphFont" style:family="text">
      <style:text-properties fo:font-weight="bold" style:font-weight-asian="bold" fo:font-style="italic" style:font-style-asian="italic"/>
    </style:style>
    <style:style style:name="T1313" style:parent-style-name="DefaultParagraphFont" style:family="text">
      <style:text-properties fo:font-weight="bold" style:font-weight-asian="bold" fo:font-style="italic" style:font-style-asian="italic"/>
    </style:style>
    <style:style style:name="T1314" style:parent-style-name="DefaultParagraphFont" style:family="text">
      <style:text-properties fo:font-weight="bold" style:font-weight-asian="bold" fo:font-style="italic" style:font-style-asian="italic"/>
    </style:style>
    <style:style style:name="P1315" style:parent-style-name="ListParagraph" style:list-style-name="LFO8" style:family="paragraph">
      <style:paragraph-properties fo:margin-left="0in" fo:text-indent="0in">
        <style:tab-stops/>
      </style:paragraph-properties>
    </style:style>
    <style:style style:name="P1316" style:parent-style-name="Normal" style:family="paragraph">
      <style:paragraph-properties style:text-autospace="none" fo:background-color="#D6E3BC"/>
    </style:style>
    <style:style style:name="T131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318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131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2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2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2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2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2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2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2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2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28" style:parent-style-name="Normal" style:family="paragraph">
      <style:paragraph-properties style:text-autospace="none" fo:background-color="#D6E3BC"/>
    </style:style>
    <style:style style:name="T132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3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331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33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3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3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36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3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38" style:parent-style-name="DefaultParagraphFont" style:family="text">
      <style:text-properties style:font-name="Courier New" style:font-name-complex="Courier New" fo:color="#1F497D" fo:font-size="10pt" style:font-size-asian="10pt" style:font-size-complex="10pt" style:language-complex="ar" style:country-complex="SA"/>
    </style:style>
    <style:style style:name="T1339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style:language-complex="ar" style:country-complex="SA"/>
    </style:style>
    <style:style style:name="T13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4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4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43" style:parent-style-name="Normal" style:family="paragraph">
      <style:paragraph-properties style:text-autospace="none" fo:background-color="#D6E3BC"/>
    </style:style>
    <style:style style:name="T134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345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346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4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4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50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5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5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54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5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56" style:parent-style-name="Normal" style:family="paragraph">
      <style:paragraph-properties style:text-autospace="none" fo:background-color="#D6E3BC"/>
    </style:style>
    <style:style style:name="T135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358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35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6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6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6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6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6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6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6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69" style:parent-style-name="Normal" style:family="paragraph">
      <style:paragraph-properties style:text-autospace="none" fo:background-color="#D6E3BC"/>
    </style:style>
    <style:style style:name="T137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371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37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7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7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7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77" style:parent-style-name="Normal" style:family="paragraph">
      <style:paragraph-properties style:text-autospace="none" fo:background-color="#D6E3BC"/>
    </style:style>
    <style:style style:name="T137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379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380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8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8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84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38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38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3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38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89" style:parent-style-name="Normal" style:family="paragraph">
      <style:paragraph-properties style:text-autospace="none" fo:background-color="#D6E3BC"/>
    </style:style>
    <style:style style:name="T139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391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39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93" style:parent-style-name="Normal" style:family="paragraph">
      <style:paragraph-properties fo:background-color="#D6E3BC"/>
    </style:style>
    <style:style style:name="T139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395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139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397" style:parent-style-name="ListParagraph" style:list-style-name="LFO8" style:family="paragraph">
      <style:paragraph-properties fo:margin-left="0in" fo:text-indent="0in">
        <style:tab-stops/>
      </style:paragraph-properties>
    </style:style>
    <style:style style:name="P1398" style:parent-style-name="Normal" style:family="paragraph">
      <style:paragraph-properties style:text-autospace="none" fo:background-color="#D6E3BC"/>
    </style:style>
    <style:style style:name="T139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00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140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0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0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0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0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0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0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0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410" style:parent-style-name="Normal" style:family="paragraph">
      <style:paragraph-properties style:text-autospace="none" fo:background-color="#D6E3BC"/>
    </style:style>
    <style:style style:name="T141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12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41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1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1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1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1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19" style:parent-style-name="DefaultParagraphFont" style:family="text">
      <style:text-properties style:font-name="Courier New" style:font-name-complex="Courier New" fo:color="#1F497D" fo:font-size="10pt" style:font-size-asian="10pt" style:font-size-complex="10pt" style:language-complex="ar" style:country-complex="SA"/>
    </style:style>
    <style:style style:name="T1420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style:language-complex="ar" style:country-complex="SA"/>
    </style:style>
    <style:style style:name="T142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2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2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424" style:parent-style-name="Normal" style:family="paragraph">
      <style:paragraph-properties style:text-autospace="none" fo:background-color="#D6E3BC"/>
    </style:style>
    <style:style style:name="T142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26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42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2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2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3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3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3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3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3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3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3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437" style:parent-style-name="Normal" style:family="paragraph">
      <style:paragraph-properties style:text-autospace="none" fo:background-color="#D6E3BC"/>
    </style:style>
    <style:style style:name="T143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39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440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4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4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44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4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4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48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4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450" style:parent-style-name="Normal" style:family="paragraph">
      <style:paragraph-properties style:text-autospace="none" fo:background-color="#D6E3BC"/>
    </style:style>
    <style:style style:name="T145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52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45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5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5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5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5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458" style:parent-style-name="Normal" style:family="paragraph">
      <style:paragraph-properties style:text-autospace="none" fo:background-color="#D6E3BC"/>
    </style:style>
    <style:style style:name="T145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60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46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6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6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6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46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6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46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6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470" style:parent-style-name="Normal" style:family="paragraph">
      <style:paragraph-properties style:text-autospace="none" fo:background-color="#D6E3BC"/>
    </style:style>
    <style:style style:name="T147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72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47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474" style:parent-style-name="Normal" style:family="paragraph">
      <style:paragraph-properties fo:background-color="#D6E3BC"/>
    </style:style>
    <style:style style:name="T147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76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style:language-complex="ar" style:country-complex="SA"/>
    </style:style>
    <style:style style:name="T147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78" style:parent-style-name="DefaultParagraphFont" style:family="text">
      <style:text-properties fo:font-style="italic" style:font-style-asian="italic"/>
    </style:style>
    <style:style style:name="T1479" style:parent-style-name="DefaultParagraphFont" style:family="text">
      <style:text-properties fo:font-style="italic" style:font-style-asian="italic"/>
    </style:style>
    <style:style style:name="T1480" style:parent-style-name="DefaultParagraphFont" style:family="text">
      <style:text-properties fo:font-style="italic" style:font-style-asian="italic"/>
    </style:style>
    <style:style style:name="T1481" style:parent-style-name="DefaultParagraphFont" style:family="text">
      <style:text-properties fo:font-style="italic" style:font-style-asian="italic"/>
    </style:style>
    <style:style style:name="P1482" style:parent-style-name="Normal" style:family="paragraph">
      <style:paragraph-properties fo:background-color="#D6E3BC"/>
    </style:style>
    <style:style style:name="T148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8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8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48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8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8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4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9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492" style:parent-style-name="Normal" style:family="paragraph">
      <style:paragraph-properties fo:background-color="#D6E3BC"/>
    </style:style>
    <style:style style:name="T149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9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9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4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49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49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49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0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02" style:parent-style-name="Normal" style:family="paragraph">
      <style:paragraph-properties fo:background-color="#D6E3BC"/>
    </style:style>
    <style:style style:name="T150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0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0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0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0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0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1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12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13" style:parent-style-name="Normal" style:family="paragraph">
      <style:paragraph-properties fo:background-color="#D6E3BC"/>
    </style:style>
    <style:style style:name="T151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1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1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1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19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2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2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2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23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24" style:parent-style-name="Normal" style:family="paragraph">
      <style:paragraph-properties fo:background-color="#D6E3BC"/>
    </style:style>
    <style:style style:name="T152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2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2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2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3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3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3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34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35" style:parent-style-name="Normal" style:family="paragraph">
      <style:paragraph-properties fo:background-color="#D6E3BC"/>
    </style:style>
    <style:style style:name="T153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3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3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4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4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42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4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45" style:parent-style-name="Normal" style:family="paragraph">
      <style:paragraph-properties fo:background-color="#D6E3BC"/>
    </style:style>
    <style:style style:name="T154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4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4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5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5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52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5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55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56" style:parent-style-name="Normal" style:family="paragraph">
      <style:paragraph-properties fo:background-color="#D6E3BC"/>
    </style:style>
    <style:style style:name="T155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5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5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6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6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6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6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6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66" style:parent-style-name="Normal" style:family="paragraph">
      <style:paragraph-properties fo:background-color="#D6E3BC"/>
    </style:style>
    <style:style style:name="T156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6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6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7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7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7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7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7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76" style:parent-style-name="Normal" style:family="paragraph">
      <style:paragraph-properties fo:background-color="#D6E3BC"/>
    </style:style>
    <style:style style:name="T157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7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7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8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8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8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8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8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86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87" style:parent-style-name="Normal" style:family="paragraph">
      <style:paragraph-properties fo:background-color="#D6E3BC"/>
    </style:style>
    <style:style style:name="T158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8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9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9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9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9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59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59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5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59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598" style:parent-style-name="Normal" style:family="paragraph">
      <style:paragraph-properties fo:background-color="#D6E3BC"/>
    </style:style>
    <style:style style:name="T159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0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0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0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0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0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0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0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0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10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11" style:parent-style-name="Normal" style:family="paragraph">
      <style:paragraph-properties fo:background-color="#D6E3BC"/>
    </style:style>
    <style:style style:name="T161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1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1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1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1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1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1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2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21" style:parent-style-name="Normal" style:family="paragraph">
      <style:paragraph-properties fo:background-color="#D6E3BC"/>
    </style:style>
    <style:style style:name="T162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2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2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2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2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2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2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2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3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31" style:parent-style-name="Normal" style:family="paragraph">
      <style:paragraph-properties fo:background-color="#D6E3BC"/>
    </style:style>
    <style:style style:name="T163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3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3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3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3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3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3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4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42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43" style:parent-style-name="Normal" style:family="paragraph">
      <style:paragraph-properties fo:background-color="#D6E3BC"/>
    </style:style>
    <style:style style:name="T164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4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4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4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49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5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5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52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53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54" style:parent-style-name="Normal" style:family="paragraph">
      <style:paragraph-properties fo:background-color="#D6E3BC"/>
    </style:style>
    <style:style style:name="T165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5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5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style:language-complex="ar" style:country-complex="SA"/>
    </style:style>
    <style:style style:name="T16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5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60" style:parent-style-name="Normal" style:family="paragraph">
      <style:paragraph-properties fo:background-color="#D6E3BC"/>
    </style:style>
    <style:style style:name="T166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6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6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66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6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6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66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69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70" style:parent-style-name="Normal" style:family="paragraph">
      <style:paragraph-properties fo:background-color="#D6E3BC"/>
    </style:style>
    <style:style style:name="T167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672" style:parent-style-name="Normal" style:family="paragraph">
      <style:paragraph-properties style:text-autospace="none" fo:background-color="#D6E3BC"/>
    </style:style>
    <style:style style:name="T167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674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P1675" style:parent-style-name="Normal" style:family="paragraph">
      <style:paragraph-properties style:text-autospace="none" fo:background-color="#D6E3BC"/>
    </style:style>
    <style:style style:name="T1676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677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T167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679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P1680" style:parent-style-name="Normal" style:family="paragraph">
      <style:paragraph-properties style:text-autospace="none" fo:background-color="#D6E3BC"/>
    </style:style>
    <style:style style:name="T168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682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P1683" style:parent-style-name="Normal" style:family="paragraph">
      <style:paragraph-properties style:text-autospace="none" fo:background-color="#D6E3BC"/>
    </style:style>
    <style:style style:name="T168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685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P1686" style:parent-style-name="Normal" style:family="paragraph">
      <style:paragraph-properties style:text-autospace="none" fo:background-color="#D6E3BC"/>
    </style:style>
    <style:style style:name="T168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688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P1689" style:parent-style-name="Normal" style:family="paragraph">
      <style:paragraph-properties fo:background-color="#D6E3BC"/>
    </style:style>
    <style:style style:name="T1690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691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T1692" style:parent-style-name="DefaultParagraphFont" style:family="text">
      <style:text-properties fo:font-weight="bold" style:font-weight-asian="bold" fo:font-style="italic" style:font-style-asian="italic"/>
    </style:style>
    <style:style style:name="T1693" style:parent-style-name="DefaultParagraphFont" style:family="text">
      <style:text-properties fo:font-weight="bold" style:font-weight-asian="bold" fo:font-style="italic" style:font-style-asian="italic"/>
    </style:style>
    <style:style style:name="T1694" style:parent-style-name="DefaultParagraphFont" style:family="text">
      <style:text-properties fo:font-weight="bold" style:font-weight-asian="bold" fo:font-style="italic" style:font-style-asian="italic"/>
    </style:style>
    <style:style style:name="T1695" style:parent-style-name="DefaultParagraphFont" style:family="text">
      <style:text-properties fo:font-weight="bold" style:font-weight-asian="bold" fo:font-style="italic" style:font-style-asian="italic"/>
    </style:style>
    <style:style style:name="T1696" style:parent-style-name="DefaultParagraphFont" style:family="text">
      <style:text-properties fo:font-weight="bold" style:font-weight-asian="bold" fo:font-style="italic" style:font-style-asian="italic"/>
    </style:style>
    <style:style style:name="T1697" style:parent-style-name="DefaultParagraphFont" style:family="text">
      <style:text-properties fo:font-weight="bold" style:font-weight-asian="bold" fo:font-style="italic" style:font-style-asian="italic"/>
    </style:style>
    <style:style style:name="T1698" style:parent-style-name="DefaultParagraphFont" style:family="text">
      <style:text-properties fo:font-weight="bold" style:font-weight-asian="bold" fo:font-style="italic" style:font-style-asian="italic"/>
    </style:style>
    <style:style style:name="P1699" style:parent-style-name="ListParagraph" style:list-style-name="LFO9" style:family="paragraph">
      <style:paragraph-properties fo:margin-left="0in" fo:text-indent="0in">
        <style:tab-stops/>
      </style:paragraph-properties>
    </style:style>
    <style:style style:name="T1700" style:parent-style-name="DefaultParagraphFont" style:family="text">
      <style:text-properties fo:color="#FF0000"/>
    </style:style>
    <style:style style:name="P1701" style:parent-style-name="Normal" style:family="paragraph">
      <style:paragraph-properties fo:margin-left="-0.4916in">
        <style:tab-stops/>
      </style:paragraph-properties>
    </style:style>
    <style:style style:name="P1702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703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704" style:parent-style-name="Normal" style:family="paragraph">
      <style:paragraph-properties fo:margin-left="0.4916in" fo:background-color="#D6E3BC">
        <style:tab-stops/>
      </style:paragraph-properties>
    </style:style>
    <style:style style:name="T170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06" style:parent-style-name="DefaultParagraphFont" style:family="text">
      <style:text-properties style:font-name="Courier New" style:font-name-complex="Courier New" fo:color="#4F81BD" fo:font-size="10pt" style:font-size-asian="10pt" style:font-size-complex="10pt"/>
    </style:style>
    <style:style style:name="T170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0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0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1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11" style:parent-style-name="DefaultParagraphFont" style:family="text">
      <style:text-properties style:font-name="Courier New" style:font-name-complex="Courier New" fo:color="#4F81BD" fo:font-size="10pt" style:font-size-asian="10pt" style:font-size-complex="10pt"/>
    </style:style>
    <style:style style:name="T171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1713" style:parent-style-name="Normal" style:family="paragraph">
      <style:paragraph-properties fo:margin-left="0.4916in" fo:background-color="#D6E3BC">
        <style:tab-stops/>
      </style:paragraph-properties>
    </style:style>
    <style:style style:name="T171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15" style:parent-style-name="DefaultParagraphFont" style:family="text">
      <style:text-properties style:font-name="Courier New" style:font-name-complex="Courier New" fo:color="#4F81BD" fo:font-size="10pt" style:font-size-asian="10pt" style:font-size-complex="10pt"/>
    </style:style>
    <style:style style:name="T171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17" style:parent-style-name="DefaultParagraphFont" style:family="text">
      <style:text-properties style:font-name="Courier New" style:font-name-complex="Courier New" fo:color="#4F81BD" fo:font-size="10pt" style:font-size-asian="10pt" style:font-size-complex="10pt"/>
    </style:style>
    <style:style style:name="T171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1719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720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721" style:parent-style-name="Normal" style:family="paragraph">
      <style:paragraph-properties fo:margin-left="0.4916in">
        <style:tab-stops/>
      </style:paragraph-properties>
    </style:style>
    <style:style style:name="P1722" style:parent-style-name="Normal" style:family="paragraph">
      <style:paragraph-properties fo:margin-left="0.4916in">
        <style:tab-stops/>
      </style:paragraph-properties>
    </style:style>
    <style:style style:name="P1723" style:parent-style-name="Normal" style:family="paragraph">
      <style:paragraph-properties fo:margin-left="0.4916in">
        <style:tab-stops/>
      </style:paragraph-properties>
    </style:style>
    <style:style style:name="T1724" style:parent-style-name="DefaultParagraphFont" style:family="text">
      <style:text-properties fo:font-weight="bold" style:font-weight-asian="bold" fo:font-style="italic" style:font-style-asian="italic"/>
    </style:style>
    <style:style style:name="T1725" style:parent-style-name="DefaultParagraphFont" style:family="text">
      <style:text-properties fo:font-style="italic" style:font-style-asian="italic"/>
    </style:style>
    <style:style style:name="T1726" style:parent-style-name="DefaultParagraphFont" style:family="text">
      <style:text-properties fo:font-style="italic" style:font-style-asian="italic"/>
    </style:style>
    <style:style style:name="T1727" style:parent-style-name="DefaultParagraphFont" style:family="text">
      <style:text-properties fo:font-style="italic" style:font-style-asian="italic"/>
    </style:style>
    <style:style style:name="P1728" style:parent-style-name="Normal" style:family="paragraph">
      <style:paragraph-properties fo:margin-left="0.4916in">
        <style:tab-stops/>
      </style:paragraph-properties>
    </style:style>
    <style:style style:name="T1729" style:parent-style-name="DefaultParagraphFont" style:family="text">
      <style:text-properties fo:font-weight="bold" style:font-weight-asian="bold" fo:font-style="italic" style:font-style-asian="italic"/>
    </style:style>
    <style:style style:name="P1730" style:parent-style-name="Normal" style:family="paragraph">
      <style:paragraph-properties fo:margin-left="0.4916in">
        <style:tab-stops/>
      </style:paragraph-properties>
    </style:style>
    <style:style style:name="T1731" style:parent-style-name="DefaultParagraphFont" style:family="text">
      <style:text-properties fo:font-weight="bold" style:font-weight-asian="bold" fo:font-style="italic" style:font-style-asian="italic"/>
    </style:style>
    <style:style style:name="P1732" style:parent-style-name="Normal" style:family="paragraph">
      <style:paragraph-properties fo:margin-left="0.4916in">
        <style:tab-stops/>
      </style:paragraph-properties>
    </style:style>
    <style:style style:name="P1733" style:parent-style-name="Normal" style:family="paragraph">
      <style:paragraph-properties fo:margin-left="0.4916in">
        <style:tab-stops/>
      </style:paragraph-properties>
    </style:style>
    <style:style style:name="T1734" style:parent-style-name="DefaultParagraphFont" style:family="text">
      <style:text-properties fo:font-style="italic" style:font-style-asian="italic"/>
    </style:style>
    <style:style style:name="T1735" style:parent-style-name="DefaultParagraphFont" style:family="text">
      <style:text-properties fo:font-style="italic" style:font-style-asian="italic"/>
    </style:style>
    <style:style style:name="T17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P1737" style:parent-style-name="Normal" style:family="paragraph">
      <style:paragraph-properties fo:margin-left="-0.4916in">
        <style:tab-stops/>
      </style:paragraph-properties>
    </style:style>
    <style:style style:name="P1738" style:parent-style-name="ListParagraph" style:list-style-name="LFO9" style:family="paragraph">
      <style:paragraph-properties fo:margin-left="0in" fo:text-indent="0in">
        <style:tab-stops/>
      </style:paragraph-properties>
    </style:style>
    <style:style style:name="P1739" style:parent-style-name="ListParagraph" style:list-style-name="LFO9" style:family="paragraph">
      <style:paragraph-properties fo:margin-left="0in" fo:text-indent="0in">
        <style:tab-stops/>
      </style:paragraph-properties>
    </style:style>
    <style:style style:name="P1740" style:parent-style-name="ListParagraph" style:list-style-name="LFO10" style:family="paragraph"/>
    <style:style style:name="P1741" style:parent-style-name="ListParagraph" style:list-style-name="LFO10" style:family="paragraph"/>
    <style:style style:name="P1742" style:parent-style-name="ListParagraph" style:list-style-name="LFO10" style:family="paragraph"/>
    <style:style style:name="T1743" style:parent-style-name="DefaultParagraphFont" style:family="text">
      <style:text-properties fo:font-weight="bold" style:font-weight-asian="bold"/>
    </style:style>
    <style:style style:name="P1744" style:parent-style-name="ListParagraph" style:list-style-name="LFO10" style:family="paragraph"/>
    <style:style style:name="T1745" style:parent-style-name="DefaultParagraphFont" style:family="text">
      <style:text-properties fo:font-weight="bold" style:font-weight-asian="bold"/>
    </style:style>
    <style:style style:name="P1746" style:parent-style-name="ListParagraph" style:list-style-name="LFO11" style:family="paragraph"/>
    <style:style style:name="P1747" style:parent-style-name="ListParagraph" style:list-style-name="LFO10" style:family="paragraph"/>
    <style:style style:name="P1748" style:parent-style-name="ListParagraph" style:list-style-name="LFO10" style:family="paragraph"/>
    <style:style style:name="P1749" style:parent-style-name="ListParagraph" style:list-style-name="LFO10" style:family="paragraph"/>
    <style:style style:name="P1750" style:parent-style-name="ListParagraph" style:list-style-name="LFO10" style:family="paragraph"/>
    <style:style style:name="P1751" style:parent-style-name="ListParagraph" style:list-style-name="LFO10" style:family="paragraph"/>
    <style:style style:name="P1752" style:parent-style-name="ListParagraph" style:list-style-name="LFO10" style:family="paragraph"/>
    <style:style style:name="P1753" style:parent-style-name="ListParagraph" style:list-style-name="LFO10" style:family="paragraph"/>
    <style:style style:name="P1754" style:parent-style-name="ListParagraph" style:list-style-name="LFO10" style:family="paragraph"/>
    <style:style style:name="P1755" style:parent-style-name="ListParagraph" style:list-style-name="LFO10" style:family="paragraph"/>
    <style:style style:name="P1756" style:parent-style-name="ListParagraph" style:list-style-name="LFO10" style:family="paragraph"/>
    <style:style style:name="P1757" style:parent-style-name="ListParagraph" style:list-style-name="LFO10" style:family="paragraph"/>
    <style:style style:name="P1758" style:parent-style-name="ListParagraph" style:list-style-name="LFO10" style:family="paragraph"/>
    <style:style style:name="P1759" style:parent-style-name="ListParagraph" style:list-style-name="LFO10" style:family="paragraph"/>
    <style:style style:name="P1760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761" style:parent-style-name="Normal" style:family="paragraph">
      <style:paragraph-properties fo:break-before="page" fo:margin-bottom="0.1388in" fo:line-height="115%"/>
    </style:style>
    <style:style style:name="P1762" style:parent-style-name="Normal" style:list-style-name="LFO12" style:family="paragraph">
      <style:paragraph-properties fo:margin-top="0.0395in" fo:margin-bottom="0.1388in"/>
    </style:style>
    <style:style style:name="P1763" style:parent-style-name="Normal" style:list-style-name="LFO12" style:family="paragraph">
      <style:paragraph-properties fo:margin-top="0.0395in" fo:margin-bottom="0.1388in"/>
    </style:style>
    <style:style style:name="P1764" style:parent-style-name="Normal" style:list-style-name="LFO12" style:family="paragraph">
      <style:paragraph-properties fo:margin-top="0.0395in" fo:margin-bottom="0.1388in"/>
    </style:style>
    <style:style style:name="P1765" style:parent-style-name="Normal" style:list-style-name="LFO12" style:family="paragraph">
      <style:paragraph-properties fo:margin-top="0.0395in" fo:margin-bottom="0.1388in"/>
    </style:style>
    <style:style style:name="P1766" style:parent-style-name="Normal" style:list-style-name="LFO12" style:family="paragraph">
      <style:paragraph-properties fo:margin-left="0.9833in" fo:text-indent="-0.25in">
        <style:tab-stops/>
      </style:paragraph-properties>
    </style:style>
    <style:style style:name="P1767" style:parent-style-name="Normal" style:list-style-name="LFO12" style:family="paragraph">
      <style:paragraph-properties fo:margin-left="0.9833in" fo:text-indent="-0.25in">
        <style:tab-stops/>
      </style:paragraph-properties>
    </style:style>
    <style:style style:name="T1768" style:parent-style-name="DefaultParagraphFont" style:family="text">
      <style:text-properties fo:font-weight="bold" style:font-weight-asian="bold" style:font-weight-complex="bold"/>
    </style:style>
    <style:style style:name="P1769" style:parent-style-name="Normal" style:family="paragraph">
      <style:paragraph-properties fo:margin-bottom="0.0784in"/>
    </style:style>
    <style:style style:name="P1770" style:parent-style-name="Normal" style:family="paragraph">
      <style:paragraph-properties style:text-autospace="none" fo:background-color="#D6E3BC"/>
    </style:style>
    <style:style style:name="T1771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772" style:parent-style-name="Normal" style:family="paragraph">
      <style:paragraph-properties style:text-autospace="none" fo:background-color="#D6E3BC"/>
    </style:style>
    <style:style style:name="T177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774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775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77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77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7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77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78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78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7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78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784" style:parent-style-name="Normal" style:family="paragraph">
      <style:paragraph-properties style:text-autospace="none" fo:background-color="#D6E3BC"/>
    </style:style>
    <style:style style:name="T178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786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78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78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78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7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791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792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793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7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79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796" style:parent-style-name="Normal" style:family="paragraph">
      <style:paragraph-properties style:text-autospace="none" fo:background-color="#D6E3BC"/>
    </style:style>
    <style:style style:name="T179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798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79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0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0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0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0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0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07" style:parent-style-name="DefaultParagraphFont" style:family="text">
      <style:text-properties style:font-name="Courier New" style:font-name-complex="Courier New" fo:font-style="italic" style:font-style-asian="italic" style:font-style-complex="italic" fo:color="#17365D" fo:font-size="10pt" style:font-size-asian="10pt" style:font-size-complex="10pt" style:language-complex="ar" style:country-complex="SA"/>
    </style:style>
    <style:style style:name="T18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09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810" style:parent-style-name="Normal" style:family="paragraph">
      <style:paragraph-properties style:text-autospace="none" fo:background-color="#D6E3BC"/>
    </style:style>
    <style:style style:name="T181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812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81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1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15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17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18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19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2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822" style:parent-style-name="Normal" style:family="paragraph">
      <style:paragraph-properties style:text-autospace="none" fo:background-color="#D6E3BC"/>
    </style:style>
    <style:style style:name="T1823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style:language-complex="ar" style:country-complex="SA"/>
    </style:style>
    <style:style style:name="T1824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style:language-complex="ar" style:country-complex="SA"/>
    </style:style>
    <style:style style:name="T1825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style:language-complex="ar" style:country-complex="SA"/>
    </style:style>
    <style:style style:name="T1826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style:language-complex="ar" style:country-complex="SA"/>
    </style:style>
    <style:style style:name="T1827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82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29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style:language-complex="ar" style:country-complex="SA"/>
    </style:style>
    <style:style style:name="T1830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style:language-complex="ar" style:country-complex="SA"/>
    </style:style>
    <style:style style:name="T1831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832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33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3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35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style:language-complex="ar" style:country-complex="SA"/>
    </style:style>
    <style:style style:name="P1836" style:parent-style-name="Normal" style:family="paragraph">
      <style:paragraph-properties style:text-autospace="none" fo:background-color="#D6E3BC"/>
    </style:style>
    <style:style style:name="T1837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838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839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40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41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43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44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45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46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4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49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style:language-complex="ar" style:country-complex="SA"/>
    </style:style>
    <style:style style:name="T185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51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852" style:parent-style-name="Normal" style:family="paragraph">
      <style:paragraph-properties style:text-autospace="none" fo:background-color="#D6E3BC"/>
    </style:style>
    <style:style style:name="T1853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854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855" style:parent-style-name="Normal" style:family="paragraph">
      <style:paragraph-properties style:text-autospace="none" fo:background-color="#D6E3BC"/>
    </style:style>
    <style:style style:name="T185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857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858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59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60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6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6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6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6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867" style:parent-style-name="Normal" style:family="paragraph">
      <style:paragraph-properties fo:background-color="#D6E3BC"/>
    </style:style>
    <style:style style:name="T186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869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87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871" style:parent-style-name="Normal" style:family="paragraph">
      <style:paragraph-properties fo:margin-bottom="0.0784in"/>
    </style:style>
    <style:style style:name="T1872" style:parent-style-name="DefaultParagraphFont" style:family="text">
      <style:text-properties fo:font-weight="bold" style:font-weight-asian="bold"/>
    </style:style>
    <style:style style:name="P1873" style:parent-style-name="Normal" style:family="paragraph">
      <style:paragraph-properties style:text-autospace="none" fo:background-color="#D6E3BC"/>
    </style:style>
    <style:style style:name="T187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875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876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77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78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80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81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82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84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885" style:parent-style-name="Normal" style:family="paragraph">
      <style:paragraph-properties style:text-autospace="none" fo:background-color="#D6E3BC"/>
    </style:style>
    <style:style style:name="T188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887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888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89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90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9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92" style:parent-style-name="DefaultParagraphFont" style:family="text">
      <style:text-properties style:font-name="Courier New" style:font-name-complex="Courier New" fo:font-size="10pt" style:font-size-asian="10pt" style:font-size-complex="10pt" style:language-complex="ar" style:country-complex="SA"/>
    </style:style>
    <style:style style:name="T1893" style:parent-style-name="DefaultParagraphFont" style:family="text">
      <style:text-properties style:font-name="Courier New" style:font-name-complex="Courier New" fo:color="#7F007F" fo:font-size="10pt" style:font-size-asian="10pt" style:font-size-complex="10pt" style:language-complex="ar" style:country-complex="SA"/>
    </style:style>
    <style:style style:name="T189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8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896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P1897" style:parent-style-name="Normal" style:family="paragraph">
      <style:paragraph-properties style:text-autospace="none" fo:background-color="#D6E3BC"/>
    </style:style>
    <style:style style:name="T1898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899" style:parent-style-name="Normal" style:family="paragraph">
      <style:paragraph-properties style:text-autospace="none" fo:background-color="#D6E3BC"/>
    </style:style>
    <style:style style:name="T190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901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style:language-complex="ar" style:country-complex="SA"/>
    </style:style>
    <style:style style:name="T1902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style:language-complex="ar" style:country-complex="SA"/>
    </style:style>
    <style:style style:name="T1903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style:language-complex="ar" style:country-complex="SA"/>
    </style:style>
    <style:style style:name="T1904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style:language-complex="ar" style:country-complex="SA"/>
    </style:style>
    <style:style style:name="T1905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90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907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style:language-complex="ar" style:country-complex="SA"/>
    </style:style>
    <style:style style:name="T1908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style:language-complex="ar" style:country-complex="SA"/>
    </style:style>
    <style:style style:name="T1909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91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911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style:language-complex="ar" style:country-complex="SA"/>
    </style:style>
    <style:style style:name="P1912" style:parent-style-name="Normal" style:family="paragraph">
      <style:paragraph-properties style:text-autospace="none" fo:background-color="#D6E3BC"/>
    </style:style>
    <style:style style:name="T1913" style:parent-style-name="DefaultParagraphFont" style:family="text">
      <style:text-properties style:font-name="Courier New" style:font-name-complex="Courier New" fo:color="#3F5FBF" fo:font-size="10pt" style:font-size-asian="10pt" style:font-size-complex="10pt" style:language-complex="ar" style:country-complex="SA"/>
    </style:style>
    <style:style style:name="P1914" style:parent-style-name="Normal" style:family="paragraph">
      <style:paragraph-properties style:text-autospace="none" fo:background-color="#D6E3BC"/>
    </style:style>
    <style:style style:name="T1915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916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style:language-complex="ar" style:country-complex="SA"/>
    </style:style>
    <style:style style:name="T1917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style:language-complex="ar" style:country-complex="SA"/>
    </style:style>
    <style:style style:name="T1918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style:language-complex="ar" style:country-complex="SA"/>
    </style:style>
    <style:style style:name="T1919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style:language-complex="ar" style:country-complex="SA"/>
    </style:style>
    <style:style style:name="T1920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921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922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style:language-complex="ar" style:country-complex="SA"/>
    </style:style>
    <style:style style:name="T1923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style:language-complex="ar" style:country-complex="SA"/>
    </style:style>
    <style:style style:name="T192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92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style:language-complex="ar" style:country-complex="SA"/>
    </style:style>
    <style:style style:name="T1926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style:language-complex="ar" style:country-complex="SA"/>
    </style:style>
    <style:style style:name="P1927" style:parent-style-name="Normal" style:family="paragraph">
      <style:paragraph-properties fo:background-color="#D6E3BC"/>
    </style:style>
    <style:style style:name="T1928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929" style:parent-style-name="DefaultParagraphFont" style:family="text">
      <style:text-properties style:font-name="Courier New" style:font-name-complex="Courier New" fo:color="#3F7F7F" fo:font-size="10pt" style:font-size-asian="10pt" style:font-size-complex="10pt" style:language-complex="ar" style:country-complex="SA"/>
    </style:style>
    <style:style style:name="T1930" style:parent-style-name="DefaultParagraphFont" style:family="text">
      <style:text-properties style:font-name="Courier New" style:font-name-complex="Courier New" fo:color="#008080" fo:font-size="10pt" style:font-size-asian="10pt" style:font-size-complex="10pt" style:language-complex="ar" style:country-complex="SA"/>
    </style:style>
    <style:style style:name="T1931" style:parent-style-name="DefaultParagraphFont" style:family="text">
      <style:text-properties fo:font-style="italic" style:font-style-asian="italic" style:font-style-complex="italic"/>
    </style:style>
    <style:style style:name="T1932" style:parent-style-name="DefaultParagraphFont" style:family="text">
      <style:text-properties fo:font-style="italic" style:font-style-asian="italic" style:font-style-complex="italic"/>
    </style:style>
    <style:style style:name="P1933" style:parent-style-name="Normal" style:family="paragraph">
      <style:paragraph-properties fo:margin-bottom="0.0784in"/>
    </style:style>
    <style:style style:name="T1934" style:parent-style-name="DefaultParagraphFont" style:family="text">
      <style:text-properties fo:font-weight="bold" style:font-weight-asian="bold" style:font-weight-complex="bold"/>
    </style:style>
    <style:style style:name="P1935" style:parent-style-name="Normal" style:family="paragraph">
      <style:paragraph-properties style:text-autospace="none" fo:background-color="#D6E3BC"/>
    </style:style>
    <style:style style:name="T1936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937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style:language-complex="ar" style:country-complex="SA"/>
    </style:style>
    <style:style style:name="P1938" style:parent-style-name="Normal" style:family="paragraph">
      <style:paragraph-properties style:text-autospace="none" fo:background-color="#D6E3BC"/>
    </style:style>
    <style:style style:name="T1939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940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style:language-complex="ar" style:country-complex="SA"/>
    </style:style>
    <style:style style:name="T1941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942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style:language-complex="ar" style:country-complex="SA"/>
    </style:style>
    <style:style style:name="P1943" style:parent-style-name="Normal" style:family="paragraph">
      <style:paragraph-properties style:text-autospace="none" fo:background-color="#D6E3BC"/>
    </style:style>
    <style:style style:name="T1944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945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P1946" style:parent-style-name="Normal" style:family="paragraph">
      <style:paragraph-properties style:text-autospace="none" fo:background-color="#D6E3BC"/>
    </style:style>
    <style:style style:name="T1947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948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P1949" style:parent-style-name="Normal" style:family="paragraph">
      <style:paragraph-properties style:text-autospace="none" fo:background-color="#D6E3BC"/>
    </style:style>
    <style:style style:name="T1950" style:parent-style-name="DefaultParagraphFont" style:family="text">
      <style:text-properties style:font-name="Courier New" style:font-name-complex="Courier New" fo:color="#000000" fo:font-size="10pt" style:font-size-asian="10pt" style:font-size-complex="10pt" style:language-complex="ar" style:country-complex="SA"/>
    </style:style>
    <style:style style:name="T1951" style:parent-style-name="DefaultParagraphFont" style:family="text">
      <style:text-properties style:font-name="Courier New" style:font-name-complex="Courier New" fo:color="#2A00FF" fo:font-size="10pt" style:font-size-asian="10pt" style:font-size-complex="10pt" style:language-complex="ar" style:country-complex="SA"/>
    </style:style>
    <style:style style:name="P1952" style:parent-style-name="Normal" style:family="paragraph">
      <style:paragraph-properties fo:background-color="#D6E3BC"/>
    </style:style>
    <style:style style:name="T195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style:language-complex="ar" style:country-complex="SA"/>
    </style:style>
    <style:style style:name="T1954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style:language-complex="ar" style:country-complex="SA"/>
    </style:style>
    <style:style style:name="T1955" style:parent-style-name="DefaultParagraphFont" style:family="text">
      <style:text-properties style:font-name-complex="Courier New" style:language-complex="ar" style:country-complex="SA"/>
    </style:style>
    <style:style style:name="T1956" style:parent-style-name="DefaultParagraphFont" style:family="text">
      <style:text-properties style:font-name-complex="Courier New" style:language-complex="ar" style:country-complex="SA"/>
    </style:style>
    <style:style style:name="T1957" style:parent-style-name="DefaultParagraphFont" style:family="text">
      <style:text-properties style:font-name-complex="Courier New" fo:font-style="italic" style:font-style-asian="italic" style:font-style-complex="italic" style:language-complex="ar" style:country-complex="SA"/>
    </style:style>
    <style:style style:name="T1958" style:parent-style-name="DefaultParagraphFont" style:family="text">
      <style:text-properties style:font-name-complex="Courier New" style:language-complex="ar" style:country-complex="SA"/>
    </style:style>
    <style:style style:name="T1959" style:parent-style-name="DefaultParagraphFont" style:family="text">
      <style:text-properties style:font-name-complex="Courier New" fo:font-style="italic" style:font-style-asian="italic" style:font-style-complex="italic" style:language-complex="ar" style:country-complex="SA"/>
    </style:style>
    <style:style style:name="T1960" style:parent-style-name="DefaultParagraphFont" style:family="text">
      <style:text-properties style:font-name-complex="Courier New" style:language-complex="ar" style:country-complex="SA"/>
    </style:style>
    <style:style style:name="T1961" style:parent-style-name="DefaultParagraphFont" style:family="text">
      <style:text-properties style:font-name-complex="Courier New" fo:font-style="italic" style:font-style-asian="italic" style:font-style-complex="italic" style:language-complex="ar" style:country-complex="SA"/>
    </style:style>
    <style:style style:name="T1962" style:parent-style-name="DefaultParagraphFont" style:family="text">
      <style:text-properties style:font-name-complex="Courier New" style:language-complex="ar" style:country-complex="SA"/>
    </style:style>
    <style:style style:name="P1963" style:parent-style-name="ListParagraph" style:list-style-name="LFO13" style:family="paragraph"/>
    <style:style style:name="P1964" style:parent-style-name="ListParagraph" style:list-style-name="LFO13" style:family="paragraph"/>
    <style:style style:name="P1965" style:parent-style-name="ListParagraph" style:list-style-name="LFO13" style:family="paragraph"/>
    <style:style style:name="P1966" style:parent-style-name="Heading2" style:family="paragraph">
      <style:text-properties fo:language="et" fo:country="EE" style:language-complex="ar" style:country-complex="SA"/>
    </style:style>
    <style:style style:name="T1967" style:parent-style-name="DefaultParagraphFont" style:family="text">
      <style:text-properties fo:font-weight="bold" style:font-weight-asian="bold"/>
    </style:style>
    <style:style style:name="P1968" style:parent-style-name="Normal" style:family="paragraph">
      <style:paragraph-properties style:text-autospace="none" fo:background-color="#D6E3BC"/>
    </style:style>
    <style:style style:name="T196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97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97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97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97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9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7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97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97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9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7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980" style:parent-style-name="Normal" style:family="paragraph">
      <style:paragraph-properties style:text-autospace="none" fo:background-color="#D6E3BC"/>
    </style:style>
    <style:style style:name="T198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98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98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98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98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98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8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98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9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9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99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992" style:parent-style-name="Normal" style:family="paragraph">
      <style:paragraph-properties style:text-autospace="none" fo:background-color="#D6E3BC"/>
    </style:style>
    <style:style style:name="T199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99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99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99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99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9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9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0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0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0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05" style:parent-style-name="Normal" style:family="paragraph">
      <style:paragraph-properties style:text-autospace="none" fo:background-color="#D6E3BC"/>
    </style:style>
    <style:style style:name="T200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0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0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0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1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1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1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1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1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1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1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1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18" style:parent-style-name="Normal" style:family="paragraph">
      <style:paragraph-properties style:text-autospace="none" fo:background-color="#D6E3BC"/>
    </style:style>
    <style:style style:name="T201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2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2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2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2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2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2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2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2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2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3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31" style:parent-style-name="Normal" style:family="paragraph">
      <style:paragraph-properties style:text-autospace="none" fo:background-color="#D6E3BC"/>
    </style:style>
    <style:style style:name="T203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3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3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3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3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3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3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3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4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4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4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4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45" style:parent-style-name="Normal" style:family="paragraph">
      <style:paragraph-properties style:text-autospace="none" fo:background-color="#D6E3BC"/>
    </style:style>
    <style:style style:name="T204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4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4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4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5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5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5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5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5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5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5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5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58" style:parent-style-name="Normal" style:family="paragraph">
      <style:paragraph-properties style:text-autospace="none" fo:background-color="#D6E3BC"/>
    </style:style>
    <style:style style:name="T205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6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6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6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6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6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6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6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6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6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71" style:parent-style-name="Normal" style:family="paragraph">
      <style:paragraph-properties style:text-autospace="none" fo:background-color="#D6E3BC"/>
    </style:style>
    <style:style style:name="T20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7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7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7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7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7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7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7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8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8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8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8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84" style:parent-style-name="Normal" style:family="paragraph">
      <style:paragraph-properties style:text-autospace="none" fo:background-color="#D6E3BC"/>
    </style:style>
    <style:style style:name="T208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8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8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8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8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9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9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9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9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9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97" style:parent-style-name="Normal" style:family="paragraph">
      <style:paragraph-properties style:text-autospace="none" fo:background-color="#D6E3BC"/>
    </style:style>
    <style:style style:name="T209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9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0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0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0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0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0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0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0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0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10" style:parent-style-name="Normal" style:family="paragraph">
      <style:paragraph-properties style:text-autospace="none" fo:background-color="#D6E3BC"/>
    </style:style>
    <style:style style:name="T211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1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1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1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1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1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1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1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2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23" style:parent-style-name="Normal" style:family="paragraph">
      <style:paragraph-properties style:text-autospace="none" fo:background-color="#D6E3BC"/>
    </style:style>
    <style:style style:name="T21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2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2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2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2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2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3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3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3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3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3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3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36" style:parent-style-name="Normal" style:family="paragraph">
      <style:paragraph-properties style:text-autospace="none" fo:background-color="#D6E3BC"/>
    </style:style>
    <style:style style:name="T21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3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3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4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4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4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4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4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4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4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49" style:parent-style-name="Normal" style:family="paragraph">
      <style:paragraph-properties style:text-autospace="none" fo:background-color="#D6E3BC"/>
    </style:style>
    <style:style style:name="T21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5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5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5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5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5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5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5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5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5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6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6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62" style:parent-style-name="Normal" style:family="paragraph">
      <style:paragraph-properties style:text-autospace="none" fo:background-color="#D6E3BC"/>
    </style:style>
    <style:style style:name="T216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6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6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66" style:parent-style-name="Normal" style:family="paragraph">
      <style:paragraph-properties style:text-autospace="none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67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168" style:parent-style-name="DefaultParagraphFont" style:family="text">
      <style:text-properties fo:language="et" fo:country="EE" style:language-complex="ar" style:country-complex="SA"/>
    </style:style>
    <style:style style:name="T2169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170" style:parent-style-name="DefaultParagraphFont" style:family="text">
      <style:text-properties fo:language="et" fo:country="EE" style:language-complex="ar" style:country-complex="SA"/>
    </style:style>
    <style:style style:name="T2171" style:parent-style-name="DefaultParagraphFont" style:family="text">
      <style:text-properties fo:language="et" fo:country="EE" style:language-complex="ar" style:country-complex="SA"/>
    </style:style>
    <style:style style:name="T2172" style:parent-style-name="DefaultParagraphFont" style:family="text">
      <style:text-properties fo:language="et" fo:country="EE" style:language-complex="ar" style:country-complex="SA"/>
    </style:style>
    <style:style style:name="T2173" style:parent-style-name="DefaultParagraphFont" style:family="text">
      <style:text-properties fo:language="et" fo:country="EE" style:language-complex="ar" style:country-complex="SA"/>
    </style:style>
    <style:style style:name="T217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175" style:parent-style-name="DefaultParagraphFont" style:family="text">
      <style:text-properties fo:language="et" fo:country="EE" style:language-complex="ar" style:country-complex="SA"/>
    </style:style>
    <style:style style:name="T2176" style:parent-style-name="DefaultParagraphFont" style:family="text">
      <style:text-properties fo:language="et" fo:country="EE" style:language-complex="ar" style:country-complex="SA"/>
    </style:style>
    <style:style style:name="T2177" style:parent-style-name="DefaultParagraphFont" style:family="text">
      <style:text-properties fo:language="et" fo:country="EE" style:language-complex="ar" style:country-complex="SA"/>
    </style:style>
    <style:style style:name="T2178" style:parent-style-name="DefaultParagraphFont" style:family="text">
      <style:text-properties fo:language="et" fo:country="EE" style:language-complex="ar" style:country-complex="SA"/>
    </style:style>
    <style:style style:name="T2179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180" style:parent-style-name="DefaultParagraphFont" style:family="text">
      <style:text-properties fo:language="et" fo:country="EE" style:language-complex="ar" style:country-complex="SA"/>
    </style:style>
    <style:style style:name="T2181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182" style:parent-style-name="DefaultParagraphFont" style:family="text">
      <style:text-properties fo:language="et" fo:country="EE" style:language-complex="ar" style:country-complex="SA"/>
    </style:style>
    <style:style style:name="T2183" style:parent-style-name="DefaultParagraphFont" style:family="text">
      <style:text-properties fo:language="et" fo:country="EE" style:language-complex="ar" style:country-complex="SA"/>
    </style:style>
    <style:style style:name="T2184" style:parent-style-name="DefaultParagraphFont" style:family="text">
      <style:text-properties fo:language="et" fo:country="EE" style:language-complex="ar" style:country-complex="SA"/>
    </style:style>
    <style:style style:name="T2185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186" style:parent-style-name="DefaultParagraphFont" style:family="text">
      <style:text-properties fo:language="et" fo:country="EE" style:language-complex="ar" style:country-complex="SA"/>
    </style:style>
    <style:style style:name="T2187" style:parent-style-name="DefaultParagraphFont" style:family="text">
      <style:text-properties fo:language="et" fo:country="EE" style:language-complex="ar" style:country-complex="SA"/>
    </style:style>
    <style:style style:name="T218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189" style:parent-style-name="DefaultParagraphFont" style:family="text">
      <style:text-properties fo:language="et" fo:country="EE" style:language-complex="ar" style:country-complex="SA"/>
    </style:style>
    <style:style style:name="T219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191" style:parent-style-name="DefaultParagraphFont" style:family="text">
      <style:text-properties fo:language="et" fo:country="EE" style:language-complex="ar" style:country-complex="SA"/>
    </style:style>
    <style:style style:name="T2192" style:parent-style-name="DefaultParagraphFont" style:family="text">
      <style:text-properties fo:language="et" fo:country="EE" style:language-complex="ar" style:country-complex="SA"/>
    </style:style>
    <style:style style:name="T2193" style:parent-style-name="DefaultParagraphFont" style:family="text">
      <style:text-properties fo:language="et" fo:country="EE" style:language-complex="ar" style:country-complex="SA"/>
    </style:style>
    <style:style style:name="T2194" style:parent-style-name="DefaultParagraphFont" style:family="text">
      <style:text-properties fo:language="et" fo:country="EE" style:language-complex="ar" style:country-complex="SA"/>
    </style:style>
    <style:style style:name="T2195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196" style:parent-style-name="DefaultParagraphFont" style:family="text">
      <style:text-properties fo:language="et" fo:country="EE" style:language-complex="ar" style:country-complex="SA"/>
    </style:style>
    <style:style style:name="T2197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2198" style:parent-style-name="DefaultParagraphFont" style:family="text">
      <style:text-properties fo:language="et" fo:country="EE" style:language-complex="ar" style:country-complex="SA"/>
    </style:style>
    <style:style style:name="T2199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200" style:parent-style-name="DefaultParagraphFont" style:family="text">
      <style:text-properties fo:language="et" fo:country="EE" style:language-complex="ar" style:country-complex="SA"/>
    </style:style>
    <style:style style:name="T2201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202" style:parent-style-name="DefaultParagraphFont" style:family="text">
      <style:text-properties fo:language="et" fo:country="EE" style:language-complex="ar" style:country-complex="SA"/>
    </style:style>
    <style:style style:name="T2203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204" style:parent-style-name="DefaultParagraphFont" style:family="text">
      <style:text-properties fo:language="et" fo:country="EE" style:language-complex="ar" style:country-complex="SA"/>
    </style:style>
    <style:style style:name="T2205" style:parent-style-name="DefaultParagraphFont" style:family="text">
      <style:text-properties fo:language="et" fo:country="EE" style:language-complex="ar" style:country-complex="SA"/>
    </style:style>
    <style:style style:name="T220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207" style:parent-style-name="DefaultParagraphFont" style:family="text">
      <style:text-properties fo:language="et" fo:country="EE" style:language-complex="ar" style:country-complex="SA"/>
    </style:style>
    <style:style style:name="P2208" style:parent-style-name="Normal" style:family="paragraph">
      <style:text-properties fo:language="et" fo:country="EE" style:language-complex="ar" style:country-complex="SA"/>
    </style:style>
    <style:style style:name="P2209" style:parent-style-name="Heading2" style:family="paragraph">
      <style:text-properties fo:language="et" fo:country="EE" style:language-complex="ar" style:country-complex="SA"/>
    </style:style>
    <style:style style:name="P2210" style:parent-style-name="Normal" style:family="paragraph">
      <style:paragraph-properties fo:break-before="page" fo:margin-bottom="0.1388in" fo:line-height="115%"/>
    </style:style>
    <style:style style:name="P2211" style:parent-style-name="Normal" style:family="paragraph">
      <style:text-properties fo:language="et" fo:country="EE" style:language-complex="ar" style:country-complex="SA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bookmark-start text:name="_Toc273352062"/><text:bookmark-start text:name="_Toc269040692"/><text:bookmark-start text:name="_Toc270420552"/><text:bookmark-start text:name="_Toc270429115"/><text:bookmark-start text:name="_Toc270430270"/><text:bookmark-start text:name="_Toc271529437"/><text:bookmark-start text:name="_Toc271531538"/><text:bookmark-start text:name="_Toc271538812"/><text:bookmark-start text:name="_Toc272232642"/><text:bookmark-start text:name="_Toc272832962"/><text:bookmark-start text:name="_Toc273108569"/><text:bookmark-start text:name="_Toc273123283"/><text:bookmark-start text:name="_Toc273123367"/><text:bookmark-start text:name="_Toc273126330"/><text:bookmark-start text:name="_Toc273126548"/><text:bookmark-start text:name="_Toc275181507"/><text:bookmark-start text:name="_Toc275764712"/><text:bookmark-start text:name="_Toc275765989"/><text:bookmark-start text:name="_Toc275770849"/><text:bookmark-start text:name="_Toc275771632"/>ADIT – Paigaldusjuhend<text:bookmark-end text:name="_Toc273352062"/><text:bookmark-end text:name="_Toc269040692"/><text:bookmark-end text:name="_Toc270420552"/><text:bookmark-end text:name="_Toc270429115"/><text:bookmark-end text:name="_Toc270430270"/><text:bookmark-end text:name="_Toc271529437"/><text:bookmark-end text:name="_Toc271531538"/><text:bookmark-end text:name="_Toc271538812"/><text:bookmark-end text:name="_Toc272232642"/><text:bookmark-end text:name="_Toc272832962"/><text:bookmark-end text:name="_Toc273108569"/><text:bookmark-end text:name="_Toc273123283"/><text:bookmark-end text:name="_Toc273123367"/><text:bookmark-end text:name="_Toc273126330"/><text:bookmark-end text:name="_Toc273126548"/><text:bookmark-end text:name="_Toc275181507"/><text:bookmark-end text:name="_Toc275764712"/><text:bookmark-end text:name="_Toc275765989"/><text:bookmark-end text:name="_Toc275770849"/><text:bookmark-end text:name="_Toc275771632"/></text:p>
      <text:p text:style-name="Normal"/>
      <text:p text:style-name="P14">Versioon 1.4</text:p>
      <text:p text:style-name="P15"/>
      <text:p text:style-name="P1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275771632" office:target-frame-name="_top" xlink:show="replace"><text:span text:style-name="Hyperlink">ADIT – Paigaldusjuhend</text:span><text:tab/>1</text:a></text:p>
          <text:p text:style-name="P18"><text:a xlink:href="#_Toc275771633" office:target-frame-name="_top" xlink:show="replace"><text:span text:style-name="Hyperlink">Sissejuhatus</text:span><text:tab/>5</text:a></text:p>
          <text:p text:style-name="P19"><text:a xlink:href="#_Toc275771634" office:target-frame-name="_top" xlink:show="replace"><text:span text:style-name="Hyperlink">Nõuded keskkonnale</text:span><text:tab/>5</text:a></text:p>
          <text:p text:style-name="P20"><text:a xlink:href="#_Toc275771635" office:target-frame-name="_top" xlink:show="replace"><text:span text:style-name="Hyperlink">ADIT-i andmebaas</text:span><text:tab/>6</text:a></text:p>
          <text:p text:style-name="P21"><text:a xlink:href="#_Toc275771636" office:target-frame-name="_top" xlink:show="replace"><text:span text:style-name="Hyperlink">Paigaldus</text:span><text:tab/>6</text:a></text:p>
          <text:p text:style-name="P22"><text:a xlink:href="#_Toc275771637" office:target-frame-name="_top" xlink:show="replace"><text:span text:style-name="Hyperlink">ADIT rakendus</text:span><text:tab/>8</text:a></text:p>
          <text:p text:style-name="P23"><text:a xlink:href="#_Toc275771638" office:target-frame-name="_top" xlink:show="replace"><text:span text:style-name="Hyperlink">Rakenduse algkoodi allalaadimine</text:span><text:tab/>8</text:a></text:p>
          <text:p text:style-name="P24"><text:a xlink:href="#_Toc275771639" office:target-frame-name="_top" xlink:show="replace"><text:span text:style-name="Hyperlink">Seadistamine</text:span><text:tab/>9</text:a></text:p>
          <text:p text:style-name="P25"><text:a xlink:href="#_Toc275771640" office:target-frame-name="_top" xlink:show="replace"><text:span text:style-name="Hyperlink">Fail adit-servlet.xml</text:span><text:tab/>9</text:a></text:p>
          <text:p text:style-name="P26"><text:a xlink:href="#_Toc275771641" office:target-frame-name="_top" xlink:show="replace"><text:span text:style-name="Hyperlink">Fail log4j.xml</text:span><text:tab/>12</text:a></text:p>
          <text:p text:style-name="P27"><text:a xlink:href="#_Toc275771642" office:target-frame-name="_top" xlink:show="replace"><text:span text:style-name="Hyperlink">Fail xtee.properties</text:span><text:tab/>13</text:a></text:p>
          <text:p text:style-name="P28"><text:a xlink:href="#_Toc275771643" office:target-frame-name="_top" xlink:show="replace"><text:span text:style-name="Hyperlink">Rakenduse paigaldamine Tomcat 6.x <text:s/>rakendusserverisse</text:span><text:tab/>14</text:a></text:p>
          <text:p text:style-name="P29"><text:a xlink:href="#_Toc275771644" office:target-frame-name="_top" xlink:show="replace"><text:span text:style-name="Hyperlink">Rakenduse paigaldamine Weblogic 10.x rakendusserverisse</text:span><text:tab/>14</text:a></text:p>
          <text:p text:style-name="P30"><text:a xlink:href="#_Toc275771645" office:target-frame-name="_top" xlink:show="replace"><text:span text:style-name="Hyperlink">DVK liidese seadistamine</text:span><text:tab/>15</text:a></text:p>
          <text:p text:style-name="P31"><text:a xlink:href="#_Toc275771646" office:target-frame-name="_top" xlink:show="replace"><text:span text:style-name="Hyperlink">Teavituskalendri ja riigiportaali X-Tee liidese seadistamine</text:span><text:tab/>16</text:a></text:p>
          <text:p text:style-name="P32"><text:a xlink:href="#_Toc275771647" office:target-frame-name="_top" xlink:show="replace"><text:span text:style-name="Hyperlink">Monitooringu rakendus ja rakenduse kontroll</text:span><text:tab/>17</text:a></text:p>
          <text:p text:style-name="P33"><text:a xlink:href="#_Toc275771648" office:target-frame-name="_top" xlink:show="replace"><text:span text:style-name="T34">Seadistamine</text:span><text:tab/>17</text:a></text:p>
          <text:p text:style-name="P35"><text:a xlink:href="#_Toc275771649" office:target-frame-name="_top" xlink:show="replace"><text:span text:style-name="T36">Nagiose seaded</text:span><text:tab/>18</text:a></text:p>
          <text:p text:style-name="P37"><text:a xlink:href="#_Toc275771650" office:target-frame-name="_top" xlink:show="replace"><text:span text:style-name="Hyperlink">Rakenduse log4j-nagiosappender seadistus</text:span><text:tab/>18</text:a></text:p>
          <text:p text:style-name="P38"><text:a xlink:href="#_Toc275771651" office:target-frame-name="_top" xlink:show="replace"><text:span text:style-name="Hyperlink">Nagiose seadistus – passiivne monitoring</text:span><text:tab/>18</text:a></text:p>
          <text:p text:style-name="P39"><text:a xlink:href="#_Toc275771652" office:target-frame-name="_top" xlink:show="replace"><text:span text:style-name="Hyperlink">Nagiose seadistus – aktiivne monitooring</text:span><text:tab/>19</text:a></text:p>
        </text:index-body>
      </text:table-of-content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Normal"/>
      <text:p text:style-name="P64"/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Normal"><text:span text:style-name="T73">Kuupäev</text:span></text:p>
          </table:table-cell>
          <table:table-cell table:style-name="TableCell74">
            <text:p text:style-name="Normal"><text:span text:style-name="T75">Versioon</text:span></text:p>
          </table:table-cell>
          <table:table-cell table:style-name="TableCell76">
            <text:p text:style-name="Normal"><text:span text:style-name="T77">Kirjeldus</text:span></text:p>
          </table:table-cell>
          <table:table-cell table:style-name="TableCell78">
            <text:p text:style-name="Normal"><text:span text:style-name="T79">Autor</text:span></text:p>
          </table:table-cell>
        </table:table-row>
        <table:table-row table:style-name="TableRow80">
          <table:table-cell table:style-name="TableCell81">
            <text:p text:style-name="Normal"><text:span text:style-name="T82">08.08.2010</text:span></text:p>
          </table:table-cell>
          <table:table-cell table:style-name="TableCell83">
            <text:p text:style-name="Normal"><text:span text:style-name="T84">1.0</text:span></text:p>
          </table:table-cell>
          <table:table-cell table:style-name="TableCell85">
            <text:p text:style-name="Normal"><text:span text:style-name="T86">Dokumendi loomine</text:span></text:p>
          </table:table-cell>
          <table:table-cell table:style-name="TableCell87">
            <text:p text:style-name="Normal"><text:span text:style-name="T88">Marko Kurm</text:span></text:p>
          </table:table-cell>
        </table:table-row>
        <table:table-row table:style-name="TableRow89">
          <table:table-cell table:style-name="TableCell90">
            <text:p text:style-name="Normal"><text:span text:style-name="T91">06.09.2010</text:span></text:p>
          </table:table-cell>
          <table:table-cell table:style-name="TableCell92">
            <text:p text:style-name="Normal"><text:span text:style-name="T93">1.1</text:span></text:p>
          </table:table-cell>
          <table:table-cell table:style-name="TableCell94">
            <text:p text:style-name="Normal"><text:span text:style-name="T95">Täiendatud punkte „</text:span><text:span text:style-name="T96">Rakenduse pa</text:span><text:span text:style-name="T97">i</text:span><text:span text:style-name="T98">galdamine</text:span><text:span text:style-name="T99">“ ja „</text:span><text:span text:style-name="T100">Rakenduse paiga</text:span><text:span text:style-name="T101">l</text:span><text:span text:style-name="T102">damine rakendusserverisse (To</text:span><text:span text:style-name="T103">m</text:span><text:span text:style-name="T104">cat)“ -<text:s/></text:span><text:span text:style-name="T105">andmebaasi parame</text:span><text:span text:style-name="T106">e</text:span><text:span text:style-name="T107">trite seadistamisel <text:s/>kasutatakse JNDI-d.</text:span></text:p>
          </table:table-cell>
          <table:table-cell table:style-name="TableCell108">
            <text:p text:style-name="Normal"><text:span text:style-name="T109">Marko Kurm</text:span></text:p>
          </table:table-cell>
        </table:table-row>
        <table:table-row table:style-name="TableRow110">
          <table:table-cell table:style-name="TableCell111">
            <text:p text:style-name="Normal"><text:span text:style-name="T112">14.09.2010</text:span></text:p>
          </table:table-cell>
          <table:table-cell table:style-name="TableCell113">
            <text:p text:style-name="Normal"><text:span text:style-name="T114">1.2</text:span></text:p>
          </table:table-cell>
          <table:table-cell table:style-name="TableCell115">
            <text:p text:style-name="Normal"><text:span text:style-name="T116">Täiendatu</text:span><text:span text:style-name="T117">d punkti „Andmebaasi paigaldamine“, alampunkt 4 – skript „synonyms.sql“.</text:span></text:p>
          </table:table-cell>
          <table:table-cell table:style-name="TableCell118">
            <text:p text:style-name="Normal"><text:span text:style-name="T119">Marko Kurm</text:span></text:p>
          </table:table-cell>
        </table:table-row>
        <table:table-row table:style-name="TableRow120">
          <table:table-cell table:style-name="TableCell121">
            <text:p text:style-name="Normal"><text:span text:style-name="T122">21.09.2010</text:span></text:p>
          </table:table-cell>
          <table:table-cell table:style-name="TableCell123">
            <text:p text:style-name="Normal"><text:span text:style-name="T124">1.2.1</text:span></text:p>
          </table:table-cell>
          <table:table-cell table:style-name="TableCell125">
            <text:p text:style-name="Normal"><text:span text:style-name="T126">Täiendatud / parandatud punkti „Andmebaasi paigaldamine“:</text:span></text:p>
            <text:list text:style-name="LFO1" text:continue-numbering="true">
              <text:list-item>
                <text:p text:style-name="P127"><text:span text:style-name="T128">Vahetatud punktid 1. ja 2.</text:span></text:p>
              </text:list-item>
              <text:list-item>
                <text:p text:style-name="P129"><text:span text:style-name="T130">Täiendatud punkti 2.</text:span></text:p>
              </text:list-item>
            </text:list>
          </table:table-cell>
          <table:table-cell table:style-name="TableCell131">
            <text:p text:style-name="Normal"><text:span text:style-name="T132">Marko Kurm</text:span></text:p>
          </table:table-cell>
        </table:table-row>
        <table:table-row table:style-name="TableRow133">
          <table:table-cell table:style-name="TableCell134">
            <text:p text:style-name="Normal"><text:span text:style-name="T135">24.09.2010</text:span></text:p>
          </table:table-cell>
          <table:table-cell table:style-name="TableCell136">
            <text:p text:style-name="Normal"><text:span text:style-name="T137">1.2.2</text:span></text:p>
          </table:table-cell>
          <table:table-cell table:style-name="TableCell138">
            <text:p text:style-name="Normal"><text:span text:style-name="T139">- Asendatud<text:s/></text:span><text:span text:style-name="T140">failirajad relatiivsete teekondadega.</text:span></text:p>
            <text:p text:style-name="Normal"><text:span text:style-name="T141">- Täiendatud punkti „</text:span><text:span text:style-name="T142">Rakenduse pa</text:span><text:span text:style-name="T143">i</text:span><text:span text:style-name="T144">galdamine rakendusserverisse (We</text:span><text:span text:style-name="T145">b</text:span><text:span text:style-name="T146">Logic)</text:span><text:span text:style-name="T147">“: <text:s/>- „Prepend clas</text:span><text:span text:style-name="T148">s</text:span><text:span text:style-name="T149">path“</text:span></text:p>
            <text:p text:style-name="Normal"><text:span text:style-name="T150">- Lisatud joonis rakenduse ko</text:span><text:span text:style-name="T151">m</text:span><text:span text:style-name="T152">p</text:span><text:span text:style-name="T153">o</text:span><text:span text:style-name="T154">nentide kirjeldamiseks</text:span></text:p>
          </table:table-cell>
          <table:table-cell table:style-name="TableCell155">
            <text:p text:style-name="P156">Marko Kurm</text:p>
          </table:table-cell>
        </table:table-row>
        <table:table-row table:style-name="TableRow157">
          <table:table-cell table:style-name="TableCell158">
            <text:p text:style-name="Normal"><text:span text:style-name="T159">27.09.2010</text:span></text:p>
          </table:table-cell>
          <table:table-cell table:style-name="TableCell160">
            <text:p text:style-name="Normal"><text:span text:style-name="T161">1.2.3</text:span></text:p>
          </table:table-cell>
          <table:table-cell table:style-name="TableCell162">
            <text:p text:style-name="Normal"><text:span text:style-name="T163">Lisatud logimise alajaotusesse N</text:span><text:span text:style-name="T164">a</text:span><text:span text:style-name="T165">gios logimise konfiguratsiooni näide ja lühikirjeldus.</text:span></text:p>
          </table:table-cell>
          <table:table-cell table:style-name="TableCell166">
            <text:p text:style-name="P167">Jaak Lember</text:p>
          </table:table-cell>
        </table:table-row>
        <table:table-row table:style-name="TableRow168">
          <table:table-cell table:style-name="TableCell169">
            <text:p text:style-name="Normal"><text:span text:style-name="T170">15.09.2010</text:span></text:p>
          </table:table-cell>
          <table:table-cell table:style-name="TableCell171">
            <text:p text:style-name="Normal"><text:span text:style-name="T172">1.3</text:span></text:p>
          </table:table-cell>
          <table:table-cell table:style-name="TableCell173">
            <text:p text:style-name="Normal"><text:span text:style-name="T174">Muudetud punkti „ADIT rake</text:span><text:span text:style-name="T175">n</text:span><text:span text:style-name="T176">dus“ – adit.ear / adit.war.</text:span></text:p>
            <text:p text:style-name="Normal"><text:span text:style-name="T177">Sissejuhatuses uus rakendust ki</text:span><text:span text:style-name="T178">r</text:span><text:span text:style-name="T179">je</text:span><text:span text:style-name="T180">l</text:span><text:span text:style-name="T181">dav diagramm, lisatud mon</text:span><text:span text:style-name="T182">i</text:span><text:span text:style-name="T183">tooringu komponent.</text:span></text:p>
          </table:table-cell>
          <table:table-cell table:style-name="TableCell184">
            <text:p text:style-name="P185">Marko Kurm</text:p>
          </table:table-cell>
        </table:table-row>
        <table:table-row table:style-name="TableRow186">
          <table:table-cell table:style-name="TableCell187">
            <text:p text:style-name="Normal"><text:span text:style-name="T188">25</text:span><text:span text:style-name="T189">.</text:span><text:span text:style-name="T190">10</text:span><text:span text:style-name="T191">.2010</text:span></text:p>
          </table:table-cell>
          <table:table-cell table:style-name="TableCell192">
            <text:p text:style-name="Normal"><text:span text:style-name="T193">1.</text:span><text:span text:style-name="T194">4</text:span></text:p>
          </table:table-cell>
          <table:table-cell table:style-name="TableCell195">
            <text:p text:style-name="Normal"><text:span text:style-name="T196">Lisatud punkt “Monitooring</text:span><text:span text:style-name="T197">u rake</text:span><text:span text:style-name="T198">n</text:span><text:span text:style-name="T199">dus ja rakenduse kontroll”</text:span></text:p>
          </table:table-cell>
          <table:table-cell table:style-name="TableCell200">
            <text:p text:style-name="Normal"><text:span text:style-name="T201">Marko Kurm</text:span></text:p>
          </table:table-cell>
        </table:table-row>
      </table:table>
      <text:p text:style-name="P202"/>
      <text:h text:style-name="P203" text:outline-level="1"><text:bookmark-start text:name="__RefHeading__4244_1533963332"/><text:bookmark-start text:name="_Toc273352063"/><text:bookmark-start text:name="_Toc275181508"/><text:bookmark-start text:name="_Toc275764713"/><text:bookmark-start text:name="_Toc275765990"/><text:bookmark-start text:name="_Toc275770850"/><text:bookmark-start text:name="_Toc275771633"/><text:bookmark-end text:name="__RefHeading__4244_1533963332"/>Sissejuhatus<text:bookmark-end text:name="_Toc273352063"/><text:bookmark-end text:name="_Toc275181508"/><text:bookmark-end text:name="_Toc275764713"/><text:bookmark-end text:name="_Toc275765990"/><text:bookmark-end text:name="_Toc275770850"/><text:bookmark-end text:name="_Toc275771633"/></text:h>
      <text:p text:style-name="Normal"/>
      <text:p text:style-name="Normal">ADIT<text:s/>rakenduse paigaldamine koosneb järgmistest sammudest:</text:p>
      <text:p text:style-name="Normal"/>
      <text:list text:style-name="LFO2" text:continue-numbering="true">
        <text:list-item>
          <text:p text:style-name="P204">Lähtekoodi laadimine SVN-ist</text:p>
        </text:list-item>
        <text:list-item>
          <text:p text:style-name="P205">Rakenduse seadistamine</text:p>
        </text:list-item>
        <text:list-item>
          <text:p text:style-name="P206">Rakenduse ehitamine</text:p>
        </text:list-item>
        <text:list-item>
          <text:p text:style-name="P207">Andmebaasi paigaldamine</text:p>
        </text:list-item>
        <text:list-item>
          <text:p text:style-name="P208">Rakenduse paigaldamine</text:p>
        </text:list-item>
      </text:list>
      <text:p text:style-name="Normal"/>
      <text:p text:style-name="Normal">Rakenduse komponendid:</text:p>
      <text:p text:style-name="Normal"/>
      <text:list text:style-name="LFO3" text:continue-numbering="true">
        <text:list-item>
          <text:p text:style-name="P209">Andmebaas</text:p>
        </text:list-item>
        <text:list-item>
          <text:p text:style-name="P210">Veebiteenused</text:p>
        </text:list-item>
        <text:list-item>
          <text:p text:style-name="P211">DVK liides</text:p>
        </text:list-item>
        <text:list-item>
          <text:p text:style-name="P212">X-tee teavituskalendri<text:s/>liides</text:p>
        </text:list-item>
        <text:list-item>
          <text:p text:style-name="P213">Monitooringu komponent</text:p>
        </text:list-item>
      </text:list>
      <text:h text:style-name="Heading2" text:outline-level="2"/>
      <text:h text:style-name="Heading2" text:outline-level="2"><text:bookmark-start text:name="__RefHeading__4248_1533963332"/><text:bookmark-start text:name="_Toc273352064"/><text:bookmark-start text:name="_Toc269115269"/><text:bookmark-start text:name="_Toc269040693"/><text:bookmark-start text:name="_Toc269996962"/><text:bookmark-start text:name="_Toc270420553"/><text:bookmark-start text:name="_Toc270429116"/><text:bookmark-start text:name="_Toc270430271"/><text:bookmark-start text:name="_Toc271529438"/><text:bookmark-start text:name="_Toc271531539"/><text:bookmark-start text:name="_Toc271538813"/><text:bookmark-start text:name="_Toc272232643"/><text:bookmark-start text:name="_Toc272832963"/><text:bookmark-start text:name="_Toc273108570"/><text:bookmark-start text:name="_Toc273123284"/><text:bookmark-start text:name="_Toc273123368"/><text:bookmark-start text:name="_Toc273126331"/><text:bookmark-start text:name="_Toc273126549"/><text:bookmark-start text:name="_Toc275181509"/><text:bookmark-start text:name="_Toc275764714"/><text:bookmark-start text:name="_Toc275765991"/><text:bookmark-start text:name="_Toc275770851"/><text:bookmark-start text:name="_Toc275771634"/><text:bookmark-end text:name="__RefHeading__4248_1533963332"/>Nõuded keskkonnale<text:bookmark-end text:name="_Toc273352064"/><text:bookmark-end text:name="_Toc269115269"/><text:bookmark-end text:name="_Toc269040693"/><text:bookmark-end text:name="_Toc269996962"/><text:bookmark-end text:name="_Toc270420553"/><text:bookmark-end text:name="_Toc270429116"/><text:bookmark-end text:name="_Toc270430271"/><text:bookmark-end text:name="_Toc271529438"/><text:bookmark-end text:name="_Toc271531539"/><text:bookmark-end text:name="_Toc271538813"/><text:bookmark-end text:name="_Toc272232643"/><text:bookmark-end text:name="_Toc272832963"/><text:bookmark-end text:name="_Toc273108570"/><text:bookmark-end text:name="_Toc273123284"/><text:bookmark-end text:name="_Toc273123368"/><text:bookmark-end text:name="_Toc273126331"/><text:bookmark-end text:name="_Toc273126549"/><text:bookmark-end text:name="_Toc275181509"/><text:bookmark-end text:name="_Toc275764714"/><text:bookmark-end text:name="_Toc275765991"/><text:bookmark-end text:name="_Toc275770851"/><text:bookmark-end text:name="_Toc275771634"/></text:h>
      <text:p text:style-name="P214"/>
      <text:list text:style-name="LFO4" text:continue-numbering="true">
        <text:list-item>
          <text:p text:style-name="P215">Java Runtime Environment 1.6</text:p>
        </text:list-item>
        <text:list-item>
          <text:p text:style-name="P216">Rakendusserver Tomcat 6.x / WebLogic 10g/11g</text:p>
        </text:list-item>
        <text:list-item>
          <text:p text:style-name="P217">Andmebaas Oracle 10g/11g (UTF-8)</text:p>
        </text:list-item>
        <text:list-item>
          <text:p text:style-name="P218">Ligipääs X-tee turvaserverile (X-tee teenuste publitseerimiseks ja tarbimiseks)</text:p>
        </text:list-item>
        <text:list-item>
          <text:p text:style-name="P219">Eraldiseisev DVK<text:s/>universaalklient ADIT-ile kasutamiseks. DVK universaalkliendi paigaldamiseks vaata dokumenti „Dokumendivahetuskeskus – Kliendi paigaldamisjuhend“ <text:s/>(<text:a xlink:href="http://www.ria.ee/dokumendivahetus" office:target-frame-name="_top" xlink:show="replace">http://www.ria.ee/dokumendivahetus</text:a>). Lisanõudena on vajalik lülitada välja DVK universaalkliendi andmebaasipäästik “tr_dhl_message_id”.</text:p>
        </text:list-item>
      </text:list>
      <text:p text:style-name="Standard"><text:bookmark-start text:name="__RefHeading__4250_1533963332"/><text:bookmark-end text:name="__RefHeading__4250_1533963332"/></text:p>
      <text:h text:style-name="P220" text:outline-level="1"><text:bookmark-start text:name="__RefHeading__4384_1533963332"/><text:bookmark-start text:name="_Toc269115270"/><text:bookmark-start text:name="_Toc269040694"/><text:bookmark-start text:name="_Toc269996963"/><text:bookmark-start text:name="_Toc270420554"/><text:bookmark-start text:name="_Toc270429117"/><text:bookmark-start text:name="_Toc270430272"/><text:bookmark-start text:name="_Toc271529439"/><text:bookmark-start text:name="_Toc271531540"/><text:bookmark-start text:name="_Toc271538814"/><text:bookmark-start text:name="_Toc272232644"/><text:bookmark-start text:name="_Toc272832964"/><text:bookmark-start text:name="_Toc273108571"/><text:bookmark-start text:name="_Toc273123285"/><text:bookmark-start text:name="_Toc273123369"/><text:bookmark-start text:name="_Toc273126332"/><text:bookmark-start text:name="_Toc273126550"/><text:bookmark-start text:name="_Toc273352065"/><text:bookmark-start text:name="_Toc275181510"/><text:bookmark-start text:name="_Toc275764715"/><text:bookmark-start text:name="_Toc275765992"/><text:bookmark-start text:name="_Toc275770852"/><text:bookmark-start text:name="_Toc275771635"/><text:bookmark-end text:name="__RefHeading__4384_1533963332"/>A<text:bookmark-end text:name="_Toc269115270"/><text:bookmark-end text:name="_Toc269040694"/><text:bookmark-end text:name="_Toc269996963"/><text:bookmark-end text:name="_Toc270420554"/><text:bookmark-end text:name="_Toc270429117"/><text:bookmark-end text:name="_Toc270430272"/><text:bookmark-end text:name="_Toc271529439"/><text:bookmark-end text:name="_Toc271531540"/><text:bookmark-end text:name="_Toc271538814"/><text:bookmark-end text:name="_Toc272232644"/><text:bookmark-end text:name="_Toc272832964"/><text:bookmark-end text:name="_Toc273108571"/><text:bookmark-end text:name="_Toc273123285"/><text:bookmark-end text:name="_Toc273123369"/><text:bookmark-end text:name="_Toc273126332"/><text:bookmark-end text:name="_Toc273126550"/>DIT-i andmebaas<text:bookmark-end text:name="_Toc273352065"/><text:bookmark-end text:name="_Toc275181510"/><text:bookmark-end text:name="_Toc275764715"/><text:bookmark-end text:name="_Toc275765992"/><text:bookmark-end text:name="_Toc275770852"/><text:bookmark-end text:name="_Toc275771635"/></text:h>
      <text:h text:style-name="Heading2" text:outline-level="2"><text:bookmark-start text:name="__RefHeading__4386_1533963332"/><text:bookmark-start text:name="_Toc273352066"/><text:bookmark-start text:name="_Toc275181511"/><text:bookmark-start text:name="_Toc275764716"/><text:bookmark-start text:name="_Toc275765993"/><text:bookmark-start text:name="_Toc275770853"/><text:bookmark-start text:name="_Toc275771636"/><text:bookmark-end text:name="__RefHeading__4386_1533963332"/>Paigaldus<text:bookmark-end text:name="_Toc273352066"/><text:bookmark-end text:name="_Toc275181511"/><text:bookmark-end text:name="_Toc275764716"/><text:bookmark-end text:name="_Toc275765993"/><text:bookmark-end text:name="_Toc275770853"/><text:bookmark-end text:name="_Toc275771636"/></text:h>
      <text:p text:style-name="P221">Andmebaasiskeemi loomise SQL skriptid asuvad paigalduspaketis kataloogis „/sql“. Enne aga, kui skripte käivitada, tuleb luua andmebaasiskeem / kasutaja (<text:span text:style-name="T222">schema</text:span>) ning tabeliruumid (<text:span text:style-name="T223">tablespace</text:span>) ADIT andmetabelite ja indeksite (<text:span text:style-name="T224">index</text:span>) jaoks. Paigaldamise sammud on järgmised:</text:p>
      <text:list text:style-name="LFO5" text:continue-numbering="true">
        <text:list-item>
          <text:p text:style-name="P225">Loo tabeliruumid andmetabelite ja indeksite jaoks. Näidis SQL:</text:p>
        </text:list-item>
      </text:list>
      <text:p text:style-name="P226"><text:span text:style-name="T227">create tablespace<text:s/></text:span><text:span text:style-name="T228">ADIT_INDX</text:span><text:span text:style-name="T229"><text:line-break/></text:span><text:span text:style-name="T230"><text:s text:c="2"/>logging</text:span><text:span text:style-name="T231"><text:line-break/></text:span><text:span text:style-name="T232"><text:s text:c="2"/>datafile 'adit_indx.dbf'<text:s/></text:span><text:span text:style-name="T233"><text:line-break/></text:span><text:span text:style-name="T234"><text:s text:c="2"/></text:span><text:span text:style-name="T235">size 32m<text:s/></text:span><text:span text:style-name="T236"><text:line-break/></text:span><text:span text:style-name="T237"><text:s text:c="2"/>autoextend on<text:s/></text:span><text:span text:style-name="T238"><text:line-break/></text:span><text:span text:style-name="T239"><text:s text:c="2"/>next 32m maxsize 2048m</text:span><text:span text:style-name="T240"><text:line-break/></text:span><text:span text:style-name="T241"><text:s text:c="2"/>extent management local;</text:span></text:p>
      <text:p text:style-name="P242"><text:span text:style-name="T243">create tablespace<text:s/></text:span><text:span text:style-name="T244">ADIT_DATA</text:span><text:span text:style-name="T245"><text:line-break/></text:span><text:span text:style-name="T246"><text:s text:c="2"/>logging</text:span><text:span text:style-name="T247"><text:line-break/></text:span><text:span text:style-name="T248"><text:s text:c="2"/>datafile 'adit_data.dbf'<text:s/></text:span><text:span text:style-name="T249"><text:line-break/></text:span><text:span text:style-name="T250"><text:s text:c="2"/>size 32m<text:s/></text:span><text:span text:style-name="T251"><text:line-break/></text:span><text:span text:style-name="T252"><text:s text:c="2"/>autoextend on<text:s/></text:span><text:span text:style-name="T253"><text:line-break/></text:span><text:span text:style-name="T254"><text:s text:c="2"/>next 32m maxsize 2048m</text:span><text:span text:style-name="T255"><text:line-break/></text:span><text:span text:style-name="T256"><text:s text:c="2"/>extent management local;</text:span></text:p>
      <text:list text:style-name="LFO5" text:continue-numbering="true">
        <text:list-item>
          <text:p text:style-name="P257">Loo andmebaasiskeemid / kasutajad:</text:p>
          <text:list text:continue-numbering="true">
            <text:list-item>
              <text:p text:style-name="P258">ADIT – kasutaja, kelle skeemi luuakse kõik tabelid / protseduurid / triggerid ja muud andmebaasiobjektid.</text:p>
            </text:list-item>
            <text:list-item>
              <text:p text:style-name="P259">ADIT_APP – kasutaja, kelle abil rakendus andmebaasiga suhtleb. Andmebaasiobjektide kasutab läbi sünonüümide. Sünonüümid tekitatakse skriptiga<text:s/>„synonyms.sql“ punktis 4.</text:p>
            </text:list-item>
          </text:list>
        </text:list-item>
        <text:list-item>
          <text:p text:style-name="P260">Käivita SQL skript „run.sql“ (ADIT andmebaasi ja klassifikaatorite andmete loomine). Skript tuleb käivitada Oracle SYSDBA õigustes oleva kasutaja poolt, kellel on tabelite, päästikute ja protseduuride loomise õigused.</text:p>
        </text:list-item>
        <text:list-item>
          <text:p text:style-name="P261">Käivita SQL<text:s/>skript „synonyms.sql“ – skript tuleb käivitada kasutaja „ADIT_APP“ õigustes. Skript loob kasutajale ADIT_APP sünonüümid, mis viitavad kasutaja ADIT objektidele.</text:p>
        </text:list-item>
        <text:list-item>
          <text:p text:style-name="P262">Kontrolli, kas tabelid on loodud ning kas klassifikaatorid on määratud (tabelid DOCUMENT_DVK_STATUS, DOCUMENT_HISTORY_TYPE, DOCUMENT_SHARING_TYPE, DOCUMENT_TYPE, NOTIFICATION_TYPE ja USERTYPE).</text:p>
        </text:list-item>
      </text:list>
      <text:p text:style-name="P263">Andmebaasikasutajal, kelle skeemi tabelid loodi, peavad olema järgmised õigused:</text:p>
      <text:list text:style-name="LFO6" text:continue-numbering="true">
        <text:list-item>
          <text:p text:style-name="P264">Kõikidesse tabelitesse kirjutamise õigus</text:p>
        </text:list-item>
        <text:list-item>
          <text:p text:style-name="P265">Kõikide tabelite lugemisõigus</text:p>
        </text:list-item>
        <text:list-item>
          <text:p text:style-name="P266">Kõikide tabelite andmete muutmise õigus</text:p>
        </text:list-item>
        <text:list-item>
          <text:p text:style-name="P267">Kõikide SEQUENCE-te ja TRIGGER-ite käivitamise õigus</text:p>
        </text:list-item>
      </text:list>
      <text:h text:style-name="P268" text:outline-level="1"><text:bookmark-start text:name="__RefHeading__4254_1533963332"/><text:bookmark-start text:name="_Toc273352067"/><text:bookmark-start text:name="_Toc275181512"/><text:bookmark-start text:name="_Toc275764717"/><text:bookmark-start text:name="_Toc275765994"/><text:bookmark-start text:name="_Toc275770854"/><text:bookmark-start text:name="_Toc275771637"/><text:bookmark-end text:name="__RefHeading__4254_1533963332"/>ADIT rakendus<text:bookmark-end text:name="_Toc273352067"/><text:bookmark-end text:name="_Toc275181512"/><text:bookmark-end text:name="_Toc275764717"/><text:bookmark-end text:name="_Toc275765994"/><text:bookmark-end text:name="_Toc275770854"/><text:bookmark-end text:name="_Toc275771637"/></text:h>
      <text:h text:style-name="Heading2" text:outline-level="2"><text:bookmark-start text:name="__RefHeading__4258_1533963332"/><text:bookmark-start text:name="__RefHeading__4256_1533963332"/><text:bookmark-start text:name="_Toc273352068"/><text:bookmark-start text:name="_Toc275181513"/><text:bookmark-start text:name="_Toc275764718"/><text:bookmark-start text:name="_Toc275765995"/><text:bookmark-start text:name="_Toc275770855"/><text:bookmark-start text:name="_Toc275771638"/><text:bookmark-end text:name="__RefHeading__4258_1533963332"/><text:bookmark-end text:name="__RefHeading__4256_1533963332"/>Rakenduse algkoodi allalaadimine<text:bookmark-end text:name="_Toc273352068"/><text:bookmark-end text:name="_Toc275181513"/><text:bookmark-end text:name="_Toc275764718"/><text:bookmark-end text:name="_Toc275765995"/><text:bookmark-end text:name="_Toc275770855"/><text:bookmark-end text:name="_Toc275771638"/></text:h>
      <text:p text:style-name="Normal">Rakenduse algkood on saadaval RIA SVN-ist:</text:p>
      <text:p text:style-name="P269">svn export https://svn.eesti.ee/projektid/adit/src/tags/$VERSIOON$</text:p>
      <text:p text:style-name="Standard"><text:line-break/>Rakenduse<text:s/>ehitamiseks ning erinevate pakete koostamiseks on kasutusel<text:s/><text:span text:style-name="T270">Maven</text:span><text:s/>2.x nimeline tarkvara (<text:a xlink:href="http://maven.apache.org/" office:target-frame-name="_top" xlink:show="replace"><text:span text:style-name="Hyperlink">http://maven.apache.org/</text:span></text:a><text:s/>). Rakendus koosneb<text:s/><text:span text:style-name="T271">Maven</text:span><text:s/>mõistes kahest alamprojektist:<text:s/><text:span text:style-name="T272">adit-war</text:span><text:s/>ja<text:s/><text:span text:style-name="T273">adit-ear</text:span>. Selline alajaotus on<text:s/>vajalik selleks, et koostada pake, mis sobiks<text:s/><text:span text:style-name="T274">Weblogic</text:span><text:s/>rakendusserverisse paigaldamiseks. Rakenduse sisuline osa paikneb alamprojektis<text:s/><text:span text:style-name="T275">adit-war</text:span><text:s/>ning<text:s/><text:span text:style-name="T276">Weblogic</text:span><text:s/>rakendusserveri jaoks vajalikud metaandmeid sisaldavad failid paiknevad<text:s/><text:span text:style-name="T277">adit-ear</text:span><text:span text:style-name="T278"><text:s/>alamprojektis. Pr</text:span><text:span text:style-name="T279">ojekti ehitamiseks vajalikud seadistused paiknevad nö ülemprojektis ehk otse ADIT projekti juurkaustas asuvas<text:s/></text:span><text:span text:style-name="T280">pom.xml</text:span><text:span text:style-name="T281"><text:s/>failis.</text:span></text:p>
      <text:p text:style-name="Standard"><text:span text:style-name="T282">Selleks, et koostada rakenduse pake, tuleb määrata seadistused projekti kirjeldavas failis<text:s/></text:span><text:span text:style-name="T283">pom.xml</text:span><text:span text:style-name="T284">. Seadistatavad parameetrid on j</text:span><text:span text:style-name="T285">ärgmised:</text:span></text:p>
      <text:p text:style-name="Standard"><text:span text:style-name="T286">&lt;</text:span><text:span text:style-name="T287">projectBaseDir</text:span><text:span text:style-name="T288"><text:s/>/&gt; - määrab ära absoluutse kataloogiteekonna projekti juurkausta.</text:span><text:span text:style-name="T289"><text:line-break/></text:span><text:span text:style-name="T290">&lt;</text:span><text:span text:style-name="T291">resourceDir</text:span><text:span text:style-name="T292"><text:s/>/&gt; <text:s/>- määrab ära, millisele keskkonnale omased rakenduse seadistusfailid pakkesse lis</text:span><text:span text:style-name="T293">a</text:span><text:span text:style-name="T294">takse (arenduskeskkond, testkeskkond, tootekeskkond).</text:span></text:p>
      <text:p text:style-name="Standard"><text:bookmark-start text:name="__RefHeading__4260_1533963332"/><text:bookmark-end text:name="__RefHeading__4260_1533963332"/><text:span text:style-name="T295">Algkoodiga<text:s/></text:span><text:span text:style-name="T296">tulevad kaasa seadistusfailide näidised erinevate keskkondade tarbeks:</text:span></text:p>
      <text:p text:style-name="Normal"/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Nimi</text:p>
          </table:table-cell>
          <table:table-cell table:style-name="TableCell304">
            <text:p text:style-name="P305">Failirada</text:p>
          </table:table-cell>
          <table:table-cell table:style-name="TableCell306">
            <text:p text:style-name="P307">Kirjeldus</text:p>
          </table:table-cell>
        </table:table-row>
        <table:table-row table:style-name="TableRow308">
          <table:table-cell table:style-name="TableCell309">
            <text:p text:style-name="Standard">ria-test-weblogic</text:p>
          </table:table-cell>
          <table:table-cell table:style-name="TableCell310">
            <text:p text:style-name="Standard">adit-war/src/main/resources/ria-test-weblogic/</text:p>
          </table:table-cell>
          <table:table-cell table:style-name="TableCell311">
            <text:p text:style-name="P312">RIA testkeskkond (WebLogic)</text:p>
          </table:table-cell>
        </table:table-row>
        <table:table-row table:style-name="TableRow313">
          <table:table-cell table:style-name="TableCell314">
            <text:p text:style-name="P315">dev-dev-weblogic</text:p>
          </table:table-cell>
          <table:table-cell table:style-name="TableCell316">
            <text:p text:style-name="TableContents">adit-war/src/main/resources/dev-dev-weblogic/</text:p>
          </table:table-cell>
          <table:table-cell table:style-name="TableCell317">
            <text:p text:style-name="P318">Arendaja arenduskeskkond (Weblogic)</text:p>
          </table:table-cell>
        </table:table-row>
        <table:table-row table:style-name="TableRow319">
          <table:table-cell table:style-name="TableCell320">
            <text:p text:style-name="P321">ria-dev-weblogic</text:p>
          </table:table-cell>
          <table:table-cell table:style-name="TableCell322">
            <text:p text:style-name="TableContents">adit-war/src/main/resources/ria-dev-weblogic</text:p>
          </table:table-cell>
          <table:table-cell table:style-name="TableCell323">
            <text:p text:style-name="TableContents"><text:span text:style-name="T324">RIA arenduskeskkond (We</text:span><text:span text:style-name="T325">b</text:span><text:span text:style-name="T326">Logic)</text:span></text:p>
          </table:table-cell>
        </table:table-row>
        <table:table-row table:style-name="TableRow327">
          <table:table-cell table:style-name="TableCell328">
            <text:p text:style-name="P329">ria-dev-tomcat</text:p>
          </table:table-cell>
          <table:table-cell table:style-name="TableCell330">
            <text:p text:style-name="TableContents">adit-war/src/main/resources/ria-dev-tomcat</text:p>
          </table:table-cell>
          <table:table-cell table:style-name="TableCell331">
            <text:p text:style-name="TableContents"><text:span text:style-name="T332">RIA arenduskeskkond (To</text:span><text:span text:style-name="T333">m</text:span><text:span text:style-name="T334">cat)</text:span></text:p>
          </table:table-cell>
        </table:table-row>
      </table:table>
      <text:p text:style-name="Normal"/>
      <text:p text:style-name="Normal"/>
      <text:p text:style-name="P335"><text:bookmark-start text:name="__RefHeading__4262_1533963332"/><text:bookmark-end text:name="__RefHeading__4262_1533963332"/>Rakenduse ehitamine:</text:p>
      <text:list text:style-name="LFO7" text:continue-numbering="true">
        <text:list-item>
          <text:p text:style-name="P336">Lisa Maven2<text:s/>/bin kataloog keskkonnamuutujasse „PATH“ – see on vajalik selleks, et Maven-i käske mugavalt välja kutsuda (soovitatav).</text:p>
        </text:list-item>
        <text:list-item>
          <text:p text:style-name="P337">Käivita käsklus „mvn clean“ – kustutab eelmise rakenduse ehitamise ajutised tööfailid ning rakenduse paketi. Välistab ajutistest tööfailidest tekkida võivad vead.</text:p>
        </text:list-item>
        <text:list-item>
          <text:p text:style-name="P338"><text:span text:style-name="T339">Käivita käsklus „mvn package“ – paneb kokku paigalduspaketid. Tekivad failid<text:s/></text:span><text:span text:style-name="T340">/adit-ear/target/adit.ear<text:s/></text:span><text:span text:style-name="T341">(sobib Weblogic rakendusserverisse paigaldamiseks) <text:s/>ning <text:s/></text:span><text:span text:style-name="T342">/adit-war/target/adit.war<text:s/></text:span><text:span text:style-name="T343">(sobib Tomcat rakendusserverisse paigalda</text:span><text:span text:style-name="T344">miseks).</text:span></text:p>
        </text:list-item>
      </text:list>
      <text:h text:style-name="Heading2" text:outline-level="2"><text:bookmark-start text:name="__RefHeading__4264_1533963332"/><text:bookmark-start text:name="_Toc269115272"/><text:bookmark-start text:name="_Toc269040696"/><text:bookmark-start text:name="_Toc269996965"/><text:bookmark-start text:name="_Toc270420556"/><text:bookmark-start text:name="_Toc270429119"/><text:bookmark-start text:name="_Toc270430274"/><text:bookmark-start text:name="_Toc271529441"/><text:bookmark-start text:name="_Toc271531542"/><text:bookmark-start text:name="_Toc271538816"/><text:bookmark-start text:name="_Toc272232646"/><text:bookmark-start text:name="_Toc272832966"/><text:bookmark-start text:name="_Toc273108573"/><text:bookmark-start text:name="_Toc273123287"/><text:bookmark-start text:name="_Toc273123371"/><text:bookmark-start text:name="_Toc273126334"/><text:bookmark-start text:name="_Toc273126552"/><text:bookmark-start text:name="_Toc273352070"/><text:bookmark-start text:name="_Toc275181514"/><text:bookmark-start text:name="_Toc275764719"/><text:bookmark-start text:name="_Toc275765996"/><text:bookmark-start text:name="_Toc275770856"/><text:bookmark-start text:name="_Toc275771639"/><text:bookmark-end text:name="__RefHeading__4264_1533963332"/>S<text:bookmark-end text:name="_Toc269115272"/><text:bookmark-end text:name="_Toc269040696"/><text:bookmark-end text:name="_Toc269996965"/><text:bookmark-end text:name="_Toc270420556"/><text:bookmark-end text:name="_Toc270429119"/><text:bookmark-end text:name="_Toc270430274"/><text:bookmark-end text:name="_Toc271529441"/><text:bookmark-end text:name="_Toc271531542"/><text:bookmark-end text:name="_Toc271538816"/><text:bookmark-end text:name="_Toc272232646"/><text:bookmark-end text:name="_Toc272832966"/><text:bookmark-end text:name="_Toc273108573"/><text:bookmark-end text:name="_Toc273123287"/><text:bookmark-end text:name="_Toc273123371"/><text:bookmark-end text:name="_Toc273126334"/><text:bookmark-end text:name="_Toc273126552"/>eadistamine<text:bookmark-end text:name="_Toc273352070"/><text:bookmark-end text:name="_Toc275181514"/><text:bookmark-end text:name="_Toc275764719"/><text:bookmark-end text:name="_Toc275765996"/><text:bookmark-end text:name="_Toc275770856"/><text:bookmark-end text:name="_Toc275771639"/></text:h>
      <text:p text:style-name="P345">ADIT rakenduse seadistamine koosneb mitmest failist, mis on järgnevalt toodud välja koos seletustega:</text:p>
      <text:p text:style-name="Normal"/>
      <text:p text:style-name="Normal"/>
      <table:table table:style-name="Table346">
        <table:table-columns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Faili nimi</text:p>
          </table:table-cell>
          <table:table-cell table:style-name="TableCell352">
            <text:p text:style-name="P353">Kirjeldus</text:p>
          </table:table-cell>
        </table:table-row>
        <table:table-row table:style-name="TableRow354">
          <table:table-cell table:style-name="TableCell355">
            <text:p text:style-name="P356">adit-configuration.xml</text:p>
          </table:table-cell>
          <table:table-cell table:style-name="TableCell357">
            <text:p text:style-name="P358">rakenduse peamine seadistusfail</text:p>
          </table:table-cell>
        </table:table-row>
        <table:table-row table:style-name="TableRow359">
          <table:table-cell table:style-name="TableCell360">
            <text:p text:style-name="P361">log4j.xml</text:p>
          </table:table-cell>
          <table:table-cell table:style-name="TableCell362">
            <text:p text:style-name="P363">logimise seadistus</text:p>
          </table:table-cell>
        </table:table-row>
        <table:table-row table:style-name="TableRow364">
          <table:table-cell table:style-name="TableCell365">
            <text:p text:style-name="P366">messages_en.properties</text:p>
          </table:table-cell>
          <table:table-cell table:style-name="TableCell367">
            <text:p text:style-name="P368">inglisekeelsete (vea)teadete seadistusfail</text:p>
          </table:table-cell>
        </table:table-row>
        <table:table-row table:style-name="TableRow369">
          <table:table-cell table:style-name="TableCell370">
            <text:p text:style-name="P371">DVKresponseMessage.xsl</text:p>
          </table:table-cell>
          <table:table-cell table:style-name="TableCell372">
            <text:p text:style-name="P373">DVK vastuskirja<text:s/><text:span text:style-name="T374">XSL</text:span><text:s/>stiilileht</text:p>
          </table:table-cell>
        </table:table-row>
        <table:table-row table:style-name="TableRow375">
          <table:table-cell table:style-name="TableCell376">
            <text:p text:style-name="P377">jdigidoc.cfg</text:p>
          </table:table-cell>
          <table:table-cell table:style-name="TableCell378">
            <text:p text:style-name="P379">Jdigidoc teegi seadistusfail ( vajalik digiallkirjastamise funktsionaalsuse jaoks)</text:p>
          </table:table-cell>
        </table:table-row>
        <table:table-row table:style-name="TableRow380">
          <table:table-cell table:style-name="TableCell381">
            <text:p text:style-name="P382">xtee.properties</text:p>
          </table:table-cell>
          <table:table-cell table:style-name="TableCell383">
            <text:p text:style-name="P384">X-Tee seadistus (vajalik X-Tee teavituskalendri funktsionaalsuse jaoks)</text:p>
          </table:table-cell>
        </table:table-row>
      </table:table>
      <text:p text:style-name="P385"/>
      <text:p text:style-name="P386"><text:span text:style-name="T387">&lt;!-- Configuration --&gt;</text:span></text:p>
      <text:p text:style-name="P388"><text:span text:style-name="T389">&lt;</text:span><text:span text:style-name="T390">bean</text:span><text:span text:style-name="T391"><text:s/></text:span><text:span text:style-name="T392">id</text:span><text:span text:style-name="T393">=</text:span><text:span text:style-name="T394">"configuration"</text:span><text:span text:style-name="T395"><text:s/></text:span><text:span text:style-name="T396">class</text:span><text:span text:style-name="T397">=</text:span><text:span text:style-name="T398">"ee.adit.util.Configuration"</text:span><text:span text:style-name="T399">&gt;</text:span></text:p>
      <text:p text:style-name="P400"><text:span text:style-name="T401"><text:s text:c="2"/>&lt;</text:span><text:span text:style-name="T402">property</text:span><text:span text:style-name="T403"><text:s/></text:span><text:span text:style-name="T404">name</text:span><text:span text:style-name="T405">=</text:span><text:span text:style-name="T406">"getJoinedMaxResults"</text:span><text:span text:style-name="T407"><text:s/></text:span><text:span text:style-name="T408">value</text:span><text:span text:style-name="T409">=</text:span><text:span text:style-name="T410">"2"</text:span><text:span text:style-name="T411"><text:s/></text:span><text:span text:style-name="T412">/&gt;</text:span></text:p>
      <text:p text:style-name="P413"><text:span text:style-name="T414"><text:s text:c="2"/>&lt;</text:span><text:span text:style-name="T415">property</text:span><text:span text:style-name="T416"><text:s/></text:span><text:span text:style-name="T417">name</text:span><text:span text:style-name="T418">=</text:span><text:span text:style-name="T419">"tempDir"</text:span><text:span text:style-name="T420"><text:s/></text:span><text:span text:style-name="T421">value</text:span><text:span text:style-name="T422">=</text:span><text:span text:style-name="T423">"C:\temp"</text:span><text:span text:style-name="T424"><text:s/></text:span><text:span text:style-name="T425">/&gt;</text:span></text:p>
      <text:p text:style-name="P426"><text:span text:style-name="T427"><text:s text:c="2"/>&lt;</text:span><text:span text:style-name="T428">property</text:span><text:span text:style-name="T429"><text:s/></text:span><text:span text:style-name="T430">name</text:span><text:span text:style-name="T431">=</text:span><text:span text:style-name="T432">"deleteTemporaryFiles"</text:span><text:span text:style-name="T433"><text:s/></text:span><text:span text:style-name="T434">value</text:span><text:span text:style-name="T435">=</text:span><text:span text:style-name="T436">"true"</text:span><text:span text:style-name="T437"><text:s/></text:span><text:span text:style-name="T438">/&gt;</text:span></text:p>
      <text:p text:style-name="P439"><text:span text:style-name="T440"><text:s text:c="2"/>&lt;</text:span><text:span text:style-name="T441">property</text:span><text:span text:style-name="T442"><text:s/></text:span><text:span text:style-name="T443">name</text:span><text:span text:style-name="T444">=</text:span><text:span text:style-name="T445">"schedulerEventTypeName"</text:span><text:span text:style-name="T446"><text:s/></text:span><text:span text:style-name="T447">value</text:span><text:span text:style-name="T448">=</text:span><text:span text:style-name="T449">"Minu dokumentide teavitus"</text:span><text:span text:style-name="T450"><text:s/></text:span><text:span text:style-name="T451">/&gt;</text:span></text:p>
      <text:p text:style-name="P452"><text:span text:style-name="T453"><text:s text:c="2"/>&lt;</text:span><text:span text:style-name="T454">property</text:span><text:span text:style-name="T455"><text:s/></text:span><text:span text:style-name="T456">name</text:span><text:span text:style-name="T457">=</text:span><text:span text:style-name="T458">"dvkResponseMessageStylesheet"</text:span><text:span text:style-name="T459"><text:s/></text:span><text:span text:style-name="T460">va</text:span><text:span text:style-name="T461">l</text:span><text:span text:style-name="T462">ue</text:span><text:span text:style-name="T463">=</text:span><text:span text:style-name="T464">"C:\dev\microlink\adit\src\main\resources\DVKresponseMessage.xsl"</text:span><text:span text:style-name="T465"><text:s/></text:span><text:span text:style-name="T466">/&gt;</text:span></text:p>
      <text:p text:style-name="P467"><text:span text:style-name="T468"><text:s text:c="2"/>&lt;!--<text:s/></text:span><text:span text:style-name="T469">Üldine</text:span><text:span text:style-name="T470"><text:s/></text:span><text:span text:style-name="T471">kettamahu</text:span><text:span text:style-name="T472"><text:s/></text:span><text:span text:style-name="T473">piirang</text:span><text:span text:style-name="T474"><text:s/></text:span><text:span text:style-name="T475">ühe</text:span><text:span text:style-name="T476"><text:s/></text:span><text:span text:style-name="T477">kasutaja</text:span><text:span text:style-name="T478"><text:s/></text:span><text:span text:style-name="T479">kohta</text:span><text:span text:style-name="T480"><text:s/></text:span><text:span text:style-name="T481">baitides</text:span><text:span text:style-name="T482"><text:s/>--&gt;</text:span></text:p>
      <text:p text:style-name="P483"><text:span text:style-name="T484"><text:s text:c="2"/>&lt;</text:span><text:span text:style-name="T485">property</text:span><text:span text:style-name="T486"><text:s/></text:span><text:span text:style-name="T487">name</text:span><text:span text:style-name="T488">=</text:span><text:span text:style-name="T489">"globalDiskQuota"</text:span><text:span text:style-name="T490"><text:s/></text:span><text:span text:style-name="T491">value</text:span><text:span text:style-name="T492">=</text:span><text:span text:style-name="T493">"10240000"</text:span><text:span text:style-name="T494"><text:s/></text:span><text:span text:style-name="T495">/&gt;</text:span></text:p>
      <text:p text:style-name="P496"><text:span text:style-name="T497"><text:s text:c="2"/></text:span><text:span text:style-name="T498">&lt;</text:span><text:span text:style-name="T499">property</text:span><text:span text:style-name="T500"><text:s/></text:span><text:span text:style-name="T501">name</text:span><text:span text:style-name="T502">=</text:span><text:span text:style-name="T503">"locales"</text:span><text:span text:style-name="T504">&gt;</text:span></text:p>
      <text:p text:style-name="P505"><text:span text:style-name="T506"><text:s text:c="4"/></text:span><text:span text:style-name="T507">&lt;</text:span><text:span text:style-name="T508">list</text:span><text:span text:style-name="T509">&gt;</text:span></text:p>
      <text:p text:style-name="P510"><text:span text:style-name="T511"><text:tab/></text:span><text:span text:style-name="T512">&lt;</text:span><text:span text:style-name="T513">value</text:span><text:span text:style-name="T514">&gt;</text:span><text:span text:style-name="T515">en_us</text:span><text:span text:style-name="T516">&lt;/</text:span><text:span text:style-name="T517">value</text:span><text:span text:style-name="T518">&gt;</text:span></text:p>
      <text:p text:style-name="P519"><text:span text:style-name="T520"><text:tab/></text:span><text:span text:style-name="T521">&lt;</text:span><text:span text:style-name="T522">value</text:span><text:span text:style-name="T523">&gt;</text:span><text:span text:style-name="T524">et_ee</text:span><text:span text:style-name="T525">&lt;/</text:span><text:span text:style-name="T526">value</text:span><text:span text:style-name="T527">&gt;</text:span></text:p>
      <text:p text:style-name="P528"><text:span text:style-name="T529"><text:s text:c="4"/></text:span><text:span text:style-name="T530">&lt;/</text:span><text:span text:style-name="T531">list</text:span><text:span text:style-name="T532">&gt;</text:span></text:p>
      <text:p text:style-name="P533"><text:span text:style-name="T534"><text:s text:c="2"/>&lt;/</text:span><text:span text:style-name="T535">property</text:span><text:span text:style-name="T536">&gt;</text:span></text:p>
      <text:p text:style-name="P537"><text:span text:style-name="T538"><text:s text:c="2"/>&lt;</text:span><text:span text:style-name="T539">property</text:span><text:span text:style-name="T540"><text:s/></text:span><text:span text:style-name="T541">name</text:span><text:span text:style-name="T542">=</text:span><text:span text:style-name="T543">"dvkOrgCode"</text:span><text:span text:style-name="T544"><text:s/></text:span><text:span text:style-name="T545">value</text:span><text:span text:style-name="T546">=</text:span><text:span text:style-name="T547">"87654321"</text:span><text:span text:style-name="T548"><text:s/></text:span><text:span text:style-name="T549">/&gt;</text:span></text:p>
      <text:p text:style-name="P550"><text:span text:style-name="T551">&lt;/</text:span><text:span text:style-name="T552">bean</text:span><text:span text:style-name="T553">&gt;</text:span></text:p>
      <text:p text:style-name="P554"/>
      <text:p text:style-name="P555"><text:span text:style-name="T556">&lt;</text:span><text:span text:style-name="T557">bean</text:span><text:span text:style-name="T558"><text:s/></text:span><text:span text:style-name="T559">id</text:span><text:span text:style-name="T560">=</text:span><text:span text:style-name="T561">"monitorConfiguration"</text:span><text:span text:style-name="T562"><text:s/></text:span><text:span text:style-name="T563">class</text:span><text:span text:style-name="T564">=</text:span><text:span text:style-name="T565">"ee.adit.util.MonitorConfiguration"</text:span><text:span text:style-name="T566">&gt;</text:span></text:p>
      <text:p text:style-name="P567"><text:span text:style-name="T568"><text:s text:c="2"/>&lt;</text:span><text:span text:style-name="T569">property</text:span><text:span text:style-name="T570"><text:s/></text:span><text:span text:style-name="T571">name</text:span><text:span text:style-name="T572">=</text:span><text:span text:style-name="T573">"aditServiceUrl"</text:span><text:span text:style-name="T574"><text:s/></text:span><text:span text:style-name="T575">value</text:span><text:span text:style-name="T576">=</text:span><text:span text:style-name="T577">"http://localhost:7001/adit/service"</text:span><text:span text:style-name="T578"><text:s/></text:span><text:span text:style-name="T579">/&gt;</text:span></text:p>
      <text:p text:style-name="P580"><text:span text:style-name="T581"><text:s text:c="2"/>&lt;</text:span><text:span text:style-name="T582">property</text:span><text:span text:style-name="T583"><text:s/></text:span><text:span text:style-name="T584">name</text:span><text:span text:style-name="T585">=</text:span><text:span text:style-name="T586">"remoteApplicationShortName"</text:span><text:span text:style-name="T587"><text:s/></text:span><text:span text:style-name="T588">value</text:span><text:span text:style-name="T589">=</text:span><text:span text:style-name="T590">"MONITOR_TEST_APP"</text:span><text:span text:style-name="T591"><text:s/></text:span><text:span text:style-name="T592">/&gt;</text:span></text:p>
      <text:p text:style-name="P593"><text:span text:style-name="T594"><text:s text:c="2"/>&lt;</text:span><text:span text:style-name="T595">property</text:span><text:span text:style-name="T596"><text:s/></text:span><text:span text:style-name="T597">name</text:span><text:span text:style-name="T598">=</text:span><text:span text:style-name="T599">"userCode"</text:span><text:span text:style-name="T600"><text:s/></text:span><text:span text:style-name="T601">value</text:span><text:span text:style-name="T602">=</text:span><text:span text:style-name="T603">"EE00000000000"</text:span><text:span text:style-name="T604"><text:s/></text:span><text:span text:style-name="T605">/&gt;</text:span></text:p>
      <text:p text:style-name="P606"><text:span text:style-name="T607"><text:s text:c="2"/>&lt;</text:span><text:span text:style-name="T608">property</text:span><text:span text:style-name="T609"><text:s/></text:span><text:span text:style-name="T610">name</text:span><text:span text:style-name="T611">=</text:span><text:span text:style-name="T612">"institutionCode"</text:span><text:span text:style-name="T613"><text:s/></text:span><text:span text:style-name="T614">value</text:span><text:span text:style-name="T615">=</text:span><text:span text:style-name="T616">"123456789"</text:span><text:span text:style-name="T617"><text:s/></text:span><text:span text:style-name="T618">/&gt;</text:span></text:p>
      <text:p text:style-name="P619"><text:span text:style-name="T620"><text:s text:c="2"/>&lt;</text:span><text:span text:style-name="T621">property</text:span><text:span text:style-name="T622"><text:s/></text:span><text:span text:style-name="T623">name</text:span><text:span text:style-name="T624">=</text:span><text:span text:style-name="T625">"testDocumentId"</text:span><text:span text:style-name="T626"><text:s/></text:span><text:span text:style-name="T627">value</text:span><text:span text:style-name="T628">=</text:span><text:span text:style-name="T629">"999999999999"</text:span><text:span text:style-name="T630"><text:s/></text:span><text:span text:style-name="T631">/&gt;</text:span></text:p>
      <text:p text:style-name="P632"><text:span text:style-name="T633"><text:s text:c="2"/>&lt;</text:span><text:span text:style-name="T634">property</text:span><text:span text:style-name="T635"><text:s/></text:span><text:span text:style-name="T636">name</text:span><text:span text:style-name="T637">=</text:span><text:span text:style-name="T638">"dvkTestDocumentID"</text:span><text:span text:style-name="T639"><text:s/></text:span><text:span text:style-name="T640">value</text:span><text:span text:style-name="T641">=</text:span><text:span text:style-name="T642">"9999999999"</text:span><text:span text:style-name="T643"><text:s/></text:span><text:span text:style-name="T644">/&gt;</text:span></text:p>
      <text:p text:style-name="P645"><text:span text:style-name="T646"><text:s text:c="2"/>&lt;</text:span><text:span text:style-name="T647">property</text:span><text:span text:style-name="T648"><text:s/></text:span><text:span text:style-name="T649">name</text:span><text:span text:style-name="T650">=</text:span><text:span text:style-name="T651">"testDocumentFileId"</text:span><text:span text:style-name="T652"><text:s/></text:span><text:span text:style-name="T653">value</text:span><text:span text:style-name="T654">=</text:span><text:span text:style-name="T655">"999999999999"</text:span><text:span text:style-name="T656"><text:s/></text:span><text:span text:style-name="T657">/&gt;</text:span></text:p>
      <text:p text:style-name="P658"><text:span text:style-name="T659"><text:s text:c="2"/>&lt;</text:span><text:span text:style-name="T660">property</text:span><text:span text:style-name="T661"><text:s/></text:span><text:span text:style-name="T662">name</text:span><text:span text:style-name="T663">=</text:span><text:span text:style-name="T664">"testUserCode"</text:span><text:span text:style-name="T665"><text:s/></text:span><text:span text:style-name="T666">value</text:span><text:span text:style-name="T667">=</text:span><text:span text:style-name="T668">"EE00000000000"</text:span><text:span text:style-name="T669"><text:s/></text:span><text:span text:style-name="T670">/&gt;</text:span></text:p>
      <text:p text:style-name="P671"><text:span text:style-name="T672"><text:s text:c="2"/>&lt;</text:span><text:span text:style-name="T673">property</text:span><text:span text:style-name="T674"><text:s/></text:span><text:span text:style-name="T675">name</text:span><text:span text:style-name="T676">=</text:span><text:span text:style-name="T677">"documentSaveInterval"</text:span><text:span text:style-name="T678"><text:s/></text:span><text:span text:style-name="T679">value</text:span><text:span text:style-name="T680">=</text:span><text:span text:style-name="T681">"60000"</text:span><text:span text:style-name="T682"><text:s/></text:span><text:span text:style-name="T683">/&gt;</text:span></text:p>
      <text:p text:style-name="P684"><text:span text:style-name="T685"><text:s text:c="2"/>&lt;</text:span><text:span text:style-name="T686">property</text:span><text:span text:style-name="T687"><text:s/></text:span><text:span text:style-name="T688">name</text:span><text:span text:style-name="T689">=</text:span><text:span text:style-name="T690">"documentSendToDvkInterval"</text:span><text:span text:style-name="T691"><text:s/></text:span><text:span text:style-name="T692">value</text:span><text:span text:style-name="T693">=</text:span><text:span text:style-name="T694">"60000"</text:span><text:span text:style-name="T695"><text:s/></text:span><text:span text:style-name="T696">/&gt;</text:span></text:p>
      <text:p text:style-name="P697"><text:span text:style-name="T698"><text:s text:c="2"/>&lt;</text:span><text:span text:style-name="T699">property</text:span><text:span text:style-name="T700"><text:s/></text:span><text:span text:style-name="T701">name</text:span><text:span text:style-name="T702">=</text:span><text:span text:style-name="T703">"documentSendToDvkServerInterval"</text:span><text:span text:style-name="T704"><text:s/></text:span><text:span text:style-name="T705">value</text:span><text:span text:style-name="T706">=</text:span><text:span text:style-name="T707">"60000"</text:span><text:span text:style-name="T708"><text:s/></text:span><text:span text:style-name="T709">/&gt;</text:span></text:p>
      <text:p text:style-name="P710"><text:span text:style-name="T711"><text:s text:c="2"/>&lt;</text:span><text:span text:style-name="T712">property</text:span><text:span text:style-name="T713"><text:s/></text:span><text:span text:style-name="T714">name</text:span><text:span text:style-name="T715">=</text:span><text:span text:style-name="T716">"documentSendToDvkFromDvkServerInterval"</text:span><text:span text:style-name="T717"><text:s/></text:span><text:span text:style-name="T718">value</text:span><text:span text:style-name="T719">=</text:span><text:span text:style-name="T720">"60000"</text:span><text:span text:style-name="T721"><text:s/></text:span><text:span text:style-name="T722">/&gt;</text:span></text:p>
      <text:p text:style-name="P723"><text:span text:style-name="T724"><text:s text:c="2"/>&lt;</text:span><text:span text:style-name="T725">property</text:span><text:span text:style-name="T726"><text:s/></text:span><text:span text:style-name="T727">name</text:span><text:span text:style-name="T728">=</text:span><text:span text:style-name="T729">"documentSendToAditInterval"</text:span><text:span text:style-name="T730"><text:s/></text:span><text:span text:style-name="T731">value</text:span><text:span text:style-name="T732">=</text:span><text:span text:style-name="T733">"60000"</text:span><text:span text:style-name="T734"><text:s/></text:span><text:span text:style-name="T735">/&gt;</text:span></text:p>
      <text:p text:style-name="P736"><text:span text:style-name="T737"><text:s text:c="2"/>&lt;</text:span><text:span text:style-name="T738">property</text:span><text:span text:style-name="T739"><text:s/></text:span><text:span text:style-name="T740">name</text:span><text:span text:style-name="T741">=</text:span><text:span text:style-name="T742">"notificationSendInterval"</text:span><text:span text:style-name="T743"><text:s/></text:span><text:span text:style-name="T744">value</text:span><text:span text:style-name="T745">=</text:span><text:span text:style-name="T746">"60000"</text:span><text:span text:style-name="T747"><text:s/></text:span><text:span text:style-name="T748">/&gt;</text:span></text:p>
      <text:p text:style-name="P749"><text:span text:style-name="T750"><text:s text:c="2"/></text:span><text:span text:style-name="T751">&lt;</text:span><text:span text:style-name="T752">property</text:span><text:span text:style-name="T753"><text:s/></text:span><text:span text:style-name="T754">name</text:span><text:span text:style-name="T755">=</text:span><text:span text:style-name="T756">"errorInterval"</text:span><text:span text:style-name="T757"><text:s/></text:span><text:span text:style-name="T758">value</text:span><text:span text:style-name="T759">=</text:span><text:span text:style-name="T760">"60000"</text:span><text:span text:style-name="T761"><text:s/></text:span><text:span text:style-name="T762">/&gt;</text:span></text:p>
      <text:p text:style-name="P763"><text:span text:style-name="T764">&lt;/</text:span><text:span text:style-name="T765">bean</text:span><text:span text:style-name="T766">&gt;</text:span></text:p>
      <text:h text:style-name="Heading3" text:outline-level="3"><text:bookmark-start text:name="__RefHeading__4266_1533963332"/><text:bookmark-start text:name="_Toc273352071"/><text:bookmark-start text:name="_Toc275181515"/><text:bookmark-start text:name="_Toc275764720"/><text:bookmark-start text:name="_Toc275765997"/><text:bookmark-start text:name="_Toc275770857"/><text:bookmark-start text:name="_Toc275771640"/><text:bookmark-end text:name="__RefHeading__4266_1533963332"/>Fail adit-servlet.xml<text:bookmark-end text:name="_Toc273352071"/><text:bookmark-end text:name="_Toc275181515"/><text:bookmark-end text:name="_Toc275764720"/><text:bookmark-end text:name="_Toc275765997"/><text:bookmark-end text:name="_Toc275770857"/><text:bookmark-end text:name="_Toc275771640"/></text:h>
      <text:p text:style-name="Normal"/>
      <text:p text:style-name="Normal"><text:span text:style-name="T767">getJoinedMaxResults</text:span><text:span text:style-name="T768"><text:s/></text:span>– sätestab päringu „GetJoined“ maksimaalse tagastatavate tulemuste arvu.</text:p>
      <text:p text:style-name="Normal"/>
      <text:p text:style-name="Normal"><text:span text:style-name="T769">tempDir</text:span><text:s/>– kataloog, kuhu ADIT rakendus paigutab töötamise ajal loodud ajutised failid. Sellele kataloogile peab olema kasutajal, kellena käivitatakse rakendusserver, lugemis- ja kirjutamisõigus.</text:p>
      <text:p text:style-name="Normal"/>
      <text:p text:style-name="Normal"><text:span text:style-name="T770">deleteTemporaryFiles</text:span><text:s/>– tõeväärtus tüüpi muutuja, mis näitab, kas ajutised failid kustutatakse peale nendega töötamist või mitte.<text:s/><text:span text:style-name="T771">PS! Testimise ajaks ja vigade otsimisel on soovit</text:span><text:span text:style-name="T772">a</text:span><text:span text:style-name="T773">tav ajutised failid<text:s/></text:span><text:span text:style-name="T774">alles jätta.</text:span></text:p>
      <text:p text:style-name="P775"/>
      <text:p text:style-name="Normal"><text:span text:style-name="T776">schedulerEventTypeName</text:span><text:s/>– X-Tee teavituskalendris kasutatav sündmuse nimi ADIT sündmuste jaoks</text:p>
      <text:p text:style-name="Normal"/>
      <text:p text:style-name="Normal"><text:span text:style-name="T777">dvkResponseMessageStylesheet</text:span><text:s/>– määrab ära, millist stiililehte kasutatakse DVK vastuskirja koostamiseks</text:p>
      <text:p text:style-name="Normal"/>
      <text:p text:style-name="Normal"><text:span text:style-name="T778">globalDiskQuota</text:span><text:s/>– üldine kettamahu piirang<text:s/>ühe kasutaja kohta baitides</text:p>
      <text:p text:style-name="P779"/>
      <text:p text:style-name="Normal"><text:span text:style-name="T780">locales<text:s/></text:span><text:span text:style-name="T781">– nimekiri keeltest, milles tagastatakse päringute (vea)teated. Keele määramisel k</text:span><text:span text:style-name="T782">a</text:span><text:span text:style-name="T783">sutatakse formaati [keelekood]_[riigikood]. Nt. „en_us“. Keele- ja riigikoodidena kasutatakse kahetähelisi ISO 639-1 formaadis koode.</text:span></text:p>
      <text:p text:style-name="P784"/>
      <text:p text:style-name="Normal"><text:span text:style-name="T785">dvkOrgCode</text:span><text:span text:style-name="T786"><text:s/>–<text:s/></text:span>asutuse kood, kelle nimel saadetakse dokumendid DVK-sse.</text:p>
      <text:p text:style-name="P787"/>
      <text:p text:style-name="Normal"><text:span text:style-name="T788">aditServiceUrl<text:s/></text:span><text:span text:style-name="T789">–<text:s/></text:span>ADIT veebiteenuse URL (kui tahetakse monitoorida üle X-Tee, siis turvaserveri aadress)<text:line-break/></text:p>
      <text:p text:style-name="Normal"><text:span text:style-name="T790">remoteApplicationShortName</text:span><text:span text:style-name="T791"><text:s/></text:span>– monitooringu päringute jaoks kasutatav<text:s/>test-infosüsteemi lühinimi. Selle väärtuse muutmisel peab olema veendunud, et andmebaasis on ka vastav kirje tabelis REMOTE_APPLICATION.</text:p>
      <text:p text:style-name="Normal"/>
      <text:p text:style-name="Normal"><text:span text:style-name="T792">userCode</text:span><text:s/>– monitooringu päringute kasutaja kood.</text:p>
      <text:p text:style-name="P793"/>
      <text:p text:style-name="Normal"><text:span text:style-name="T794">institutionCode</text:span><text:span text:style-name="T795"><text:s/>– monitooringu päringute asutuse kood</text:span></text:p>
      <text:p text:style-name="P796"/>
      <text:p text:style-name="Normal"><text:span text:style-name="T797">testDocumentI</text:span><text:span text:style-name="T798">d</text:span><text:span text:style-name="T799"><text:s/>– monitooringu päringute testdokumendi ID</text:span></text:p>
      <text:p text:style-name="P800"/>
      <text:p text:style-name="Normal"><text:span text:style-name="T801">dvkTestDocumentID</text:span><text:span text:style-name="T802"><text:s/>– monitooringu päringute DVK testdokumendi ID</text:span></text:p>
      <text:p text:style-name="P803"/>
      <text:p text:style-name="Normal"><text:span text:style-name="T804">testDocumentFileId</text:span><text:span text:style-name="T805"><text:s/>– monitooringu päringute testdokumendi faili ID</text:span></text:p>
      <text:p text:style-name="P806"/>
      <text:p text:style-name="Normal"><text:span text:style-name="T807">testUserCode</text:span><text:span text:style-name="T808"><text:s/>– monitooringu kasutajate nimekirja päringu testkasutaja kood</text:span></text:p>
      <text:p text:style-name="P809"/>
      <text:p text:style-name="Normal"><text:span text:style-name="T810">do</text:span><text:span text:style-name="T811">cumentSaveInterval</text:span><text:span text:style-name="T812"><text:s/>– päringu „saveDocument“ testimise periood millisekundites</text:span></text:p>
      <text:p text:style-name="P813"/>
      <text:p text:style-name="Normal"><text:span text:style-name="T814">documentSendToDvkInterval</text:span><text:span text:style-name="T815"><text:s/>– dokumentide DVK-sse saatmise periood</text:span></text:p>
      <text:p text:style-name="P816"/>
      <text:p text:style-name="Normal"><text:span text:style-name="T817">documentSendToAditInterval</text:span><text:span text:style-name="T818"><text:s/>– dokumentide ADIT-isse importimise periood</text:span></text:p>
      <text:p text:style-name="P819"/>
      <text:p text:style-name="Normal"><text:span text:style-name="T820">notificationSendInterval</text:span><text:span text:style-name="T821"><text:s/>– teavituste s</text:span><text:span text:style-name="T822">aatmise intervall</text:span></text:p>
      <text:p text:style-name="P823"/>
      <text:p text:style-name="Normal"><text:span text:style-name="T824">errorInterval</text:span><text:span text:style-name="T825"><text:s/>– rakenduse vigade tabeli kontrollimise periood</text:span></text:p>
      <text:p text:style-name="P826"/>
      <text:p text:style-name="P827"/>
      <text:p text:style-name="Normal"><text:span text:style-name="T828">Ajatatud toimingud</text:span><text:s/>(DVK-ga suhtlemine ja teavituste saatmine X-Tee teavituskalendrisse) on seadistatud<text:s/><text:span text:style-name="T829">adit-jobs.xml</text:span><text:s/>failis:</text:p>
      <text:p text:style-name="Normal"/>
      <text:p text:style-name="P830"><text:span text:style-name="T831">&lt;</text:span><text:span text:style-name="T832">bean</text:span><text:span text:style-name="T833"><text:s/></text:span><text:span text:style-name="T834">id</text:span><text:span text:style-name="T835">=</text:span><text:span text:style-name="T836">"dvkSendTrigger"</text:span><text:span text:style-name="T837"><text:s/></text:span><text:span text:style-name="T838">class</text:span><text:span text:style-name="T839">=</text:span><text:span text:style-name="T840">"org.springframework.scheduling.quartz.SimpleTriggerBean"</text:span><text:span text:style-name="T841">&gt;</text:span></text:p>
      <text:p text:style-name="P842"><text:span text:style-name="T843"><text:s text:c="2"/>&lt;</text:span><text:span text:style-name="T844">property</text:span><text:span text:style-name="T845"><text:s/></text:span><text:span text:style-name="T846">name</text:span><text:span text:style-name="T847">=</text:span><text:span text:style-name="T848">"jobDetail"</text:span><text:span text:style-name="T849"><text:s/></text:span><text:span text:style-name="T850">ref</text:span><text:span text:style-name="T851">=</text:span><text:span text:style-name="T852">"sendJobDetails"</text:span><text:span text:style-name="T853">/&gt;</text:span></text:p>
      <text:p text:style-name="P854"><text:span text:style-name="T855"><text:s text:c="2"/>&lt;!-- 10 seconds --&gt;</text:span></text:p>
      <text:p text:style-name="P856"><text:span text:style-name="T857"><text:s text:c="2"/>&lt;</text:span><text:span text:style-name="T858">property</text:span><text:span text:style-name="T859"><text:s/></text:span><text:span text:style-name="T860">name</text:span><text:span text:style-name="T861">=</text:span><text:span text:style-name="T862">"startDelay"</text:span><text:span text:style-name="T863"><text:s/></text:span><text:span text:style-name="T864">value</text:span><text:span text:style-name="T865">=</text:span><text:span text:style-name="T866">"60000"</text:span><text:span text:style-name="T867">/&gt;</text:span></text:p>
      <text:p text:style-name="P868"><text:span text:style-name="T869"><text:s text:c="2"/>&lt;!-- repeat every 20 seconds --&gt;</text:span></text:p>
      <text:p text:style-name="P870"><text:span text:style-name="T871"><text:s text:c="2"/>&lt;</text:span><text:span text:style-name="T872">property</text:span><text:span text:style-name="T873"><text:s/></text:span><text:span text:style-name="T874">name</text:span><text:span text:style-name="T875">=</text:span><text:span text:style-name="T876">"repeatInterval"</text:span><text:span text:style-name="T877"><text:s/></text:span><text:span text:style-name="T878">value</text:span><text:span text:style-name="T879">=</text:span><text:span text:style-name="T880">"60000"</text:span><text:span text:style-name="T881">/&gt;</text:span></text:p>
      <text:p text:style-name="P882"><text:span text:style-name="T883">&lt;/</text:span><text:span text:style-name="T884">bean</text:span><text:span text:style-name="T885">&gt;</text:span></text:p>
      <text:p text:style-name="P886"><text:span text:style-name="T887"><text:tab/></text:span></text:p>
      <text:p text:style-name="P888"><text:span text:style-name="T889">&lt;</text:span><text:span text:style-name="T890">bean</text:span><text:span text:style-name="T891"><text:s/></text:span><text:span text:style-name="T892">id</text:span><text:span text:style-name="T893">=</text:span><text:span text:style-name="T894">"dvkReceiveTrigger"</text:span><text:span text:style-name="T895"><text:s/></text:span><text:span text:style-name="T896">class</text:span><text:span text:style-name="T897">=</text:span><text:span text:style-name="T898">"org.springframework.scheduling.quartz.SimpleTriggerBean"</text:span><text:span text:style-name="T899">&gt;</text:span></text:p>
      <text:p text:style-name="P900"><text:span text:style-name="T901"><text:s text:c="2"/>&lt;</text:span><text:span text:style-name="T902">property</text:span><text:span text:style-name="T903"><text:s/></text:span><text:span text:style-name="T904">name</text:span><text:span text:style-name="T905">=</text:span><text:span text:style-name="T906">"jobDetail"</text:span><text:span text:style-name="T907"><text:s/></text:span><text:span text:style-name="T908">ref</text:span><text:span text:style-name="T909">=</text:span><text:span text:style-name="T910">"receiveJobDetails"</text:span><text:span text:style-name="T911">/&gt;</text:span></text:p>
      <text:p text:style-name="P912"><text:span text:style-name="T913"><text:s text:c="2"/>&lt;!-- 10 seconds --&gt;</text:span></text:p>
      <text:p text:style-name="P914"><text:span text:style-name="T915"><text:s text:c="2"/>&lt;</text:span><text:span text:style-name="T916">property</text:span><text:span text:style-name="T917"><text:s/></text:span><text:span text:style-name="T918">name</text:span><text:span text:style-name="T919">=</text:span><text:span text:style-name="T920">"startDelay"</text:span><text:span text:style-name="T921"><text:s/></text:span><text:span text:style-name="T922">value</text:span><text:span text:style-name="T923">=</text:span><text:span text:style-name="T924">"120000"</text:span><text:span text:style-name="T925">/&gt;</text:span></text:p>
      <text:p text:style-name="P926"><text:span text:style-name="T927"><text:s text:c="2"/>&lt;!-- repeat<text:s/></text:span><text:span text:style-name="T928">every 20 seconds --&gt;</text:span></text:p>
      <text:p text:style-name="P929"><text:span text:style-name="T930"><text:s text:c="2"/>&lt;</text:span><text:span text:style-name="T931">property</text:span><text:span text:style-name="T932"><text:s/></text:span><text:span text:style-name="T933">name</text:span><text:span text:style-name="T934">=</text:span><text:span text:style-name="T935">"repeatInterval"</text:span><text:span text:style-name="T936"><text:s/></text:span><text:span text:style-name="T937">value</text:span><text:span text:style-name="T938">=</text:span><text:span text:style-name="T939">"60000"</text:span><text:span text:style-name="T940">/&gt;</text:span></text:p>
      <text:p text:style-name="P941"><text:span text:style-name="T942">&lt;/</text:span><text:span text:style-name="T943">bean</text:span><text:span text:style-name="T944">&gt;</text:span></text:p>
      <text:p text:style-name="P945"><text:span text:style-name="T946"><text:tab/></text:span></text:p>
      <text:p text:style-name="P947"><text:span text:style-name="T948">&lt;</text:span><text:span text:style-name="T949">bean</text:span><text:span text:style-name="T950"><text:s/></text:span><text:span text:style-name="T951">id</text:span><text:span text:style-name="T952">=</text:span><text:span text:style-name="T953">"dvkUpdateStatusTrigger"</text:span><text:span text:style-name="T954"><text:s/></text:span><text:span text:style-name="T955">class</text:span><text:span text:style-name="T956">=</text:span><text:span text:style-name="T957">"org.springframework.scheduling.quartz.SimpleTriggerBean"</text:span><text:span text:style-name="T958">&gt;</text:span></text:p>
      <text:p text:style-name="P959"><text:span text:style-name="T960"><text:s text:c="2"/>&lt;</text:span><text:span text:style-name="T961">property</text:span><text:span text:style-name="T962"><text:s/></text:span><text:span text:style-name="T963">name</text:span><text:span text:style-name="T964">=</text:span><text:span text:style-name="T965">"jobDetail"</text:span><text:span text:style-name="T966"><text:s/></text:span><text:span text:style-name="T967">ref</text:span><text:span text:style-name="T968">=</text:span><text:span text:style-name="T969">"updateStatusJobDetails"</text:span><text:span text:style-name="T970">/&gt;</text:span></text:p>
      <text:p text:style-name="P971"><text:span text:style-name="T972"><text:s text:c="2"/>&lt;!-- 10<text:s/></text:span><text:span text:style-name="T973">seconds --&gt;</text:span></text:p>
      <text:p text:style-name="P974"><text:span text:style-name="T975"><text:s text:c="2"/>&lt;</text:span><text:span text:style-name="T976">property</text:span><text:span text:style-name="T977"><text:s/></text:span><text:span text:style-name="T978">name</text:span><text:span text:style-name="T979">=</text:span><text:span text:style-name="T980">"startDelay"</text:span><text:span text:style-name="T981"><text:s/></text:span><text:span text:style-name="T982">value</text:span><text:span text:style-name="T983">=</text:span><text:span text:style-name="T984">"180000"</text:span><text:span text:style-name="T985">/&gt;</text:span></text:p>
      <text:p text:style-name="P986"><text:span text:style-name="T987"><text:s text:c="2"/>&lt;!-- repeat every 20 seconds --&gt;</text:span></text:p>
      <text:p text:style-name="P988"><text:span text:style-name="T989"><text:s text:c="2"/>&lt;</text:span><text:span text:style-name="T990">property</text:span><text:span text:style-name="T991"><text:s/></text:span><text:span text:style-name="T992">name</text:span><text:span text:style-name="T993">=</text:span><text:span text:style-name="T994">"repeatInterval"</text:span><text:span text:style-name="T995"><text:s/></text:span><text:span text:style-name="T996">value</text:span><text:span text:style-name="T997">=</text:span><text:span text:style-name="T998">"60000"</text:span><text:span text:style-name="T999">/&gt;</text:span></text:p>
      <text:p text:style-name="P1000"><text:span text:style-name="T1001">&lt;/</text:span><text:span text:style-name="T1002">bean</text:span><text:span text:style-name="T1003">&gt;</text:span></text:p>
      <text:p text:style-name="P1004"><text:span text:style-name="T1005"><text:tab/></text:span></text:p>
      <text:p text:style-name="P1006"><text:span text:style-name="T1007">&lt;</text:span><text:span text:style-name="T1008">bean</text:span><text:span text:style-name="T1009"><text:s/></text:span><text:span text:style-name="T1010">id</text:span><text:span text:style-name="T1011">=</text:span><text:span text:style-name="T1012">"dvkUpdateStatusToDVKTrigger"</text:span><text:span text:style-name="T1013"><text:s/></text:span><text:span text:style-name="T1014">class</text:span><text:span text:style-name="T1015">=</text:span><text:span text:style-name="T1016">"org.springframework.scheduling.quartz.SimpleTriggerBean"</text:span><text:span text:style-name="T1017">&gt;</text:span></text:p>
      <text:p text:style-name="P1018"><text:span text:style-name="T1019"><text:s text:c="2"/>&lt;</text:span><text:span text:style-name="T1020">property</text:span><text:span text:style-name="T1021"><text:s/></text:span><text:span text:style-name="T1022">name</text:span><text:span text:style-name="T1023">=</text:span><text:span text:style-name="T1024">"jobDetail"</text:span><text:span text:style-name="T1025"><text:s/></text:span><text:span text:style-name="T1026">ref</text:span><text:span text:style-name="T1027">=</text:span><text:span text:style-name="T1028">"UpdateStatusToDVKJobDetails"</text:span><text:span text:style-name="T1029">/&gt;</text:span></text:p>
      <text:p text:style-name="P1030"><text:span text:style-name="T1031"><text:s text:c="2"/>&lt;!-- 10 seconds --&gt;</text:span></text:p>
      <text:p text:style-name="P1032"><text:span text:style-name="T1033"><text:s text:c="2"/>&lt;</text:span><text:span text:style-name="T1034">property</text:span><text:span text:style-name="T1035"><text:s/></text:span><text:span text:style-name="T1036">name</text:span><text:span text:style-name="T1037">=</text:span><text:span text:style-name="T1038">"startDelay"</text:span><text:span text:style-name="T1039"><text:s/></text:span><text:span text:style-name="T1040">value</text:span><text:span text:style-name="T1041">=</text:span><text:span text:style-name="T1042">"240000"</text:span><text:span text:style-name="T1043">/&gt;</text:span></text:p>
      <text:p text:style-name="P1044"><text:span text:style-name="T1045"><text:s text:c="2"/>&lt;!-- repeat every 20 seconds --&gt;</text:span></text:p>
      <text:p text:style-name="P1046"><text:span text:style-name="T1047"><text:s text:c="2"/>&lt;</text:span><text:span text:style-name="T1048">property</text:span><text:span text:style-name="T1049"><text:s/></text:span><text:span text:style-name="T1050">name</text:span><text:span text:style-name="T1051">=</text:span><text:span text:style-name="T1052">"repeatInterval"</text:span><text:span text:style-name="T1053"><text:s/></text:span><text:span text:style-name="T1054">value</text:span><text:span text:style-name="T1055">=</text:span><text:span text:style-name="T1056">"60000"</text:span><text:span text:style-name="T1057">/&gt;</text:span></text:p>
      <text:p text:style-name="P1058"><text:span text:style-name="T1059">&lt;/</text:span><text:span text:style-name="T1060">bean</text:span><text:span text:style-name="T1061">&gt;</text:span></text:p>
      <text:p text:style-name="P1062"><text:tab/></text:p>
      <text:p text:style-name="P1063"><text:span text:style-name="T1064">&lt;</text:span><text:span text:style-name="T1065">bean</text:span><text:span text:style-name="T1066"><text:s/></text:span><text:span text:style-name="T1067">id</text:span><text:span text:style-name="T1068">=</text:span><text:span text:style-name="T1069">"DeleteDocumentsFromDVKJobTrigger"</text:span><text:span text:style-name="T1070"><text:s/></text:span><text:span text:style-name="T1071">class</text:span><text:span text:style-name="T1072">=</text:span><text:span text:style-name="T1073">"org.springframework.scheduling.quartz.SimpleTriggerBean"</text:span><text:span text:style-name="T1074">&gt;</text:span></text:p>
      <text:p text:style-name="P1075"><text:span text:style-name="T1076"><text:s text:c="2"/></text:span><text:span text:style-name="T1077">&lt;</text:span><text:span text:style-name="T1078">property</text:span><text:span text:style-name="T1079"><text:s/></text:span><text:span text:style-name="T1080">name</text:span><text:span text:style-name="T1081">=</text:span><text:span text:style-name="T1082">"jobDetail"</text:span><text:span text:style-name="T1083"><text:s/></text:span><text:span text:style-name="T1084">ref</text:span><text:span text:style-name="T1085">=</text:span><text:span text:style-name="T1086">"DeleteDocumentsFromDVKJobDetails"</text:span><text:span text:style-name="T1087">/&gt;</text:span></text:p>
      <text:p text:style-name="P1088"><text:span text:style-name="T1089"><text:s text:c="2"/></text:span><text:span text:style-name="T1090">&lt;!-- 10 seconds --&gt;</text:span></text:p>
      <text:p text:style-name="P1091"><text:span text:style-name="T1092"><text:s text:c="2"/></text:span><text:span text:style-name="T1093">&lt;</text:span><text:span text:style-name="T1094">property</text:span><text:span text:style-name="T1095"><text:s/></text:span><text:span text:style-name="T1096">name</text:span><text:span text:style-name="T1097">=</text:span><text:span text:style-name="T1098">"startDelay"</text:span><text:span text:style-name="T1099"><text:s/></text:span><text:span text:style-name="T1100">value</text:span><text:span text:style-name="T1101">=</text:span><text:span text:style-name="T1102">"0"</text:span><text:span text:style-name="T1103">/&gt;</text:span></text:p>
      <text:p text:style-name="P1104"><text:span text:style-name="T1105"><text:s text:c="2"/></text:span><text:span text:style-name="T1106">&lt;!-- repeat every 20</text:span><text:span text:style-name="T1107"><text:s/>seconds --&gt;</text:span></text:p>
      <text:p text:style-name="P1108"><text:span text:style-name="T1109"><text:s text:c="2"/></text:span><text:span text:style-name="T1110">&lt;</text:span><text:span text:style-name="T1111">property</text:span><text:span text:style-name="T1112"><text:s/></text:span><text:span text:style-name="T1113">name</text:span><text:span text:style-name="T1114">=</text:span><text:span text:style-name="T1115">"repeatInterval"</text:span><text:span text:style-name="T1116"><text:s/></text:span><text:span text:style-name="T1117">value</text:span><text:span text:style-name="T1118">=</text:span><text:span text:style-name="T1119">"3600000"</text:span><text:span text:style-name="T1120">/&gt;</text:span></text:p>
      <text:p text:style-name="P1121"><text:span text:style-name="T1122">&lt;/</text:span><text:span text:style-name="T1123">bean</text:span><text:span text:style-name="T1124">&gt;</text:span></text:p>
      <text:p text:style-name="P1125"><text:span text:style-name="T1126"><text:tab/></text:span></text:p>
      <text:p text:style-name="P1127"><text:span text:style-name="T1128">&lt;</text:span><text:span text:style-name="T1129">bean</text:span><text:span text:style-name="T1130"><text:s/></text:span><text:span text:style-name="T1131">id</text:span><text:span text:style-name="T1132">=</text:span><text:span text:style-name="T1133">"UserSyncJobTrigger"</text:span><text:span text:style-name="T1134"><text:s/></text:span><text:span text:style-name="T1135">class</text:span><text:span text:style-name="T1136">=</text:span><text:span text:style-name="T1137">"org.springframework.scheduling.quartz.SimpleTriggerBean"</text:span><text:span text:style-name="T1138">&gt;</text:span></text:p>
      <text:p text:style-name="P1139"><text:span text:style-name="T1140"><text:s text:c="2"/></text:span><text:span text:style-name="T1141">&lt;</text:span><text:span text:style-name="T1142">property</text:span><text:span text:style-name="T1143"><text:s/></text:span><text:span text:style-name="T1144">name</text:span><text:span text:style-name="T1145">=</text:span><text:span text:style-name="T1146">"jobDetail"</text:span><text:span text:style-name="T1147"><text:s/></text:span><text:span text:style-name="T1148">ref</text:span><text:span text:style-name="T1149">=</text:span><text:span text:style-name="T1150">"UserSyncJobDetails"</text:span><text:span text:style-name="T1151">/&gt;</text:span></text:p>
      <text:p text:style-name="P1152"><text:span text:style-name="T1153"><text:s text:c="2"/></text:span><text:span text:style-name="T1154">&lt;!-- 10 seconds --&gt;</text:span></text:p>
      <text:p text:style-name="P1155"><text:span text:style-name="T1156"><text:s text:c="2"/></text:span><text:span text:style-name="T1157">&lt;</text:span><text:span text:style-name="T1158">property</text:span><text:span text:style-name="T1159"><text:s/></text:span><text:span text:style-name="T1160">name</text:span><text:span text:style-name="T1161">=</text:span><text:span text:style-name="T1162">"startDelay"</text:span><text:span text:style-name="T1163"><text:s/></text:span><text:span text:style-name="T1164">value</text:span><text:span text:style-name="T1165">=</text:span><text:span text:style-name="T1166">"0"</text:span><text:span text:style-name="T1167">/&gt;</text:span></text:p>
      <text:p text:style-name="P1168"><text:span text:style-name="T1169"><text:s text:c="2"/></text:span><text:span text:style-name="T1170">&lt;!-- repeat every 20 seconds --&gt;</text:span></text:p>
      <text:p text:style-name="P1171"><text:span text:style-name="T1172"><text:s text:c="2"/></text:span><text:span text:style-name="T1173">&lt;</text:span><text:span text:style-name="T1174">property</text:span><text:span text:style-name="T1175"><text:s/></text:span><text:span text:style-name="T1176">name</text:span><text:span text:style-name="T1177">=</text:span><text:span text:style-name="T1178">"repeatInterval"</text:span><text:span text:style-name="T1179"><text:s/></text:span><text:span text:style-name="T1180">value</text:span><text:span text:style-name="T1181">=</text:span><text:span text:style-name="T1182">"30000"</text:span><text:span text:style-name="T1183">/&gt;</text:span></text:p>
      <text:p text:style-name="P1184"><text:span text:style-name="T1185">&lt;/</text:span><text:span text:style-name="T1186">bean</text:span><text:span text:style-name="T1187">&gt;</text:span></text:p>
      <text:p text:style-name="P1188"/>
      <text:p text:style-name="P1189"><text:span text:style-name="T1190">&lt;</text:span><text:span text:style-name="T1191">bean</text:span><text:span text:style-name="T1192"><text:s/></text:span><text:span text:style-name="T1193">id</text:span><text:span text:style-name="T1194">=</text:span><text:span text:style-name="T1195">"notificationTrigger"</text:span><text:span text:style-name="T1196"><text:s/></text:span><text:span text:style-name="T1197">class</text:span><text:span text:style-name="T1198">=</text:span><text:span text:style-name="T1199">"org.springframework.scheduling.quartz.SimpleTriggerBean"</text:span><text:span text:style-name="T1200">&gt;</text:span></text:p>
      <text:p text:style-name="P1201"><text:span text:style-name="T1202"><text:s text:c="2"/>&lt;</text:span><text:span text:style-name="T1203">property</text:span><text:span text:style-name="T1204"><text:s/></text:span><text:span text:style-name="T1205">name</text:span><text:span text:style-name="T1206">=</text:span><text:span text:style-name="T1207">"jobDetail"</text:span><text:span text:style-name="T1208"><text:s/></text:span><text:span text:style-name="T1209">ref</text:span><text:span text:style-name="T1210">=</text:span><text:span text:style-name="T1211">"sendNotificationsJobDetails"</text:span><text:span text:style-name="T1212">/&gt;</text:span></text:p>
      <text:p text:style-name="P1213"><text:span text:style-name="T1214"><text:s text:c="2"/>&lt;</text:span><text:span text:style-name="T1215">property</text:span><text:span text:style-name="T1216"><text:s/></text:span><text:span text:style-name="T1217">name</text:span><text:span text:style-name="T1218">=</text:span><text:span text:style-name="T1219">"startDelay"</text:span><text:span text:style-name="T1220"><text:s/></text:span><text:span text:style-name="T1221">value</text:span><text:span text:style-name="T1222">=</text:span><text:span text:style-name="T1223">"120000"</text:span><text:span text:style-name="T1224">/&gt;</text:span></text:p>
      <text:p text:style-name="P1225"><text:span text:style-name="T1226"><text:s text:c="2"/>&lt;</text:span><text:span text:style-name="T1227">property</text:span><text:span text:style-name="T1228"><text:s/></text:span><text:span text:style-name="T1229">name</text:span><text:span text:style-name="T1230">=</text:span><text:span text:style-name="T1231">"repeatInterval"</text:span><text:span text:style-name="T1232"><text:s/></text:span><text:span text:style-name="T1233">value</text:span><text:span text:style-name="T1234">=</text:span><text:span text:style-name="T1235">"120000"</text:span><text:span text:style-name="T1236">/&gt;</text:span></text:p>
      <text:p text:style-name="P1237"><text:span text:style-name="T1238">&lt;/</text:span><text:span text:style-name="T1239">bean</text:span><text:span text:style-name="T1240">&gt;</text:span></text:p>
      <text:p text:style-name="P1241"/>
      <text:p text:style-name="P1242"><text:span text:style-name="T1243">&lt;</text:span><text:span text:style-name="T1244">bean</text:span><text:span text:style-name="T1245"><text:s/></text:span><text:span text:style-name="T1246">id</text:span><text:span text:style-name="T1247">=</text:span><text:span text:style-name="T1248">"temporaryFolderCleanerTrigger"</text:span><text:span text:style-name="T1249"><text:s/></text:span><text:span text:style-name="T1250">class</text:span><text:span text:style-name="T1251">=</text:span><text:span text:style-name="T1252">"org.springframework.scheduling.quartz.SimpleTriggerBean"</text:span><text:span text:style-name="T1253">&gt;</text:span></text:p>
      <text:p text:style-name="P1254"><text:span text:style-name="T1255"><text:s text:c="2"/></text:span><text:span text:style-name="T1256">&lt;</text:span><text:span text:style-name="T1257">property</text:span><text:span text:style-name="T1258"><text:s/></text:span><text:span text:style-name="T1259">name</text:span><text:span text:style-name="T1260">=</text:span><text:span text:style-name="T1261">"jobDetail"</text:span><text:span text:style-name="T1262"><text:s/></text:span><text:span text:style-name="T1263">ref</text:span><text:span text:style-name="T1264">=</text:span><text:span text:style-name="T1265">"temporaryFolderCleanerJobDetails"</text:span><text:span text:style-name="T1266">/&gt;</text:span></text:p>
      <text:p text:style-name="P1267"><text:span text:style-name="T1268"><text:s text:c="2"/></text:span><text:span text:style-name="T1269">&lt;!-- First execute 10 seconds after application start --&gt;</text:span></text:p>
      <text:p text:style-name="P1270"><text:span text:style-name="T1271"><text:s text:c="2"/></text:span><text:span text:style-name="T1272">&lt;</text:span><text:span text:style-name="T1273">property</text:span><text:span text:style-name="T1274"><text:s/></text:span><text:span text:style-name="T1275">name</text:span><text:span text:style-name="T1276">=</text:span><text:span text:style-name="T1277">"startDelay"</text:span><text:span text:style-name="T1278"><text:s/></text:span><text:span text:style-name="T1279">value</text:span><text:span text:style-name="T1280">=</text:span><text:span text:style-name="T1281">"10000"</text:span><text:span text:style-name="T1282">/&gt;</text:span></text:p>
      <text:p text:style-name="P1283"><text:span text:style-name="T1284"><text:s text:c="2"/></text:span><text:span text:style-name="T1285">&lt;!-- Repeat every 1</text:span><text:span text:style-name="T1286"><text:s/>hour --&gt;</text:span></text:p>
      <text:p text:style-name="P1287"><text:span text:style-name="T1288"><text:s text:c="2"/></text:span><text:span text:style-name="T1289">&lt;</text:span><text:span text:style-name="T1290">property</text:span><text:span text:style-name="T1291"><text:s/></text:span><text:span text:style-name="T1292">name</text:span><text:span text:style-name="T1293">=</text:span><text:span text:style-name="T1294">"repeatInterval"</text:span><text:span text:style-name="T1295"><text:s/></text:span><text:span text:style-name="T1296">value</text:span><text:span text:style-name="T1297">=</text:span><text:span text:style-name="T1298">"360000"</text:span><text:span text:style-name="T1299">/&gt;</text:span></text:p>
      <text:p text:style-name="P1300"><text:span text:style-name="T1301">&lt;/</text:span><text:span text:style-name="T1302">bean</text:span><text:span text:style-name="T1303">&gt;</text:span></text:p>
      <text:p text:style-name="P1304"/>
      <text:p text:style-name="Normal"><text:span text:style-name="T1305">dvkSendTrigger</text:span><text:s/>– määrab, kui tihti käivitatakse dokumentide DVK-sse saatmise protsess.</text:p>
      <text:p text:style-name="Normal"><text:span text:style-name="T1306">dvkReceiveTrigger</text:span><text:s/>– määrab, kui tihti käivitatakse DVK-st dokumentide vastuvõtmise protsess</text:p>
      <text:p text:style-name="Normal"><text:span text:style-name="T1307">dvkUpdateStatusTrigger</text:span><text:s/>– määrab, kui tihti uuendatakse dokumentide staatuseid DVK-st ADIT-isse (DVK-sse saadetud dokumentide puhul)</text:p>
      <text:p text:style-name="Normal"><text:span text:style-name="T1308">dvkUpdateStatusToDVKTrigger</text:span><text:s/>– määrab, kui tihti uuendatakse dokumentide staatuseid ADIT-ist DVK-sse (ADIT-isse saadetud dokumentide puhul)</text:p>
      <text:p text:style-name="Normal"><text:span text:style-name="T1309">DeleteDocumentsFromDVKJobTrigger</text:span><text:s/>– määrab, kui tihti käiakse DVK-st kustutamas dokumente, millel on vastavad „lõpetatud“ staatused. Kustutatakse ainult dokumendi DVK XML konteiner.</text:p>
      <text:p text:style-name="Normal"><text:span text:style-name="T1310">UserSyncJobTrigger</text:span><text:s/>– määrab, kui tihti sünkroniseeritakse DVK kasutajad ADIT kasutajatega (sünkroniseerimine toimub suunal DVK -&gt; ADIT).</text:p>
      <text:p text:style-name="Normal"><text:span text:style-name="T1311">notificationTrigger</text:span><text:s/>– määrab, kui tihti saadetakse teavitused X-Tee teavituskalendrisse</text:p>
      <text:p text:style-name="Normal"><text:span text:style-name="T1312">temporaryFolderCleanerTrigger</text:span><text:s/>– määrab, kui tihti kustutatakse töökataloogist ajutised failid</text:p>
      <text:p text:style-name="Normal"/>
      <text:p text:style-name="Normal">Kõikides eeltoodud seadistustes saab määrata järgmised parameetrid:</text:p>
      <text:p text:style-name="Normal"/>
      <text:p text:style-name="Normal"><text:span text:style-name="T1313">startDelay</text:span><text:s/>– kui kaua pärast rakenduse käivitamist toimub esimene käivitamine</text:p>
      <text:p text:style-name="Normal"><text:span text:style-name="T1314">repeatInterval</text:span><text:s/>– kui tihti protsessi käivitatakse</text:p>
      <text:h text:style-name="Heading3" text:outline-level="3"><text:bookmark-start text:name="__RefHeading__4268_1533963332"/><text:bookmark-start text:name="_Toc269115273"/><text:bookmark-start text:name="_Toc269040697"/><text:bookmark-start text:name="_Toc269996966"/><text:bookmark-start text:name="_Toc270420557"/><text:bookmark-start text:name="_Toc270429120"/><text:bookmark-start text:name="_Toc270430275"/><text:bookmark-start text:name="_Toc271529442"/><text:bookmark-start text:name="_Toc271531543"/><text:bookmark-start text:name="_Toc271538817"/><text:bookmark-start text:name="_Toc272232647"/><text:bookmark-start text:name="_Toc272832967"/><text:bookmark-start text:name="_Toc273108574"/><text:bookmark-start text:name="_Toc273123288"/><text:bookmark-start text:name="_Toc273123372"/><text:bookmark-start text:name="_Toc273126335"/><text:bookmark-start text:name="_Toc273126553"/><text:bookmark-start text:name="_Toc273352072"/><text:bookmark-start text:name="_Toc275181516"/><text:bookmark-start text:name="_Toc275764721"/><text:bookmark-start text:name="_Toc275765998"/><text:bookmark-start text:name="_Toc275770858"/><text:bookmark-start text:name="_Toc275771641"/><text:bookmark-end text:name="__RefHeading__4268_1533963332"/>F<text:bookmark-end text:name="_Toc269115273"/><text:bookmark-end text:name="_Toc269040697"/><text:bookmark-end text:name="_Toc269996966"/><text:bookmark-end text:name="_Toc270420557"/><text:bookmark-end text:name="_Toc270429120"/><text:bookmark-end text:name="_Toc270430275"/><text:bookmark-end text:name="_Toc271529442"/><text:bookmark-end text:name="_Toc271531543"/><text:bookmark-end text:name="_Toc271538817"/><text:bookmark-end text:name="_Toc272232647"/><text:bookmark-end text:name="_Toc272832967"/><text:bookmark-end text:name="_Toc273108574"/><text:bookmark-end text:name="_Toc273123288"/><text:bookmark-end text:name="_Toc273123372"/><text:bookmark-end text:name="_Toc273126335"/><text:bookmark-end text:name="_Toc273126553"/>ail log4j.xml<text:bookmark-end text:name="_Toc273352072"/><text:bookmark-end text:name="_Toc275181516"/><text:bookmark-end text:name="_Toc275764721"/><text:bookmark-end text:name="_Toc275765998"/><text:bookmark-end text:name="_Toc275770858"/><text:bookmark-end text:name="_Toc275771641"/></text:h>
      <text:p text:style-name="Normal">Logimine on ADIT rakenduses lahendatud Log4J raamistikku kasutades, seega toimub ka log4j.xml faili seadistamine vastavalt. Vaikimisi on seadistatud logimine kahte eraldi faili:</text:p>
      <text:p text:style-name="Normal"/>
      <text:list text:style-name="LFO8" text:continue-numbering="true">
        <text:list-item>
          <text:p text:style-name="P1315">DVK liidese logi</text:p>
        </text:list-item>
      </text:list>
      <text:p text:style-name="Normal"/>
      <text:p text:style-name="P1316"><text:span text:style-name="T1317">&lt;</text:span><text:span text:style-name="T1318">appender</text:span><text:span text:style-name="T1319"><text:s/></text:span><text:span text:style-name="T1320">name</text:span><text:span text:style-name="T1321">=</text:span><text:span text:style-name="T1322">"file"</text:span><text:span text:style-name="T1323"><text:s/></text:span><text:span text:style-name="T1324">class</text:span><text:span text:style-name="T1325">=</text:span><text:span text:style-name="T1326">"org.apache.log4j.DailyRollingFileAppender"</text:span><text:span text:style-name="T1327">&gt;</text:span></text:p>
      <text:p text:style-name="P1328"><text:span text:style-name="T1329"><text:s text:c="2"/></text:span><text:span text:style-name="T1330">&lt;</text:span><text:span text:style-name="T1331">param</text:span><text:span text:style-name="T1332"><text:s/></text:span><text:span text:style-name="T1333">name</text:span><text:span text:style-name="T1334">=</text:span><text:span text:style-name="T1335">"file"</text:span><text:span text:style-name="T1336"><text:s/></text:span><text:span text:style-name="T1337">value</text:span><text:span text:style-name="T1338">=</text:span><text:span text:style-name="T1339">"log/adit/adit_dvk.log</text:span><text:span text:style-name="T1340">"</text:span><text:span text:style-name="T1341"><text:s/></text:span><text:span text:style-name="T1342">/&gt;</text:span></text:p>
      <text:p text:style-name="P1343"><text:span text:style-name="T1344"><text:s text:c="2"/>&lt;</text:span><text:span text:style-name="T1345">param</text:span><text:span text:style-name="T1346"><text:s/></text:span><text:span text:style-name="T1347">name</text:span><text:span text:style-name="T1348">=</text:span><text:span text:style-name="T1349">"datePattern"</text:span><text:span text:style-name="T1350"><text:s/></text:span><text:span text:style-name="T1351">value</text:span><text:span text:style-name="T1352">=</text:span><text:span text:style-name="T1353">"'.'yyyy-MM"</text:span><text:span text:style-name="T1354"><text:s/></text:span><text:span text:style-name="T1355">/&gt;</text:span></text:p>
      <text:p text:style-name="P1356"><text:span text:style-name="T1357"><text:s text:c="2"/>&lt;</text:span><text:span text:style-name="T1358">param</text:span><text:span text:style-name="T1359"><text:s/></text:span><text:span text:style-name="T1360">name</text:span><text:span text:style-name="T1361">=</text:span><text:span text:style-name="T1362">"append"</text:span><text:span text:style-name="T1363"><text:s/></text:span><text:span text:style-name="T1364">value</text:span><text:span text:style-name="T1365">=</text:span><text:span text:style-name="T1366">"true"</text:span><text:span text:style-name="T1367"><text:s/></text:span><text:span text:style-name="T1368">/&gt;</text:span></text:p>
      <text:p text:style-name="P1369"><text:span text:style-name="T1370"><text:s text:c="2"/>&lt;</text:span><text:span text:style-name="T1371">layout</text:span><text:span text:style-name="T1372"><text:s/></text:span><text:span text:style-name="T1373">class</text:span><text:span text:style-name="T1374">=</text:span><text:span text:style-name="T1375">"org.apache.log4j.PatternLayout"</text:span><text:span text:style-name="T1376">&gt;</text:span></text:p>
      <text:p text:style-name="P1377"><text:span text:style-name="T1378"><text:s text:c="4"/>&lt;</text:span><text:span text:style-name="T1379">param</text:span><text:span text:style-name="T1380"><text:s/></text:span><text:span text:style-name="T1381">name</text:span><text:span text:style-name="T1382">=</text:span><text:span text:style-name="T1383">"ConversionPattern"</text:span><text:span text:style-name="T1384"><text:s/></text:span><text:span text:style-name="T1385">value</text:span><text:span text:style-name="T1386">=</text:span><text:span text:style-name="T1387">"%d{ABSOLUTE}%5p %C:%L - %m%n"</text:span><text:span text:style-name="T1388">/&gt;</text:span></text:p>
      <text:p text:style-name="P1389"><text:span text:style-name="T1390"><text:s text:c="2"/>&lt;/</text:span><text:span text:style-name="T1391">layout</text:span><text:span text:style-name="T1392">&gt;</text:span></text:p>
      <text:p text:style-name="P1393"><text:span text:style-name="T1394">&lt;/</text:span><text:span text:style-name="T1395">appender</text:span><text:span text:style-name="T1396">&gt;</text:span></text:p>
      <text:p text:style-name="Normal"/>
      <text:list text:style-name="LFO8" text:continue-numbering="true">
        <text:list-item>
          <text:p text:style-name="P1397">ADIT rakenduse logi</text:p>
        </text:list-item>
      </text:list>
      <text:p text:style-name="Normal"/>
      <text:p text:style-name="P1398"><text:span text:style-name="T1399">&lt;</text:span><text:span text:style-name="T1400">appender</text:span><text:span text:style-name="T1401"><text:s/></text:span><text:span text:style-name="T1402">name</text:span><text:span text:style-name="T1403">=</text:span><text:span text:style-name="T1404">"dvk"</text:span><text:span text:style-name="T1405"><text:s/></text:span><text:span text:style-name="T1406">class</text:span><text:span text:style-name="T1407">=</text:span><text:span text:style-name="T1408">"org.apache.log4j.DailyRollingFileAppender"</text:span><text:span text:style-name="T1409">&gt;</text:span></text:p>
      <text:p text:style-name="P1410"><text:span text:style-name="T1411"><text:s text:c="2"/>&lt;</text:span><text:span text:style-name="T1412">param</text:span><text:span text:style-name="T1413"><text:s/></text:span><text:span text:style-name="T1414">name</text:span><text:span text:style-name="T1415">=</text:span><text:span text:style-name="T1416">"file"</text:span><text:span text:style-name="T1417"><text:s/></text:span><text:span text:style-name="T1418">value</text:span><text:span text:style-name="T1419">=</text:span><text:span text:style-name="T1420">"log/adit/adit.log</text:span><text:span text:style-name="T1421">"</text:span><text:span text:style-name="T1422"><text:s/></text:span><text:span text:style-name="T1423">/&gt;</text:span></text:p>
      <text:p text:style-name="P1424"><text:span text:style-name="T1425"><text:s text:c="2"/>&lt;</text:span><text:span text:style-name="T1426">param</text:span><text:span text:style-name="T1427"><text:s/></text:span><text:span text:style-name="T1428">name</text:span><text:span text:style-name="T1429">=</text:span><text:span text:style-name="T1430">"datePattern"</text:span><text:span text:style-name="T1431"><text:s/></text:span><text:span text:style-name="T1432">value</text:span><text:span text:style-name="T1433">=</text:span><text:span text:style-name="T1434">"'.'yyyy-MM"</text:span><text:span text:style-name="T1435"><text:s/></text:span><text:span text:style-name="T1436">/&gt;</text:span></text:p>
      <text:p text:style-name="P1437"><text:span text:style-name="T1438"><text:s text:c="2"/>&lt;</text:span><text:span text:style-name="T1439">param</text:span><text:span text:style-name="T1440"><text:s/></text:span><text:span text:style-name="T1441">name</text:span><text:span text:style-name="T1442">=</text:span><text:span text:style-name="T1443">"append"</text:span><text:span text:style-name="T1444"><text:s/></text:span><text:span text:style-name="T1445">value</text:span><text:span text:style-name="T1446">=</text:span><text:span text:style-name="T1447">"true"</text:span><text:span text:style-name="T1448"><text:s/></text:span><text:span text:style-name="T1449">/&gt;</text:span></text:p>
      <text:p text:style-name="P1450"><text:span text:style-name="T1451"><text:s text:c="2"/>&lt;</text:span><text:span text:style-name="T1452">layout</text:span><text:span text:style-name="T1453"><text:s/></text:span><text:span text:style-name="T1454">class</text:span><text:span text:style-name="T1455">=</text:span><text:span text:style-name="T1456">"org.apache.log4j.PatternLayout"</text:span><text:span text:style-name="T1457">&gt;</text:span></text:p>
      <text:p text:style-name="P1458"><text:span text:style-name="T1459"><text:s text:c="4"/>&lt;</text:span><text:span text:style-name="T1460">param</text:span><text:span text:style-name="T1461"><text:s/></text:span><text:span text:style-name="T1462">name</text:span><text:span text:style-name="T1463">=</text:span><text:span text:style-name="T1464">"ConversionPattern"</text:span><text:span text:style-name="T1465"><text:s/></text:span><text:span text:style-name="T1466">value</text:span><text:span text:style-name="T1467">=</text:span><text:span text:style-name="T1468">"%d{ABSOLUTE}%5p %C:%L - %m%n"</text:span><text:span text:style-name="T1469">/&gt;</text:span></text:p>
      <text:p text:style-name="P1470"><text:span text:style-name="T1471"><text:s text:c="2"/>&lt;/</text:span><text:span text:style-name="T1472">layout</text:span><text:span text:style-name="T1473">&gt;</text:span></text:p>
      <text:p text:style-name="P1474"><text:span text:style-name="T1475">&lt;/</text:span><text:span text:style-name="T1476">appender</text:span><text:span text:style-name="T1477">&gt;</text:span></text:p>
      <text:p text:style-name="Normal"/>
      <text:p text:style-name="Normal"><text:span text:style-name="T1478">NB! Rakenduse testimise ajaks on mõistlik sisse lülitada logimine tasemel „DEBUG“. Tootm</text:span><text:span text:style-name="T1479">i</text:span><text:span text:style-name="T1480">sesse minekul tuleks logida</text:span><text:span text:style-name="T1481"><text:s/>tasemel „INFO“ või „WARN“.</text:span></text:p>
      <text:p text:style-name="Normal"/>
      <text:p text:style-name="Normal">ADIT rakenduse saab seadistada nii rakenduse enda kui ka DVK liidese veateateid logima ka Nagios monitooringusüsteemi. Selleks tuleb lisada log4j.xml faili eraldi Nagiose appender:</text:p>
      <text:p text:style-name="Normal"/>
      <text:p text:style-name="P1482"><text:span text:style-name="T1483">&lt;appender<text:s/></text:span><text:span text:style-name="T1484">name</text:span><text:span text:style-name="T1485">=</text:span><text:span text:style-name="T1486">"nagios"<text:s/></text:span><text:span text:style-name="T1487">class</text:span><text:span text:style-name="T1488">=</text:span><text:span text:style-name="T1489">"org.apache.log</text:span><text:span text:style-name="T1490">4j.nagios.NagiosAppender"</text:span><text:span text:style-name="T1491">&gt;</text:span></text:p>
      <text:p text:style-name="P1492"><text:span text:style-name="T1493"><text:s text:c="3"/>&lt;param<text:s/></text:span><text:span text:style-name="T1494">name</text:span><text:span text:style-name="T1495">=</text:span><text:span text:style-name="T1496">"Host"</text:span><text:span text:style-name="T1497"><text:s/></text:span><text:span text:style-name="T1498">value</text:span><text:span text:style-name="T1499">=</text:span><text:span text:style-name="T1500">"localhost"</text:span><text:span text:style-name="T1501">/&gt;</text:span></text:p>
      <text:p text:style-name="P1502"><text:span text:style-name="T1503"><text:s text:c="3"/>&lt;param<text:s/></text:span><text:span text:style-name="T1504">name</text:span><text:span text:style-name="T1505">=</text:span><text:span text:style-name="T1506">"Port"</text:span><text:span text:style-name="T1507"><text:s/></text:span><text:span text:style-name="T1508">value</text:span><text:span text:style-name="T1509">=</text:span><text:span text:style-name="T1510">"5667"</text:span><text:span text:style-name="T1511">/&gt;</text:span></text:p>
      <text:p text:style-name="P1512"/>
      <text:p text:style-name="P1513"><text:span text:style-name="T1514"><text:s text:c="3"/>&lt;param<text:s/></text:span><text:span text:style-name="T1515">name</text:span><text:span text:style-name="T1516">=</text:span><text:span text:style-name="T1517">"ConfigFile"</text:span><text:span text:style-name="T1518"><text:s/></text:span><text:span text:style-name="T1519">value</text:span><text:span text:style-name="T1520">=</text:span><text:span text:style-name="T1521">"nsca_send_clear.cfg"</text:span><text:span text:style-name="T1522">/&gt;</text:span></text:p>
      <text:p text:style-name="P1523"/>
      <text:p text:style-name="P1524"><text:span text:style-name="T1525"><text:s text:c="3"/>&lt;param<text:s/></text:span><text:span text:style-name="T1526">name</text:span><text:span text:style-name="T1527">=</text:span><text:span text:style-name="T1528">"ServiceNameDefault"</text:span><text:span text:style-name="T1529"><text:s/></text:span><text:span text:style-name="T1530">value</text:span><text:span text:style-name="T1531">=</text:span><text:span text:style-name="T1532">"ADIT"</text:span><text:span text:style-name="T1533">/&gt;</text:span></text:p>
      <text:p text:style-name="P1534"/>
      <text:p text:style-name="P1535"><text:span text:style-name="T1536"><text:s text:c="3"/>&lt;param<text:s/></text:span><text:span text:style-name="T1537">name</text:span><text:span text:style-name="T1538">=</text:span><text:span text:style-name="T1539">"useMDCServiceName"</text:span><text:span text:style-name="T1540"><text:s/></text:span><text:span text:style-name="T1541">value</text:span><text:span text:style-name="T1542">=</text:span><text:span text:style-name="T1543">"false"</text:span><text:span text:style-name="T1544">/&gt;</text:span></text:p>
      <text:p text:style-name="P1545"><text:span text:style-name="T1546"><text:s text:c="3"/>&lt;param<text:s/></text:span><text:span text:style-name="T1547">name</text:span><text:span text:style-name="T1548">=</text:span><text:span text:style-name="T1549">"MDCServiceNameKey"</text:span><text:span text:style-name="T1550"><text:s/></text:span><text:span text:style-name="T1551">value</text:span><text:span text:style-name="T1552">=</text:span><text:span text:style-name="T1553">"nagios_service_name"</text:span><text:span text:style-name="T1554">/&gt;</text:span></text:p>
      <text:p text:style-name="P1555"/>
      <text:p text:style-name="P1556"><text:span text:style-name="T1557"><text:s text:c="3"/>&lt;param<text:s/></text:span><text:span text:style-name="T1558">name</text:span><text:span text:style-name="T1559">=</text:span><text:span text:style-name="T1560">"useMDCHostName"</text:span><text:span text:style-name="T1561"><text:s/></text:span><text:span text:style-name="T1562">value</text:span><text:span text:style-name="T1563">=</text:span><text:span text:style-name="T1564">"true"</text:span><text:span text:style-name="T1565">/&gt;</text:span></text:p>
      <text:p text:style-name="P1566"><text:span text:style-name="T1567"><text:s text:c="3"/>&lt;param<text:s/></text:span><text:span text:style-name="T1568">name</text:span><text:span text:style-name="T1569">=</text:span><text:span text:style-name="T1570">"MDCHostNameKey"</text:span><text:span text:style-name="T1571"><text:s/></text:span><text:span text:style-name="T1572">value</text:span><text:span text:style-name="T1573">=</text:span><text:span text:style-name="T1574">"virtual_host"</text:span><text:span text:style-name="T1575">/&gt;</text:span></text:p>
      <text:p text:style-name="P1576"><text:span text:style-name="T1577"><text:s text:c="3"/>&lt;param<text:s/></text:span><text:span text:style-name="T1578">name</text:span><text:span text:style-name="T1579">=</text:span><text:span text:style-name="T1580">"InitializeMDCHostNameValue"</text:span><text:span text:style-name="T1581"><text:s/></text:span><text:span text:style-name="T1582">value</text:span><text:span text:style-name="T1583">=</text:span><text:span text:style-name="T1584">"production"</text:span><text:span text:style-name="T1585">/&gt;</text:span></text:p>
      <text:p text:style-name="P1586"><text:s/></text:p>
      <text:p text:style-name="P1587"><text:span text:style-name="T1588"><text:s text:c="3"/>&lt;</text:span><text:span text:style-name="T1589">param<text:s/></text:span><text:span text:style-name="T1590">name</text:span><text:span text:style-name="T1591">=</text:span><text:span text:style-name="T1592">"useShortHostName"</text:span><text:span text:style-name="T1593"><text:s/></text:span><text:span text:style-name="T1594">value</text:span><text:span text:style-name="T1595">=</text:span><text:span text:style-name="T1596">"false"</text:span><text:span text:style-name="T1597">/&gt;</text:span></text:p>
      <text:p text:style-name="P1598"><text:span text:style-name="T1599"><text:s text:c="3"/>&lt;param<text:s/></text:span><text:span text:style-name="T1600">name</text:span><text:span text:style-name="T1601">=</text:span><text:span text:style-name="T1602">"MDCCanonicalHostNameKey"</text:span><text:span text:style-name="T1603"><text:s/></text:span><text:span text:style-name="T1604">va</text:span><text:span text:style-name="T1605">l</text:span><text:span text:style-name="T1606">ue</text:span><text:span text:style-name="T1607">=</text:span><text:span text:style-name="T1608">"nagios_canonical_hostname"</text:span><text:span text:style-name="T1609">/&gt;</text:span></text:p>
      <text:p text:style-name="P1610"/>
      <text:p text:style-name="P1611"><text:span text:style-name="T1612"><text:s text:c="3"/>&lt;param<text:s/></text:span><text:span text:style-name="T1613">name</text:span><text:span text:style-name="T1614">=</text:span><text:span text:style-name="T1615">"Log4j_Level_WARN"</text:span><text:span text:style-name="T1616"><text:s text:c="5"/></text:span><text:span text:style-name="T1617">value</text:span><text:span text:style-name="T1618">=</text:span><text:span text:style-name="T1619">"NAGIOS_WARN"</text:span><text:span text:style-name="T1620">/&gt;</text:span></text:p>
      <text:p text:style-name="P1621"><text:span text:style-name="T1622"><text:s text:c="3"/>&lt;param<text:s/></text:span><text:span text:style-name="T1623">name</text:span><text:span text:style-name="T1624">=</text:span><text:span text:style-name="T1625">"Log4j_Level_ERROR"</text:span><text:span text:style-name="T1626"><text:s text:c="4"/></text:span><text:span text:style-name="T1627">value</text:span><text:span text:style-name="T1628">=</text:span><text:span text:style-name="T1629">"NAGIOS_CRITICAL"</text:span><text:span text:style-name="T1630">/&gt;</text:span></text:p>
      <text:p text:style-name="P1631"><text:span text:style-name="T1632"><text:s text:c="3"/>&lt;</text:span><text:span text:style-name="T1633">param<text:s/></text:span><text:span text:style-name="T1634">name</text:span><text:span text:style-name="T1635">=</text:span><text:span text:style-name="T1636">"Log4j_Level_FATAL"</text:span><text:span text:style-name="T1637"><text:s text:c="4"/></text:span><text:span text:style-name="T1638">value</text:span><text:span text:style-name="T1639">=</text:span><text:span text:style-name="T1640">"NAGIOS_CRITICAL"</text:span><text:span text:style-name="T1641">/&gt;</text:span></text:p>
      <text:p text:style-name="P1642"/>
      <text:p text:style-name="P1643"><text:span text:style-name="T1644"><text:s text:c="3"/>&lt;param<text:s/></text:span><text:span text:style-name="T1645">name</text:span><text:span text:style-name="T1646">=</text:span><text:span text:style-name="T1647">"SendStartupMessageOK"</text:span><text:span text:style-name="T1648"><text:s/></text:span><text:span text:style-name="T1649">value</text:span><text:span text:style-name="T1650">=</text:span><text:span text:style-name="T1651">"Application Errors Cleared"</text:span><text:span text:style-name="T1652">/&gt;</text:span></text:p>
      <text:p text:style-name="P1653"/>
      <text:p text:style-name="P1654"><text:span text:style-name="T1655"><text:s text:c="3"/>&lt;layout<text:s/></text:span><text:span text:style-name="T1656">class</text:span><text:span text:style-name="T1657">=</text:span><text:span text:style-name="T1658">"org.apache.log4j.PatternLayout"</text:span><text:span text:style-name="T1659">&gt;</text:span></text:p>
      <text:p text:style-name="P1660"><text:span text:style-name="T1661"><text:s text:c="6"/>&lt;param<text:s/></text:span><text:span text:style-name="T1662">name</text:span><text:span text:style-name="T1663">="ConversionPattern"</text:span><text:span text:style-name="T1664"><text:s/></text:span><text:span text:style-name="T1665">value</text:span><text:span text:style-name="T1666">="%X{nagios_canonical_hos</text:span><text:span text:style-name="T1667">tname}: %m%n"</text:span><text:span text:style-name="T1668">/&gt;</text:span></text:p>
      <text:p text:style-name="P1669"><text:s text:c="3"/>&lt;/layout&gt;</text:p>
      <text:p text:style-name="P1670"><text:span text:style-name="T1671">&lt;/appender&gt;</text:span></text:p>
      <text:p text:style-name="Normal"/>
      <text:p text:style-name="Normal">Parameetris „ConfigFile“ viidatud konfiguratsioonifail „ncsa_send_clear.cfg“ sisaldab Nagios andmevahetuse krüpteeringu seadeid.</text:p>
      <text:p text:style-name="Normal"/>
      <text:h text:style-name="Heading3" text:outline-level="3"><text:bookmark-start text:name="__RefHeading__4270_1533963332"/><text:bookmark-start text:name="_Toc269115274"/><text:bookmark-start text:name="_Toc269040698"/><text:bookmark-start text:name="_Toc269996967"/><text:bookmark-start text:name="_Toc270420558"/><text:bookmark-start text:name="_Toc270429121"/><text:bookmark-start text:name="_Toc270430276"/><text:bookmark-start text:name="_Toc271529443"/><text:bookmark-start text:name="_Toc271531544"/><text:bookmark-start text:name="_Toc271538818"/><text:bookmark-start text:name="_Toc272232648"/><text:bookmark-start text:name="_Toc272832968"/><text:bookmark-start text:name="_Toc273108575"/><text:bookmark-start text:name="_Toc273123289"/><text:bookmark-start text:name="_Toc273123373"/><text:bookmark-start text:name="_Toc273126336"/><text:bookmark-start text:name="_Toc273126554"/><text:bookmark-start text:name="_Toc273352073"/><text:bookmark-start text:name="_Toc275181517"/><text:bookmark-start text:name="_Toc275764722"/><text:bookmark-start text:name="_Toc275765999"/><text:bookmark-start text:name="_Toc275770859"/><text:bookmark-start text:name="_Toc275771642"/><text:bookmark-end text:name="__RefHeading__4270_1533963332"/>F<text:bookmark-end text:name="_Toc269115274"/><text:bookmark-end text:name="_Toc269040698"/><text:bookmark-end text:name="_Toc269996967"/><text:bookmark-end text:name="_Toc270420558"/><text:bookmark-end text:name="_Toc270429121"/><text:bookmark-end text:name="_Toc270430276"/><text:bookmark-end text:name="_Toc271529443"/><text:bookmark-end text:name="_Toc271531544"/><text:bookmark-end text:name="_Toc271538818"/><text:bookmark-end text:name="_Toc272232648"/><text:bookmark-end text:name="_Toc272832968"/><text:bookmark-end text:name="_Toc273108575"/><text:bookmark-end text:name="_Toc273123289"/><text:bookmark-end text:name="_Toc273123373"/><text:bookmark-end text:name="_Toc273126336"/><text:bookmark-end text:name="_Toc273126554"/>ail xtee.properties<text:bookmark-end text:name="_Toc273352073"/><text:bookmark-end text:name="_Toc275181517"/><text:bookmark-end text:name="_Toc275764722"/><text:bookmark-end text:name="_Toc275765999"/><text:bookmark-end text:name="_Toc275770859"/><text:bookmark-end text:name="_Toc275771642"/></text:h>
      <text:p text:style-name="Normal">Kuna ADIT kasutab oma töös X-Tee teenuseid (teavituskalender ja<text:s/>riigiportaal), siis on vajalik ka sellekohane seadistus (xtee.properties):</text:p>
      <text:p text:style-name="Normal"/>
      <text:p text:style-name="P1672"><text:span text:style-name="T1673">institution=</text:span><text:span text:style-name="T1674">70006317</text:span></text:p>
      <text:p text:style-name="P1675"><text:span text:style-name="T1676">security.server=</text:span><text:span text:style-name="T1677">http</text:span><text:span text:style-name="T1678">:</text:span><text:span text:style-name="T1679">//turvaserver/cgi-bin/consumer_proxy</text:span></text:p>
      <text:p text:style-name="P1680"><text:span text:style-name="T1681">database=</text:span><text:span text:style-name="T1682">teavituskalender</text:span></text:p>
      <text:p text:style-name="P1683"><text:span text:style-name="T1684">method=</text:span><text:span text:style-name="T1685">lisaSyndmus</text:span></text:p>
      <text:p text:style-name="P1686"><text:span text:style-name="T1687">version=</text:span><text:span text:style-name="T1688">v1</text:span></text:p>
      <text:p text:style-name="P1689"><text:span text:style-name="T1690">idcode=</text:span><text:span text:style-name="T1691">00000000000</text:span></text:p>
      <text:p text:style-name="Normal"/>
      <text:p text:style-name="Normal">Parameetrid:</text:p>
      <text:p text:style-name="Normal"/>
      <text:p text:style-name="Normal"><text:span text:style-name="T1692">Institutio</text:span><text:span text:style-name="T1693">n</text:span><text:s/>– Asutuse registrikood. Määrab, millise asutuse nimel ADIT andmekogu teiste X-Tee andmekogude päringuid käivitab.</text:p>
      <text:p text:style-name="Normal"/>
      <text:p text:style-name="Normal"><text:span text:style-name="T1694">Security.server</text:span><text:s/>– Väljuvate X-Tee päringute teostamiseks kasutatava turvaserveri aadress.</text:p>
      <text:p text:style-name="Normal"/>
      <text:p text:style-name="Normal"><text:span text:style-name="T1695">Database</text:span><text:s/>– Vaikimisi kasutatava andmekogu nimi.<text:s/>Selle parameetri täitmine pole eriti oluline, kuna iga konkreetse päringu teostamisel valib rakendus ise vajaliku andmekogu.</text:p>
      <text:p text:style-name="Normal"/>
      <text:p text:style-name="Normal"><text:span text:style-name="T1696">Method</text:span><text:s/>– Vaikimisi kasutatava päringu nimi.Selle parameetri täitmine pole eriti oluline, kuna iga konkreetse päringu teostamisel määrab rakendus ise vajaliku päringu nime ja versiooni.</text:p>
      <text:p text:style-name="Normal"/>
      <text:p text:style-name="Normal"><text:span text:style-name="T1697">Version</text:span><text:s/>– Vaikimisi kasutatava päringu versioon.Selle parameetri täitmine pole eriti oluline, kuna iga konkreetse päringu teostamisel määrab rakendus ise vajaliku päringu nime ja versiooni.</text:p>
      <text:p text:style-name="Normal"/>
      <text:p text:style-name="Normal"><text:span text:style-name="T1698">Idcode</text:span><text:s/>–<text:s/>Isikukood. Määrab, millise isiku nimel ADIT andmekogu teiste X-Tee andmekogude päringuid käivitab.</text:p>
      <text:p text:style-name="Normal"/>
      <text:h text:style-name="Heading2" text:outline-level="2"><text:bookmark-start text:name="__RefHeading__4272_1533963332"/><text:bookmark-start text:name="_Toc269115275"/><text:bookmark-start text:name="_Toc269040699"/><text:bookmark-start text:name="_Toc269996968"/><text:bookmark-start text:name="_Toc270420559"/><text:bookmark-start text:name="_Toc270429122"/><text:bookmark-start text:name="_Toc270430277"/><text:bookmark-start text:name="_Toc271529444"/><text:bookmark-start text:name="_Toc271531545"/><text:bookmark-start text:name="_Toc271538819"/><text:bookmark-start text:name="_Toc272232649"/><text:bookmark-start text:name="_Toc272832969"/><text:bookmark-start text:name="_Toc273108576"/><text:bookmark-start text:name="_Toc273123290"/><text:bookmark-start text:name="_Toc273123374"/><text:bookmark-start text:name="_Toc273126337"/><text:bookmark-start text:name="_Toc273126555"/><text:bookmark-start text:name="_Toc273352074"/><text:bookmark-start text:name="_Toc275181518"/><text:bookmark-start text:name="_Toc275764723"/><text:bookmark-start text:name="_Toc275766000"/><text:bookmark-start text:name="_Toc275770860"/><text:bookmark-start text:name="_Toc275771643"/><text:bookmark-end text:name="__RefHeading__4272_1533963332"/>Rakenduse paigaldamine Tomcat 6.x<text:bookmark-end text:name="_Toc269115275"/><text:bookmark-end text:name="_Toc269040699"/><text:bookmark-end text:name="_Toc269996968"/><text:bookmark-end text:name="_Toc270420559"/><text:bookmark-end text:name="_Toc270429122"/><text:bookmark-end text:name="_Toc270430277"/><text:bookmark-end text:name="_Toc271529444"/><text:bookmark-end text:name="_Toc271531545"/><text:bookmark-end text:name="_Toc271538819"/><text:bookmark-end text:name="_Toc272232649"/><text:bookmark-end text:name="_Toc272832969"/><text:bookmark-end text:name="_Toc273108576"/><text:bookmark-end text:name="_Toc273123290"/><text:bookmark-end text:name="_Toc273123374"/><text:bookmark-end text:name="_Toc273126337"/><text:bookmark-end text:name="_Toc273126555"/><text:s text:c="2"/>rakendusserverisse<text:bookmark-end text:name="_Toc273352074"/><text:bookmark-end text:name="_Toc275181518"/><text:bookmark-end text:name="_Toc275764723"/><text:bookmark-end text:name="_Toc275766000"/><text:bookmark-end text:name="_Toc275770860"/><text:bookmark-end text:name="_Toc275771643"/></text:h>
      <text:p text:style-name="Normal">NB! Enne rakenduse paigaldamist veendu, et seadistusfailid on muudetud vastavalt paigaldatavale<text:s/>keskkonnale.</text:p>
      <text:p text:style-name="Normal"/>
      <text:p text:style-name="Normal">Rakenduse paigaldamiseks rakendusserverisse toimi järgnevalt:</text:p>
      <text:p text:style-name="Normal"/>
      <text:list text:style-name="LFO9" text:continue-numbering="true">
        <text:list-item>
          <text:p text:style-name="P1699">Loo rakendusserveri konfiguratsioonifaili „context.xml“<text:span text:style-name="T1700"><text:s/></text:span>JNDI ressurss, mis viitaks ADIT andmebaasile:</text:p>
        </text:list-item>
      </text:list>
      <text:p text:style-name="P1701"/>
      <text:p text:style-name="P1702">&lt;Context ..&gt;</text:p>
      <text:p text:style-name="P1703"/>
      <text:p text:style-name="P1704"><text:span text:style-name="T1705">&lt;Resource name="</text:span><text:span text:style-name="T1706">jdbc/adit</text:span><text:span text:style-name="T1707">" auth="Container"<text:s/></text:span><text:span text:style-name="T1708">type="javax.sql.DataSource" <text:s/>driverClas</text:span><text:span text:style-name="T1709">s</text:span><text:span text:style-name="T1710">Name="oracle.jdbc.driver.OracleDriver" username="</text:span><text:span text:style-name="T1711">adit</text:span><text:span text:style-name="T1712">"</text:span></text:p>
      <text:p text:style-name="P1713"><text:span text:style-name="T1714">password="</text:span><text:span text:style-name="T1715">adit</text:span><text:span text:style-name="T1716">" maxActive="20" maxIdle="10" removeAbandoned="true" maxWait="-1" logAbandoned="true" url="</text:span><text:span text:style-name="T1717">jdbc:oracle:thin:@localhost:1521:XE</text:span><text:span text:style-name="T1718">" /&gt;</text:span></text:p>
      <text:p text:style-name="P1719">…</text:p>
      <text:p text:style-name="P1720">&lt;/Context&gt;</text:p>
      <text:p text:style-name="Normal"/>
      <text:p text:style-name="P1721">Keskkonnale vastavaks muuda järgmised parameetrid:</text:p>
      <text:p text:style-name="P1722"/>
      <text:p text:style-name="P1723"><text:span text:style-name="T1724">url</text:span><text:s/>– andmebaasi ühenduse<text:s/><text:span text:style-name="T1725">URL</text:span><text:s/>(<text:span text:style-name="T1726">database URL</text:span>). Formaat:<text:s/><text:span text:style-name="T1727">jdbc:oracle:thin:@//[HOST]:[PORT]/[SID]</text:span></text:p>
      <text:p text:style-name="P1728"><text:span text:style-name="T1729">username</text:span><text:s/>– andmebaasikasutaja kasutajanimi</text:p>
      <text:p text:style-name="P1730"><text:span text:style-name="T1731">password</text:span><text:s/>– andmebaasikasutaja parool</text:p>
      <text:p text:style-name="P1732"/>
      <text:p text:style-name="P1733">NB! Parameeter “<text:span text:style-name="T1734">name</text:span>” väärtus<text:s/>peab olema kindlasti sama, mis deklareeritud<text:s/><text:span text:style-name="T1735">adit-servlet.xml<text:s/></text:span>failis (bean<text:s/><text:span text:style-name="T1736">aditDataSource</text:span>).</text:p>
      <text:p text:style-name="Normal"/>
      <text:p text:style-name="P1737"/>
      <text:list text:style-name="LFO9" text:continue-numbering="true">
        <text:list-item>
          <text:p text:style-name="P1738">Paki paigalduspakett lahti kataloogi „[TOMCAT_HOME]/webapps/adit“</text:p>
        </text:list-item>
        <text:list-item>
          <text:p text:style-name="P1739">Tee rakendusserverile taaskäivitus</text:p>
        </text:list-item>
      </text:list>
      <text:p text:style-name="Normal"/>
      <text:p text:style-name="Normal"/>
      <text:h text:style-name="Heading2" text:outline-level="2"><text:bookmark-start text:name="__RefHeading__4274_1533963332"/><text:bookmark-start text:name="_Toc273352075"/><text:bookmark-start text:name="_Toc270420560"/><text:bookmark-start text:name="_Toc270429123"/><text:bookmark-start text:name="_Toc270430278"/><text:bookmark-start text:name="_Toc271529445"/><text:bookmark-start text:name="_Toc271531546"/><text:bookmark-start text:name="_Toc271538820"/><text:bookmark-start text:name="_Toc272232650"/><text:bookmark-start text:name="_Toc272832970"/><text:bookmark-start text:name="_Toc273108577"/><text:bookmark-start text:name="_Toc273123291"/><text:bookmark-start text:name="_Toc273123375"/><text:bookmark-start text:name="_Toc273126338"/><text:bookmark-start text:name="_Toc273126556"/><text:bookmark-start text:name="_Toc275181519"/><text:bookmark-start text:name="_Toc275764724"/><text:bookmark-start text:name="_Toc275766001"/><text:bookmark-start text:name="_Toc275770861"/><text:bookmark-start text:name="_Toc275771644"/><text:bookmark-end text:name="__RefHeading__4274_1533963332"/>Rakenduse paigaldamine Weblogic 10.x rakendusserverisse<text:bookmark-end text:name="_Toc273352075"/><text:bookmark-end text:name="_Toc270420560"/><text:bookmark-end text:name="_Toc270429123"/><text:bookmark-end text:name="_Toc270430278"/><text:bookmark-end text:name="_Toc271529445"/><text:bookmark-end text:name="_Toc271531546"/><text:bookmark-end text:name="_Toc271538820"/><text:bookmark-end text:name="_Toc272232650"/><text:bookmark-end text:name="_Toc272832970"/><text:bookmark-end text:name="_Toc273108577"/><text:bookmark-end text:name="_Toc273123291"/><text:bookmark-end text:name="_Toc273123375"/><text:bookmark-end text:name="_Toc273126338"/><text:bookmark-end text:name="_Toc273126556"/><text:bookmark-end text:name="_Toc275181519"/><text:bookmark-end text:name="_Toc275764724"/><text:bookmark-end text:name="_Toc275766001"/><text:bookmark-end text:name="_Toc275770861"/><text:bookmark-end text:name="_Toc275771644"/></text:h>
      <text:p text:style-name="Normal">NB!<text:s/>Enne rakenduse paigaldamist veendu, et seadistusfailid on muudetud vastavalt paigaldatavale keskkonnale.</text:p>
      <text:p text:style-name="Normal"/>
      <text:p text:style-name="Normal">Ettevalmistus:</text:p>
      <text:list text:style-name="LFO10" text:continue-numbering="true">
        <text:list-item>
          <text:p text:style-name="P1740">Tekita 2 Weblogicu serverit ühte klastrisse</text:p>
        </text:list-item>
        <text:list-item>
          <text:p text:style-name="P1741">Tekita järgmised JNDI andmebaasiühendused (DataSource):</text:p>
          <text:list text:continue-numbering="true">
            <text:list-item>
              <text:p text:style-name="P1742">ADIT_DS (jndi name:<text:s/><text:span text:style-name="T1743">jdbc/adit</text:span>) – viide ADIT andmebaasiskeemile (kasutaja ADIT_APP)</text:p>
            </text:list-item>
            <text:list-item>
              <text:p text:style-name="P1744">ADIT_DVK_CLIENT_DS (jndi name:<text:s/><text:span text:style-name="T1745">jdbc/adit_dvk</text:span>) – viide ADIT DVK Universaalkliendi andmebaasiskeemile</text:p>
            </text:list-item>
          </text:list>
        </text:list-item>
      </text:list>
      <text:p text:style-name="Normal"/>
      <text:p text:style-name="Normal">Sammud paigaldamiseks:</text:p>
      <text:p text:style-name="Normal"/>
      <text:list text:style-name="LFO10">
        <text:list-item text:start-value="1">
          <text:p text:style-name="P1746">Paigalda rakenduse pakett-fail (adit.war) rakendusserveri masina kõvakettale sellisesse kohta, kust rakendusserver sellele ligi pääseb.</text:p>
        </text:list-item>
        <text:list-item>
          <text:p text:style-name="P1747">Ava rakendusserveri administreerimiskonsool –<text:s/><text:a xlink:href="http://[HOST]:[PORT]/console" office:target-frame-name="_top" xlink:show="replace"><text:span text:style-name="Hyperlink">http://[HOST]:[PORT]/console</text:span></text:a><text:s/>(nt.<text:s/><text:a xlink:href="http://10.0.13.36:7001/console" office:target-frame-name="_top" xlink:show="replace"><text:span text:style-name="Hyperlink">http://10.0.13.36:7001/console</text:span></text:a>) <text:s/>ja logi sisse.</text:p>
        </text:list-item>
        <text:list-item>
          <text:p text:style-name="P1748">Vajuta lingile „Deployments“</text:p>
        </text:list-item>
        <text:list-item>
          <text:p text:style-name="P1749">Avaneb sellesse rakendusserverisse paigaldatud rakenduse loetelu. Uue rakenduse paigaldamiseks vajuta nupule „Take lock and edit“ ning seejärel nupule „Install“.</text:p>
        </text:list-item>
        <text:list-item>
          <text:p text:style-name="P1750">Sirvi kataloogi,<text:s/>kus asub punktis 1 nimetatud fail „adit.war“ ning märgista see.</text:p>
        </text:list-item>
        <text:list-item>
          <text:p text:style-name="P1751">Vajuta kataloogipuu all olevale nupule „Next“.</text:p>
        </text:list-item>
        <text:list-item>
          <text:p text:style-name="P1752">Kuvatakse ekraan, kus valitakse rakenduse paigaldamise „stiil“, vali „Install this deployment as an application“ ja vajuta „Next“.</text:p>
        </text:list-item>
        <text:list-item>
          <text:p text:style-name="P1753">Kuvatakse seadistuse ekraan, millel peaksid olema määratud järgmised parameetrid:</text:p>
          <text:list text:continue-numbering="true">
            <text:list-item>
              <text:p text:style-name="P1754">Name: rakenduse nimi</text:p>
            </text:list-item>
            <text:list-item>
              <text:p text:style-name="P1755">Security: DD only</text:p>
            </text:list-item>
            <text:list-item>
              <text:p text:style-name="P1756">Source accessibility: Copy this application onto every target for me</text:p>
            </text:list-item>
          </text:list>
        </text:list-item>
        <text:list-item>
          <text:p text:style-name="P1757">Vajuta nupule „Finish“.</text:p>
        </text:list-item>
        <text:list-item>
          <text:p text:style-name="P1758">Vajuta nupule „Release configuration / Activate<text:s/>changes“.</text:p>
        </text:list-item>
        <text:list-item>
          <text:p text:style-name="P1759">Tee WebLogicule restart.</text:p>
        </text:list-item>
      </text:list>
      <text:p text:style-name="P1760"/>
      <text:h text:style-name="Heading1" text:outline-level="1"><text:bookmark-start text:name="__RefHeading__4276_1533963332"/><text:bookmark-start text:name="_Toc269115276"/><text:bookmark-start text:name="_Toc269040700"/><text:bookmark-start text:name="_Toc269996969"/><text:bookmark-start text:name="_Toc270420561"/><text:bookmark-start text:name="_Toc270429124"/><text:bookmark-start text:name="_Toc270430279"/><text:bookmark-start text:name="_Toc271529446"/><text:bookmark-start text:name="_Toc271531547"/><text:bookmark-start text:name="_Toc271538821"/><text:bookmark-start text:name="_Toc272232651"/><text:bookmark-start text:name="_Toc272832971"/><text:bookmark-start text:name="_Toc273108578"/><text:bookmark-start text:name="_Toc273123292"/><text:bookmark-start text:name="_Toc273123376"/><text:bookmark-start text:name="_Toc273126339"/><text:bookmark-start text:name="_Toc273126557"/><text:bookmark-start text:name="_Toc273352076"/><text:bookmark-start text:name="_Toc275181520"/><text:bookmark-start text:name="_Toc275764725"/><text:bookmark-start text:name="_Toc275766002"/><text:bookmark-start text:name="_Toc275770862"/><text:bookmark-start text:name="_Toc275771645"/><text:bookmark-end text:name="__RefHeading__4276_1533963332"/>DVK<text:s/><text:bookmark-end text:name="_Toc269115276"/><text:bookmark-end text:name="_Toc269040700"/><text:bookmark-end text:name="_Toc269996969"/><text:bookmark-end text:name="_Toc270420561"/><text:bookmark-end text:name="_Toc270429124"/><text:bookmark-end text:name="_Toc270430279"/><text:bookmark-end text:name="_Toc271529446"/><text:bookmark-end text:name="_Toc271531547"/><text:bookmark-end text:name="_Toc271538821"/><text:bookmark-end text:name="_Toc272232651"/><text:bookmark-end text:name="_Toc272832971"/><text:bookmark-end text:name="_Toc273108578"/><text:bookmark-end text:name="_Toc273123292"/><text:bookmark-end text:name="_Toc273123376"/><text:bookmark-end text:name="_Toc273126339"/><text:bookmark-end text:name="_Toc273126557"/>liidese seadistamine<text:bookmark-end text:name="_Toc273352076"/><text:bookmark-end text:name="_Toc275181520"/><text:bookmark-end text:name="_Toc275764725"/><text:bookmark-end text:name="_Toc275766002"/><text:bookmark-end text:name="_Toc275770862"/><text:bookmark-end text:name="_Toc275771645"/></text:h>
      <text:p text:style-name="Normal">Kindlasti tuleb kontrollida, et DVK universaalkliendi andmetabelis DHL_CLASSIFIER olevad DVK staatuste klassifikaatorid vastaksid ADIT-is kasutatavatele, mis asuvad tabelis DOCUMENT_DVK_STATUS. Lisaks on vajalik lülitada välja DVK universaalkliendi andmebaasis olev andmebaasipäästik “TR_DHL_MESSAGE_ID”.</text:p>
      <text:p text:style-name="P1761"/>
      <text:h text:style-name="Heading1" text:outline-level="1"><text:bookmark-start text:name="__RefHeading__4278_1533963332"/><text:bookmark-start text:name="_Toc273352077"/><text:bookmark-start text:name="_Toc269115277"/><text:bookmark-start text:name="_Toc269996970"/><text:bookmark-start text:name="_Toc270420562"/><text:bookmark-start text:name="_Toc270429125"/><text:bookmark-start text:name="_Toc270430280"/><text:bookmark-start text:name="_Toc271529447"/><text:bookmark-start text:name="_Toc271531548"/><text:bookmark-start text:name="_Toc271538822"/><text:bookmark-start text:name="_Toc272232652"/><text:bookmark-start text:name="_Toc272832972"/><text:bookmark-start text:name="_Toc273108579"/><text:bookmark-start text:name="_Toc273123293"/><text:bookmark-start text:name="_Toc273123377"/><text:bookmark-start text:name="_Toc273126340"/><text:bookmark-start text:name="_Toc273126558"/><text:bookmark-start text:name="_Toc275181521"/><text:bookmark-start text:name="_Toc275764726"/><text:bookmark-start text:name="_Toc275766003"/><text:bookmark-start text:name="_Toc275770863"/><text:bookmark-start text:name="_Toc275771646"/><text:bookmark-end text:name="__RefHeading__4278_1533963332"/>T<text:bookmark-start text:name="_Toc269040701"/>eavituskalendri ja riigiportaali X-Tee liidese seadistamine<text:bookmark-end text:name="_Toc273352077"/><text:bookmark-end text:name="_Toc269115277"/><text:bookmark-end text:name="_Toc269996970"/><text:bookmark-end text:name="_Toc270420562"/><text:bookmark-end text:name="_Toc270429125"/><text:bookmark-end text:name="_Toc270430280"/><text:bookmark-end text:name="_Toc271529447"/><text:bookmark-end text:name="_Toc271531548"/><text:bookmark-end text:name="_Toc271538822"/><text:bookmark-end text:name="_Toc272232652"/><text:bookmark-end text:name="_Toc272832972"/><text:bookmark-end text:name="_Toc273108579"/><text:bookmark-end text:name="_Toc273123293"/><text:bookmark-end text:name="_Toc273123377"/><text:bookmark-end text:name="_Toc273126340"/><text:bookmark-end text:name="_Toc273126558"/><text:bookmark-end text:name="_Toc275181521"/><text:bookmark-end text:name="_Toc275764726"/><text:bookmark-end text:name="_Toc275766003"/><text:bookmark-end text:name="_Toc275770863"/><text:bookmark-end text:name="_Toc275771646"/><text:bookmark-end text:name="_Toc269040701"/></text:h>
      <text:p text:style-name="Normal"/>
      <text:p text:style-name="Normal">Teavituskalendri ja riigiportaali liideste töölesaamiseks tuleb teha järgmised seadistused:</text:p>
      <text:list text:style-name="LFO12" text:continue-numbering="true">
        <text:list-item>
          <text:p text:style-name="P1762">Määrata teavituskalendris kasutatava ADIT teavituse nimetus (nimetus, mille alusel kasutajad teavituskalendris ADIT teavitusi tellida saavad).</text:p>
        </text:list-item>
        <text:list-item>
          <text:p text:style-name="P1763">Määrata teavituste väljasaatmise intervall.</text:p>
        </text:list-item>
        <text:list-item>
          <text:p text:style-name="P1764">Määrata väljuvate x-tee päringute parameetrid.</text:p>
        </text:list-item>
        <text:list-item>
          <text:p text:style-name="P1765">Tagada, et teavitusportaali ja riigiportaali andmekogude poole pöörduval asutusel (määratud failis xtee.properties) oleks järgmiste x-tee päringute käivitamise õigus:</text:p>
          <text:list text:continue-numbering="true">
            <text:list-item>
              <text:p text:style-name="P1766">teavituskalender.lisaSyndmus</text:p>
            </text:list-item>
            <text:list-item>
              <text:p text:style-name="P1767">riigiportaal.tellimusteStaatus</text:p>
            </text:list-item>
          </text:list>
        </text:list-item>
      </text:list>
      <text:p text:style-name="Normal"/>
      <text:p text:style-name="Normal"/>
      <text:p text:style-name="Normal">Teavituse nimetuse teavituskalendris saab määrata failis<text:s/><text:span text:style-name="T1768">adit-configuration.xml</text:span>.</text:p>
      <text:p text:style-name="Normal"/>
      <text:p text:style-name="P1769">Teavituskalendri teavituse nimetuse määramine:</text:p>
      <text:p text:style-name="P1770"><text:span text:style-name="T1771">&lt;!-- Configuration --&gt;</text:span></text:p>
      <text:p text:style-name="P1772"><text:span text:style-name="T1773">&lt;</text:span><text:span text:style-name="T1774">bean</text:span><text:span text:style-name="T1775"><text:s/></text:span><text:span text:style-name="T1776">id</text:span><text:span text:style-name="T1777">=</text:span><text:span text:style-name="T1778">"configuration"</text:span><text:span text:style-name="T1779"><text:s/></text:span><text:span text:style-name="T1780">class</text:span><text:span text:style-name="T1781">=</text:span><text:span text:style-name="T1782">"ee.adit.util.Configuration"</text:span><text:span text:style-name="T1783">&gt;</text:span></text:p>
      <text:p text:style-name="P1784"><text:span text:style-name="T1785"><text:s text:c="2"/>&lt;</text:span><text:span text:style-name="T1786">property</text:span><text:span text:style-name="T1787"><text:s/></text:span><text:span text:style-name="T1788">name</text:span><text:span text:style-name="T1789">=</text:span><text:span text:style-name="T1790">"getJoinedMaxResults"</text:span><text:span text:style-name="T1791"><text:s/></text:span><text:span text:style-name="T1792">value</text:span><text:span text:style-name="T1793">=</text:span><text:span text:style-name="T1794">"10"</text:span><text:span text:style-name="T1795">/&gt;</text:span></text:p>
      <text:p text:style-name="P1796"><text:span text:style-name="T1797"><text:s text:c="2"/>&lt;</text:span><text:span text:style-name="T1798">property</text:span><text:span text:style-name="T1799"><text:s/></text:span><text:span text:style-name="T1800">name</text:span><text:span text:style-name="T1801">=</text:span><text:span text:style-name="T1802">"tempDir"</text:span><text:span text:style-name="T1803"><text:s/></text:span><text:span text:style-name="T1804">value</text:span><text:span text:style-name="T1805">=</text:span><text:span text:style-name="T1806">"</text:span><text:a xlink:href="../../../../E:/temp" office:target-frame-name="_top" xlink:show="replace"><text:span text:style-name="T1807">/tmp</text:span></text:a><text:span text:style-name="T1808">"</text:span><text:span text:style-name="T1809">/&gt;</text:span></text:p>
      <text:p text:style-name="P1810"><text:span text:style-name="T1811"><text:s text:c="2"/>&lt;</text:span><text:span text:style-name="T1812">property</text:span><text:span text:style-name="T1813"><text:s/></text:span><text:span text:style-name="T1814">name</text:span><text:span text:style-name="T1815">=</text:span><text:span text:style-name="T1816">"deleteTemporaryFiles"</text:span><text:span text:style-name="T1817"><text:s/></text:span><text:span text:style-name="T1818">value</text:span><text:span text:style-name="T1819">=</text:span><text:span text:style-name="T1820">"true"</text:span><text:span text:style-name="T1821">/&gt;</text:span></text:p>
      <text:p text:style-name="P1822"><text:span text:style-name="T1823"><text:s text:c="2"/>&lt;</text:span><text:span text:style-name="T1824">property</text:span><text:span text:style-name="T1825"><text:s/></text:span><text:span text:style-name="T1826">name</text:span><text:span text:style-name="T1827">=</text:span><text:span text:style-name="T1828">"schedulerEventTypeName"</text:span><text:span text:style-name="T1829"><text:s/></text:span><text:span text:style-name="T1830">value</text:span><text:span text:style-name="T1831">=</text:span><text:span text:style-name="T1832">"Minu dokumentide teav</text:span><text:span text:style-name="T1833">i</text:span><text:span text:style-name="T1834">tus"</text:span><text:span text:style-name="T1835">/&gt;</text:span></text:p>
      <text:p text:style-name="P1836"><text:span text:style-name="T1837"><text:s text:c="2"/>&lt;</text:span><text:span text:style-name="T1838">property</text:span><text:span text:style-name="T1839"><text:s/></text:span><text:span text:style-name="T1840">name</text:span><text:span text:style-name="T1841">=</text:span><text:span text:style-name="T1842">"dvkResponseMessageStylesheet"</text:span><text:span text:style-name="T1843"><text:s text:c="5"/></text:span><text:span text:style-name="T1844">va</text:span><text:span text:style-name="T1845">l</text:span><text:span text:style-name="T1846">ue</text:span><text:span text:style-name="T1847">=</text:span><text:span text:style-name="T1848">"</text:span><text:span text:style-name="T1849">DVKresponseMessage.xsl</text:span><text:span text:style-name="T1850">"</text:span><text:span text:style-name="T1851">/&gt;</text:span></text:p>
      <text:p text:style-name="P1852"><text:span text:style-name="T1853"><text:s text:c="2"/>&lt;</text:span><text:span text:style-name="T1854">!-- Üldine kettamahu piirang ühe kasutaja kohta baitides --&gt;</text:span></text:p>
      <text:p text:style-name="P1855"><text:span text:style-name="T1856"><text:s text:c="2"/>&lt;</text:span><text:span text:style-name="T1857">property</text:span><text:span text:style-name="T1858"><text:s/></text:span><text:span text:style-name="T1859">name</text:span><text:span text:style-name="T1860">=</text:span><text:span text:style-name="T1861">"globalDiskQuota"</text:span><text:span text:style-name="T1862"><text:s/></text:span><text:span text:style-name="T1863">value</text:span><text:span text:style-name="T1864">=</text:span><text:span text:style-name="T1865">"10240000"</text:span><text:span text:style-name="T1866">/&gt;</text:span></text:p>
      <text:p text:style-name="P1867"><text:span text:style-name="T1868">&lt;/</text:span><text:span text:style-name="T1869">bean</text:span><text:span text:style-name="T1870">&gt;</text:span></text:p>
      <text:p text:style-name="Normal"/>
      <text:p text:style-name="Normal">Teavituskalendri teenuse nimetuse saad teada teavituskalendrist – tegemist on sama nimetusega, mida kuvatakse teavituste tellimise nimekirjas.</text:p>
      <text:p text:style-name="Normal"/>
      <text:p text:style-name="Normal"/>
      <text:p text:style-name="P1871">Teavituste väljasaatmise intervalli määramine (failis<text:s/><text:span text:style-name="T1872">adit-jobs.xml</text:span>):</text:p>
      <text:p text:style-name="P1873"><text:span text:style-name="T1874">&lt;</text:span><text:span text:style-name="T1875">bean</text:span><text:span text:style-name="T1876"><text:s/></text:span><text:span text:style-name="T1877">id</text:span><text:span text:style-name="T1878">=</text:span><text:span text:style-name="T1879">"notificationTrigger"</text:span><text:span text:style-name="T1880"><text:s/></text:span><text:span text:style-name="T1881">class</text:span><text:span text:style-name="T1882">=</text:span><text:span text:style-name="T1883">"org.springframework.scheduling.quartz.SimpleTriggerBean"</text:span><text:span text:style-name="T1884">&gt;</text:span></text:p>
      <text:p text:style-name="P1885"><text:span text:style-name="T1886"><text:s text:c="2"/>&lt;</text:span><text:span text:style-name="T1887">property</text:span><text:span text:style-name="T1888"><text:s/></text:span><text:span text:style-name="T1889">name</text:span><text:span text:style-name="T1890">=</text:span><text:span text:style-name="T1891">"jobDetail"</text:span><text:span text:style-name="T1892"><text:s/></text:span><text:span text:style-name="T1893">ref</text:span><text:span text:style-name="T1894">=</text:span><text:span text:style-name="T1895">"sendNotificationsJobDetails"</text:span><text:span text:style-name="T1896">/&gt;</text:span></text:p>
      <text:p text:style-name="P1897"><text:span text:style-name="T1898"><text:s text:c="2"/>&lt;!-- First send 10 minutes after server start --&gt;</text:span></text:p>
      <text:p text:style-name="P1899"><text:span text:style-name="T1900"><text:s text:c="2"/></text:span><text:span text:style-name="T1901">&lt;</text:span><text:span text:style-name="T1902">property</text:span><text:span text:style-name="T1903"><text:s/></text:span><text:span text:style-name="T1904">name</text:span><text:span text:style-name="T1905">=</text:span><text:span text:style-name="T1906">"startDelay"</text:span><text:span text:style-name="T1907"><text:s/></text:span><text:span text:style-name="T1908">value</text:span><text:span text:style-name="T1909">=</text:span><text:span text:style-name="T1910">"600000"</text:span><text:span text:style-name="T1911">/&gt;</text:span></text:p>
      <text:p text:style-name="P1912"><text:span text:style-name="T1913"><text:s text:c="2"/>&lt;!-- Repeat sending every 10 minutes --&gt;</text:span></text:p>
      <text:p text:style-name="P1914"><text:span text:style-name="T1915"><text:s text:c="2"/></text:span><text:span text:style-name="T1916">&lt;</text:span><text:span text:style-name="T1917">property</text:span><text:span text:style-name="T1918"><text:s/></text:span><text:span text:style-name="T1919">name</text:span><text:span text:style-name="T1920">=</text:span><text:span text:style-name="T1921">"repeatInterval"</text:span><text:span text:style-name="T1922"><text:s/></text:span><text:span text:style-name="T1923">value</text:span><text:span text:style-name="T1924">=</text:span><text:span text:style-name="T1925">"600000"</text:span><text:span text:style-name="T1926">/&gt;</text:span></text:p>
      <text:p text:style-name="P1927"><text:span text:style-name="T1928">&lt;/</text:span><text:span text:style-name="T1929">bean</text:span><text:span text:style-name="T1930">&gt;</text:span></text:p>
      <text:p text:style-name="Normal"/>
      <text:p text:style-name="Normal">Üldjuhul saadab ADIT<text:s/>andmekogu oma teavitudi välja reaalajas (s.t. vahetult pärast teavitatava sündmuse toimumist). Perioodiliselt saadetakse välja teavitusi, mille reaalajas saatmine mingil põhjusel ebaõnnestus.</text:p>
      <text:p text:style-name="Normal">Seadete<text:s/><text:span text:style-name="T1931">startDelay</text:span><text:s/>ja<text:s/><text:span text:style-name="T1932">repeatInterval</text:span><text:s/>väärtused on arvestatud<text:s/>millisekundites.</text:p>
      <text:p text:style-name="Normal"/>
      <text:p text:style-name="Normal"/>
      <text:p text:style-name="P1933">Väljuvate X-Tee päringute seadistamine failis<text:s/><text:span text:style-name="T1934">xtee.properties</text:span></text:p>
      <text:p text:style-name="P1935"><text:span text:style-name="T1936">institution=</text:span><text:span text:style-name="T1937">70006317</text:span></text:p>
      <text:p text:style-name="P1938"><text:span text:style-name="T1939">security.server=</text:span><text:span text:style-name="T1940">http</text:span><text:span text:style-name="T1941">:</text:span><text:span text:style-name="T1942">//turvaserver/cgi-bin/consumer_proxy</text:span></text:p>
      <text:p text:style-name="P1943"><text:span text:style-name="T1944">database=</text:span><text:span text:style-name="T1945">teavituskalender</text:span></text:p>
      <text:p text:style-name="P1946"><text:span text:style-name="T1947">method=</text:span><text:span text:style-name="T1948">lisaSyndmus</text:span></text:p>
      <text:p text:style-name="P1949"><text:span text:style-name="T1950">version=</text:span><text:span text:style-name="T1951">v1</text:span></text:p>
      <text:p text:style-name="P1952"><text:span text:style-name="T1953">idcode=</text:span><text:span text:style-name="T1954">00000000000</text:span></text:p>
      <text:p text:style-name="Normal"/>
      <text:p text:style-name="Normal"><text:span text:style-name="T1955">Failis<text:s/></text:span><text:span text:style-name="T1956">xtee.properties võib ignoreerida seadete<text:s/></text:span><text:span text:style-name="T1957">database</text:span><text:span text:style-name="T1958">,<text:s/></text:span><text:span text:style-name="T1959">method</text:span><text:span text:style-name="T1960"><text:s/>ja<text:s/></text:span><text:span text:style-name="T1961">version</text:span><text:span text:style-name="T1962"><text:s/>väärtusi, kuna need määrab ADIT iga teostatava päringu puhul automaatselt.</text:span></text:p>
      <text:p text:style-name="Normal"/>
      <text:h text:style-name="Heading1" text:outline-level="1"><text:bookmark-start text:name="_Toc275181522"/><text:bookmark-start text:name="_Toc275764727"/><text:bookmark-start text:name="_Toc275766004"/><text:bookmark-start text:name="_Toc275770864"/><text:bookmark-start text:name="_Toc275771647"/>Monitooringu rakendus ja rakenduse kontroll<text:bookmark-end text:name="_Toc275181522"/><text:bookmark-end text:name="_Toc275764727"/><text:bookmark-end text:name="_Toc275766004"/><text:bookmark-end text:name="_Toc275770864"/><text:bookmark-end text:name="_Toc275771647"/></text:h>
      <text:p text:style-name="Normal">Rakenduse esmaseks kontrolliks mine veebilehitsejaga aadressile<text:s/><text:a xlink:href="http://[SERVER]:[PORT]/adit" office:target-frame-name="_top" xlink:show="replace"><text:span text:style-name="Hyperlink">http://[SERVER]:[PORT]/adit</text:span></text:a><text:s/>. Siin asuvad viidad järgmistele rakenduse komponentidele:</text:p>
      <text:p text:style-name="Normal"/>
      <text:list text:style-name="LFO13" text:continue-numbering="true">
        <text:list-item>
          <text:p text:style-name="P1963">Rakenduse veebiteenuse aadress (<text:a xlink:href="http://[SERVER]:[PORT]/adit/service" office:target-frame-name="_top" xlink:show="replace"><text:span text:style-name="Hyperlink">http://[SERVER]:[PORT]/adit/service</text:span></text:a>)</text:p>
        </text:list-item>
        <text:list-item>
          <text:p text:style-name="P1964">Rakenduse veebiteenuse WSDL (<text:a xlink:href="http://[SERVER]:[PORT]/adit/service/adit.wsdl" office:target-frame-name="_top" xlink:show="replace"><text:span text:style-name="Hyperlink">http://[SERVER]:[PORT]/adit/service/adit.wsdl</text:span></text:a>)</text:p>
        </text:list-item>
        <text:list-item>
          <text:p text:style-name="P1965">Rakenduse monitooringuleht (<text:a xlink:href="http://[SERVER]:[PORT]/adit/monitor" office:target-frame-name="_top" xlink:show="replace"><text:span text:style-name="Hyperlink">http://[SERVER]:[PORT]/adit/monitor</text:span></text:a>)</text:p>
        </text:list-item>
      </text:list>
      <text:p text:style-name="Normal"/>
      <text:h text:style-name="P1966" text:outline-level="2"><text:bookmark-start text:name="_Toc275770865"/><text:bookmark-start text:name="_Toc275771648"/>Seadistamine<text:bookmark-end text:name="_Toc275770865"/><text:bookmark-end text:name="_Toc275771648"/></text:h>
      <text:p text:style-name="Normal"/>
      <text:p text:style-name="Normal">Monitooringurakenduse seadistamiseks on failis<text:s/><text:span text:style-name="T1967">adit-configuration.xml<text:s/></text:span>järgmine sektsioon:</text:p>
      <text:p text:style-name="Normal"/>
      <text:p text:style-name="P1968"><text:span text:style-name="T1969">&lt;</text:span><text:span text:style-name="T1970">bean</text:span><text:span text:style-name="T1971"><text:s/></text:span><text:span text:style-name="T1972">id</text:span><text:span text:style-name="T1973">=</text:span><text:span text:style-name="T1974">"monitorConfiguration"</text:span><text:span text:style-name="T1975"><text:s/></text:span><text:span text:style-name="T1976">class</text:span><text:span text:style-name="T1977">=</text:span><text:span text:style-name="T1978">"ee.adit.util.MonitorConfiguration"</text:span><text:span text:style-name="T1979">&gt;</text:span></text:p>
      <text:p text:style-name="P1980"><text:span text:style-name="T1981"><text:s text:c="2"/>&lt;</text:span><text:span text:style-name="T1982">property</text:span><text:span text:style-name="T1983"><text:s/></text:span><text:span text:style-name="T1984">name</text:span><text:span text:style-name="T1985">=</text:span><text:span text:style-name="T1986">"aditServiceUrl“ <text:s/></text:span><text:span text:style-name="T1987">value</text:span><text:span text:style-name="T1988">=</text:span><text:span text:style-name="T1989">"http://10.0.13.36:7020/adit/service"</text:span><text:span text:style-name="T1990"><text:s/></text:span><text:span text:style-name="T1991">/&gt;</text:span></text:p>
      <text:p text:style-name="P1992"><text:span text:style-name="T1993"><text:s text:c="2"/>&lt;</text:span><text:span text:style-name="T1994">property</text:span><text:span text:style-name="T1995"><text:s/></text:span><text:span text:style-name="T1996">name</text:span><text:span text:style-name="T1997">=</text:span><text:span text:style-name="T1998">"remoteApplicationShortName"</text:span><text:span text:style-name="T1999"><text:s/></text:span><text:span text:style-name="T2000">value</text:span><text:span text:style-name="T2001">=</text:span><text:span text:style-name="T2002">"MONITOR_TEST_APP"</text:span><text:span text:style-name="T2003"><text:s/></text:span><text:span text:style-name="T2004">/&gt;</text:span></text:p>
      <text:p text:style-name="P2005"><text:span text:style-name="T2006"><text:s text:c="2"/>&lt;</text:span><text:span text:style-name="T2007">property</text:span><text:span text:style-name="T2008"><text:s/></text:span><text:span text:style-name="T2009">name</text:span><text:span text:style-name="T2010">=</text:span><text:span text:style-name="T2011">"userCode"</text:span><text:span text:style-name="T2012"><text:s/></text:span><text:span text:style-name="T2013">value</text:span><text:span text:style-name="T2014">=</text:span><text:span text:style-name="T2015">"EE00000000000"</text:span><text:span text:style-name="T2016"><text:s/></text:span><text:span text:style-name="T2017">/&gt;</text:span></text:p>
      <text:p text:style-name="P2018"><text:span text:style-name="T2019"><text:s text:c="2"/>&lt;</text:span><text:span text:style-name="T2020">property</text:span><text:span text:style-name="T2021"><text:s/></text:span><text:span text:style-name="T2022">name</text:span><text:span text:style-name="T2023">=</text:span><text:span text:style-name="T2024">"institutionCode"</text:span><text:span text:style-name="T2025"><text:s/></text:span><text:span text:style-name="T2026">value</text:span><text:span text:style-name="T2027">=</text:span><text:span text:style-name="T2028">"123456789"</text:span><text:span text:style-name="T2029"><text:s/></text:span><text:span text:style-name="T2030">/&gt;</text:span></text:p>
      <text:p text:style-name="P2031"><text:span text:style-name="T2032"><text:s text:c="2"/>&lt;</text:span><text:span text:style-name="T2033">property</text:span><text:span text:style-name="T2034"><text:s/></text:span><text:span text:style-name="T2035">name</text:span><text:span text:style-name="T2036">=</text:span><text:span text:style-name="T2037">"testDocumentId</text:span><text:span text:style-name="T2038">"</text:span><text:span text:style-name="T2039"><text:s/></text:span><text:span text:style-name="T2040">value</text:span><text:span text:style-name="T2041">=</text:span><text:span text:style-name="T2042">"999999999999"</text:span><text:span text:style-name="T2043"><text:s/></text:span><text:span text:style-name="T2044">/&gt;</text:span></text:p>
      <text:p text:style-name="P2045"><text:span text:style-name="T2046"><text:s text:c="2"/>&lt;</text:span><text:span text:style-name="T2047">property</text:span><text:span text:style-name="T2048"><text:s/></text:span><text:span text:style-name="T2049">name</text:span><text:span text:style-name="T2050">=</text:span><text:span text:style-name="T2051">"dvkTestDocumentID"</text:span><text:span text:style-name="T2052"><text:s/></text:span><text:span text:style-name="T2053">value</text:span><text:span text:style-name="T2054">=</text:span><text:span text:style-name="T2055">"9999999999"</text:span><text:span text:style-name="T2056"><text:s/></text:span><text:span text:style-name="T2057">/&gt;</text:span></text:p>
      <text:p text:style-name="P2058"><text:span text:style-name="T2059"><text:s text:c="2"/>&lt;</text:span><text:span text:style-name="T2060">property</text:span><text:span text:style-name="T2061"><text:s/></text:span><text:span text:style-name="T2062">name</text:span><text:span text:style-name="T2063">=</text:span><text:span text:style-name="T2064">"testDocumentFileId"</text:span><text:span text:style-name="T2065"><text:s/></text:span><text:span text:style-name="T2066">value</text:span><text:span text:style-name="T2067">=</text:span><text:span text:style-name="T2068">"999999999999"</text:span><text:span text:style-name="T2069"><text:s/></text:span><text:span text:style-name="T2070">/&gt;</text:span></text:p>
      <text:p text:style-name="P2071"><text:span text:style-name="T2072"><text:s text:c="2"/>&lt;</text:span><text:span text:style-name="T2073">property</text:span><text:span text:style-name="T2074"><text:s/></text:span><text:span text:style-name="T2075">name</text:span><text:span text:style-name="T2076">=</text:span><text:span text:style-name="T2077">"testUserCode"</text:span><text:span text:style-name="T2078"><text:s/></text:span><text:span text:style-name="T2079">value</text:span><text:span text:style-name="T2080">=</text:span><text:span text:style-name="T2081">"EE00000000000"</text:span><text:span text:style-name="T2082"><text:s/></text:span><text:span text:style-name="T2083">/&gt;</text:span></text:p>
      <text:p text:style-name="P2084"><text:span text:style-name="T2085"><text:s text:c="2"/>&lt;</text:span><text:span text:style-name="T2086">property</text:span><text:span text:style-name="T2087"><text:s/></text:span><text:span text:style-name="T2088">name</text:span><text:span text:style-name="T2089">=</text:span><text:span text:style-name="T2090">"documentSaveInterval"</text:span><text:span text:style-name="T2091"><text:s/></text:span><text:span text:style-name="T2092">value</text:span><text:span text:style-name="T2093">=</text:span><text:span text:style-name="T2094">"60000"</text:span><text:span text:style-name="T2095"><text:s/></text:span><text:span text:style-name="T2096">/&gt;</text:span></text:p>
      <text:p text:style-name="P2097"><text:span text:style-name="T2098"><text:s text:c="2"/>&lt;</text:span><text:span text:style-name="T2099">property</text:span><text:span text:style-name="T2100"><text:s/></text:span><text:span text:style-name="T2101">name</text:span><text:span text:style-name="T2102">=</text:span><text:span text:style-name="T2103">"documentSendToDvkInterval"</text:span><text:span text:style-name="T2104"><text:s/></text:span><text:span text:style-name="T2105">value</text:span><text:span text:style-name="T2106">=</text:span><text:span text:style-name="T2107">"60000"</text:span><text:span text:style-name="T2108"><text:s/></text:span><text:span text:style-name="T2109">/&gt;</text:span></text:p>
      <text:p text:style-name="P2110"><text:span text:style-name="T2111"><text:s text:c="2"/>&lt;</text:span><text:span text:style-name="T2112">property</text:span><text:span text:style-name="T2113"><text:s/></text:span><text:span text:style-name="T2114">name</text:span><text:span text:style-name="T2115">=</text:span><text:span text:style-name="T2116">"documentSendToAditInterval"</text:span><text:span text:style-name="T2117"><text:s/></text:span><text:span text:style-name="T2118">value</text:span><text:span text:style-name="T2119">=</text:span><text:span text:style-name="T2120">"60000"</text:span><text:span text:style-name="T2121"><text:s/></text:span><text:span text:style-name="T2122">/&gt;</text:span></text:p>
      <text:p text:style-name="P2123"><text:span text:style-name="T2124"><text:s text:c="2"/>&lt;</text:span><text:span text:style-name="T2125">property</text:span><text:span text:style-name="T2126"><text:s/></text:span><text:span text:style-name="T2127">name</text:span><text:span text:style-name="T2128">=</text:span><text:span text:style-name="T2129">"notificationSendInterval"</text:span><text:span text:style-name="T2130"><text:s/></text:span><text:span text:style-name="T2131">value</text:span><text:span text:style-name="T2132">=</text:span><text:span text:style-name="T2133">"60000"</text:span><text:span text:style-name="T2134"><text:s/></text:span><text:span text:style-name="T2135">/&gt;</text:span></text:p>
      <text:p text:style-name="P2136"><text:span text:style-name="T2137"><text:s text:c="2"/>&lt;</text:span><text:span text:style-name="T2138">property</text:span><text:span text:style-name="T2139"><text:s/></text:span><text:span text:style-name="T2140">name</text:span><text:span text:style-name="T2141">=</text:span><text:span text:style-name="T2142">"errorInterval"</text:span><text:span text:style-name="T2143"><text:s/></text:span><text:span text:style-name="T2144">value</text:span><text:span text:style-name="T2145">=</text:span><text:span text:style-name="T2146">"60000"</text:span><text:span text:style-name="T2147"><text:s/></text:span><text:span text:style-name="T2148">/&gt;</text:span></text:p>
      <text:p text:style-name="P2149"><text:span text:style-name="T2150"><text:s text:c="2"/>&lt;</text:span><text:span text:style-name="T2151">property</text:span><text:span text:style-name="T2152"><text:s/></text:span><text:span text:style-name="T2153">name</text:span><text:span text:style-name="T2154">=</text:span><text:span text:style-name="T2155">"errorLevel"</text:span><text:span text:style-name="T2156"><text:s/></text:span><text:span text:style-name="T2157">value</text:span><text:span text:style-name="T2158">=</text:span><text:span text:style-name="T2159">"FATAL"</text:span><text:span text:style-name="T2160"><text:s/></text:span><text:span text:style-name="T2161">/&gt;</text:span></text:p>
      <text:p text:style-name="P2162"><text:span text:style-name="T2163">&lt;/</text:span><text:span text:style-name="T2164">bean</text:span><text:span text:style-name="T2165">&gt;</text:span></text:p>
      <text:p text:style-name="P2166"/>
      <text:p text:style-name="Normal"><text:span text:style-name="T2167">aditServiceUrl</text:span><text:span text:style-name="T2168"><text:s/>– adit teenuse URL. Kui tahetakse testida ka X-tee toimimist, siis võib siia määrata X-tee turvaserveri aadressi.</text:span></text:p>
      <text:p text:style-name="Normal"><text:span text:style-name="T2169">remoteApplicationShortName</text:span><text:span text:style-name="T2170"><text:s/>– monitooringupäringutes kasutatav välise infos</text:span><text:span text:style-name="T2171">üsteemi lüh</text:span><text:span text:style-name="T2172">i</text:span><text:span text:style-name="T2173">nimi. Vastava lühinimega infosüsteem peab olema registreeritud ADIT andmebaasis (REMOTE_APPLICATION).</text:span></text:p>
      <text:p text:style-name="Normal"><text:span text:style-name="T2174">userCode</text:span><text:span text:style-name="T2175"><text:s/>– monitooringupäringutes kasutatav kasutajakood, kelle nimel tehakse X-tee p</text:span><text:span text:style-name="T2176">ä</text:span><text:span text:style-name="T2177">ringuid. ADIT rakenduses peab olema registreeritud vasta</text:span><text:span text:style-name="T2178">v kasutaja (ADIT_USER).</text:span></text:p>
      <text:p text:style-name="Normal"><text:span text:style-name="T2179">institutionCode</text:span><text:span text:style-name="T2180"><text:s/>– monitooringupäringutes kasutatav asutuse kood.</text:span></text:p>
      <text:p text:style-name="Normal"><text:span text:style-name="T2181">testDocumentId</text:span><text:span text:style-name="T2182"><text:s/>– testdokumendi ID. Määratud ID-ga dokumenti kasutatakse monitooring</text:span><text:span text:style-name="T2183">u</text:span><text:span text:style-name="T2184">päringutes „saveDocument“ ja „getDocument“.</text:span></text:p>
      <text:p text:style-name="Normal"><text:span text:style-name="T2185">dvkTestDocumentID</text:span><text:span text:style-name="T2186"><text:s/>– DVK<text:s/></text:span><text:span text:style-name="T2187">Universaalkliendis oleva testdokumendi ID. Kasutatakse selleks, et kontrollida DVK liidest.</text:span></text:p>
      <text:p text:style-name="Normal"><text:span text:style-name="T2188">testDocumentFileId</text:span><text:span text:style-name="T2189"><text:s/>– monitooringupäringutes kasutatav testdokumendi faili ID.</text:span></text:p>
      <text:p text:style-name="Normal"><text:span text:style-name="T2190">testUserCode</text:span><text:span text:style-name="T2191"><text:s/>– monitooringupäringus „getUserInfo“ kasutatav kasutajakood – kasutaja, k</text:span><text:span text:style-name="T2192">e</text:span><text:span text:style-name="T2193">l</text:span><text:span text:style-name="T2194">le andmeid ADIT päringuga päritakse.</text:span></text:p>
      <text:p text:style-name="Normal"><text:span text:style-name="T2195">documentSaveInterval</text:span><text:span text:style-name="T2196"><text:s/>– intervall, mille jooksul testitakse dokumendi muutmise päringut (millisekundites)</text:span></text:p>
      <text:p text:style-name="Normal"><text:span text:style-name="T2197">documentSendToDvkInterval</text:span><text:span text:style-name="T2198"><text:s/>– intervall, mille jooksul testitakse dokumentide saatmist DVK-sse (millisekundites).</text:span></text:p>
      <text:p text:style-name="Normal"><text:span text:style-name="T2199">documentSendToAditInterval</text:span><text:span text:style-name="T2200"><text:s/>– intervall, mille jooksul testitakse dokumentide vastuvõtmist DVK-st (millisekundites).</text:span></text:p>
      <text:p text:style-name="Normal"><text:span text:style-name="T2201">notificationSendInterval</text:span><text:span text:style-name="T2202"><text:s/>– intervall, mille jooksul saadetakse teavitusi teavitusteenusele (millisekundites).</text:span></text:p>
      <text:p text:style-name="Normal"><text:span text:style-name="T2203">errorInterval</text:span><text:span text:style-name="T2204"><text:s/>– intervall, mil</text:span><text:span text:style-name="T2205">le jooksul kontrollitakse veateadete logitabelit.</text:span></text:p>
      <text:p text:style-name="Normal"><text:span text:style-name="T2206">errorLevel</text:span><text:span text:style-name="T2207"><text:s/>– määrab vaadeldavate vigade taseme vigade tabelis. Võimalikud väärtused – WARN, ERROR, FATAL.</text:span></text:p>
      <text:p text:style-name="P2208"/>
      <text:h text:style-name="P2209" text:outline-level="2"><text:bookmark-start text:name="_Toc275771649"/>Nagiose seaded<text:bookmark-end text:name="_Toc275771649"/></text:h>
      <text:h text:style-name="Heading3" text:outline-level="3"><text:bookmark-start text:name="_Toc275771650"/>Rakenduse log4j-nagiosappender seadistus<text:bookmark-end text:name="_Toc275771650"/></text:h>
      <text:p text:style-name="Standard">Nagiose NSCA teenus, kuulab mon1a.sise.kit<text:s/>(IP 10.0.5.10 – soovituslik on usaldada DNSi) ning TCP pordil 5667. Suhtluse krüpteerimiseks kasutatakse NSCA konfiguratsioonis 16 = RIJNDAEL-256 algoritmi. Ühtlasi tuleb defineerida ka parool, mida siinkohal ülesse ei märgi.</text:p>
      <text:h text:style-name="Heading3" text:outline-level="3"><text:bookmark-start text:name="_Toc275771651"/>Nagiose seadistus – passiivne<text:s/>monitoring<text:bookmark-end text:name="_Toc275771651"/></text:h>
      <text:p text:style-name="Standard">Nagioses on defineeritud teenuse template, adit-service3, milles määratakse active_check_enabled 0 parameetriga passiivne kontroll.</text:p>
      <text:p text:style-name="Standard">define service{<text:line-break/><text:s text:c="4"/>name <text:s text:c="34"/>adit-service3<text:line-break/><text:s text:c="4"/>use <text:s text:c="32"/><text:s text:c="5"/>generic-service-template1<text:line-break/><text:s text:c="4"/>check_period <text:s text:c="21"/>24x7<text:line-break/><text:s text:c="4"/>contact_groups <text:s text:c="18"/>adit-admins1<text:line-break/><text:s text:c="4"/>notifications_enabled <text:s text:c="8"/>1<text:line-break/><text:s text:c="4"/>notification_interval <text:s text:c="10"/>2880<text:line-break/><text:s text:c="4"/>notification_period <text:s text:c="12"/>16x7<text:line-break/><text:s text:c="4"/>active_checks_enabled <text:s text:c="6"/>0<text:line-break/><text:s text:c="4"/>max_check_attempts <text:s text:c="9"/>1<text:line-break/><text:s text:c="4"/>check_freshness <text:s text:c="16"/>1<text:line-break/><text:s text:c="4"/>freshness_threshold <text:s text:c="11"/>86400<text:line-break/><text:s text:c="4"/>check_command <text:s text:c="16"/>return-critical<text:line-break/><text:s text:c="4"/>register <text:s text:c="22"/><text:tab/><text:s/>0<text:line-break/>}</text:p>
      <text:p text:style-name="P2210"/>
      <text:p text:style-name="Standard">ADIT rakendusserverile seadistatakse teenus, mille nimelist peab edastama nagios appender.</text:p>
      <text:p text:style-name="Standard">define service{<text:line-break/><text:s text:c="4"/>use <text:s text:c="40"/>adit-service3<text:line-break/><text:s text:c="4"/>host_name <text:s text:c="28"/>adit.avalik.kit<text:line-break/><text:s text:c="4"/>service_description <text:s text:c="14"/>ADIT<text:line-break/><text:s text:c="4"/>check_command<text:s text:c="19"/>return-critical<text:line-break/>}</text:p>
      <text:p text:style-name="Normal"/>
      <text:h text:style-name="Heading3" text:outline-level="3"><text:bookmark-start text:name="_Toc275771652"/>Nagiose seadistus – aktiivne monitooring<text:bookmark-end text:name="_Toc275771652"/></text:h>
      <text:p text:style-name="Standard">Nagioses on defineeritud teenuse template, adit-service2.</text:p>
      <text:p text:style-name="Standard">define service{<text:line-break/><text:s text:c="4"/>name <text:s text:c="35"/><text:tab/>adit-service2<text:line-break/><text:s text:c="4"/>use <text:s text:c="36"/><text:s text:c="2"/><text:tab/><text:s/>generic-service-template1<text:line-break/><text:s text:c="4"/>check_period <text:s text:c="21"/><text:tab/>24x7<text:line-break/><text:s text:c="4"/>contact_groups <text:s text:c="17"/><text:tab/><text:s/>adit-admins1<text:line-break/><text:s text:c="4"/>notifications_enabled <text:s text:c="8"/><text:tab/>1<text:line-break/><text:s text:c="4"/>notification_interval <text:s text:c="10"/><text:tab/>2880<text:line-break/><text:s text:c="4"/>notification_period <text:s text:c="12"/><text:tab/>16x7<text:line-break/><text:s text:c="4"/>register <text:s text:c="22"/><text:tab/><text:s/><text:tab/>0<text:line-break/>}</text:p>
      <text:p text:style-name="Standard">ADIT rakendusserverile on defineeritud teenused, mida soovitakse kontrollida.</text:p>
      <text:p text:style-name="Standard">define service{<text:line-break/><text:s text:c="4"/>use <text:s text:c="42"/>adit-service2<text:line-break/><text:s text:c="4"/>host_name <text:s text:c="28"/>adit.avalik.kit<text:line-break/><text:s text:c="4"/>service_description <text:s text:c="14"/>ADIT_active_check<text:line-break/><text:s text:c="4"/>check_command <text:s text:c="18"/>check_http<text:line-break/>}</text:p>
      <text:p text:style-name="P2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tru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tru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tru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fo:hyphenate="tru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tru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="Cambria" fo:font-size="11pt" style:font-size-asian="11pt" style:font-size-complex="11pt" fo:hyphenate="true"/>
    </style: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notetext" style:display-name="note text" style:family="paragraph">
      <style:text-properties fo:hyphenate="true"/>
    </style:style>
    <style:style style:name="notetext_1" style:display-name="note text_1" style:family="paragraph">
      <style:text-properties fo:hyphenate="true"/>
    </style:style>
    <style:style style:name="Title" style:display-name="Title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Subtitle" style:display-name="Subtitle" style:family="paragraph" style:parent-style-name="Normal" style:next-style-name="Normal" style:default-outline-level="2">
      <style:paragraph-properties fo:text-align="center" fo:margin-bottom="0.0416in"/>
      <style:text-properties style:font-name="Cambria" fo:hyphenate="true"/>
    </style:style>
    <style:style style:name="NoSpacing" style:display-name="No Spacing" style:family="paragraph" style:parent-style-name="Normal">
      <style:text-properties style:font-size-complex="16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fo:hyphenate="true"/>
    </style:style>
    <style:style style:name="IntenseQuote" style:display-name="Intense Quote" style:family="paragraph" style:parent-style-name="Normal" style:next-style-name="Normal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notereference" style:display-name="note reference" style:family="text"/>
    <style:style style:name="notereference_1" style:display-name="note reference_1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/>
    </style:style>
    <style:style style:name="Heading7Char" style:display-name="Heading 7 Char" style:family="text" style:parent-style-name="DefaultParagraphFont">
      <style:text-properties fo:font-size="12pt" style:font-size-asian="12pt" style:font-size-complex="12pt"/>
    </style:style>
    <style:style style:name="Heading8Char" style:display-name="Heading 8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/>
    </style:style>
    <style:style style:name="TitleChar" style:display-name="Title Char" style:family="text" style:parent-style-name="DefaultParagraphFon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SubtitleChar" style:display-name="Subtitle Char" style:family="text" style:parent-style-name="DefaultParagraphFont">
      <style:text-properties style:font-name="Cambria" style:font-name-asian="Times New Roma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="Calibri" fo:font-weight="bold" style:font-weight-asian="bold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fo:font-style="italic" style:font-style-asian="italic" fo:font-size="12pt" style:font-size-asian="12pt" style:font-size-complex="12pt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fo:font-size="12pt" style:font-size-asian="12pt"/>
    </style:style>
    <style:style style:name="SubtleEmphasis" style:display-name="Subtle Emphasis" style:family="text">
      <style:text-properties fo:font-style="italic" style:font-style-asian="italic" fo:color="#5A5A5A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SubtleReference" style:display-name="Subtle Reference" style:family="text" style:parent-style-name="DefaultParagraphFon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="Cambria" style:font-name-asian="Times New Roman" fo:font-weight="bold" style:font-weight-asian="bold" fo:font-style="italic" style:font-style-asian="italic"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2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Header">ADIT<text:s/>– paigaldusjuhend<text:tab/><text:tab/>Versioon 1.4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oss</meta:initial-creator>
    <dc:creator>Marko Kurm</dc:creator>
    <meta:creation-date>2010-08-08T09:17:00Z</meta:creation-date>
    <dc:date>2010-10-25T09:05:00Z</dc:date>
    <meta:template xlink:href="Normal.dotm" xlink:type="simple"/>
    <meta:editing-cycles>626</meta:editing-cycles>
    <meta:editing-duration>PT37140S</meta:editing-duration>
    <meta:user-defined meta:name="Info 1"/>
    <meta:user-defined meta:name="Info 2"/>
    <meta:user-defined meta:name="Info 3"/>
    <meta:user-defined meta:name="Info 4"/>
    <meta:document-statistic meta:page-count="19" meta:paragraph-count="62" meta:word-count="4580" meta:character-count="31084" meta:row-count="221" meta:non-whitespace-character-count="26566"/>
  </office:meta>
</office:document-meta>
</file>